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rey Perry</text:p>
          </table:table-cell>
          <table:table-cell office:value-type="float" office:value="8625000">
            <text:p>8625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yan Getzlaf</text:p>
          </table:table-cell>
          <table:table-cell office:value-type="float" office:value="8250000">
            <text:p>825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yan Kesler</text:p>
          </table:table-cell>
          <table:table-cell office:value-type="float" office:value="5000000">
            <text:p>500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Andrew Cogliano</text:p>
          </table:table-cell>
          <table:table-cell office:value-type="float" office:value="3000000">
            <text:p>300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ate Thompson</text:p>
          </table:table-cell>
          <table:table-cell office:value-type="float" office:value="1600000">
            <text:p>160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Kyle Palmieri</text:p>
          </table:table-cell>
          <table:table-cell office:value-type="float" office:value="1466667">
            <text:p>1466667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tt Beleskey</text:p>
          </table:table-cell>
          <table:table-cell office:value-type="float" office:value="1350000">
            <text:p>135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ny Heatley</text:p>
          </table:table-cell>
          <table:table-cell office:value-type="float" office:value="1000000">
            <text:p>1000000</text:p>
          </table:table-cell>
          <table:table-cell office:value-type="string">
            <text:p>Duc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Emerson Etem</text:p>
          </table:table-cell>
          <table:table-cell office:value-type="float" office:value="870000">
            <text:p>87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Silfverberg</text:p>
          </table:table-cell>
          <table:table-cell office:value-type="float" office:value="850500">
            <text:p>850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Jackman</text:p>
          </table:table-cell>
          <table:table-cell office:value-type="float" office:value="637500">
            <text:p>637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Maroon</text:p>
          </table:table-cell>
          <table:table-cell office:value-type="float" office:value="575000">
            <text:p>575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S.-Pelly</text:p>
          </table:table-cell>
          <table:table-cell office:value-type="string">
            <text:p>Not signed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ku Koivu</text:p>
          </table:table-cell>
          <table:table-cell office:value-type="string">
            <text:p>Not signed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m Fowler</text:p>
          </table:table-cell>
          <table:table-cell office:value-type="float" office:value="4000000">
            <text:p>40000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heldon Souray</text:p>
          </table:table-cell>
          <table:table-cell office:value-type="float" office:value="3666667">
            <text:p>3666667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F. Beauchemin</text:p>
          </table:table-cell>
          <table:table-cell office:value-type="float" office:value="3500000">
            <text:p>35000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yan Allen</text:p>
          </table:table-cell>
          <table:table-cell office:value-type="float" office:value="3500000">
            <text:p>35000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layton Stoner</text:p>
          </table:table-cell>
          <table:table-cell office:value-type="float" office:value="3250000">
            <text:p>32500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k Fistric</text:p>
          </table:table-cell>
          <table:table-cell office:value-type="float" office:value="1266667">
            <text:p>1266667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ami Vatanen</text:p>
          </table:table-cell>
          <table:table-cell office:value-type="float" office:value="1262500">
            <text:p>12625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en Lovejoy</text:p>
          </table:table-cell>
          <table:table-cell office:value-type="float" office:value="1100000">
            <text:p>1100000</text:p>
          </table:table-cell>
          <table:table-cell office:value-type="string">
            <text:p>D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Hampus Lindholm</text:p>
          </table:table-cell>
          <table:table-cell office:value-type="float" office:value="894167">
            <text:p>8941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. Andersen</text:p>
          </table:table-cell>
          <table:table-cell office:value-type="float" office:value="1150000">
            <text:p>11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Labarbera</text:p>
          </table:table-cell>
          <table:table-cell office:value-type="float" office:value="750000">
            <text:p>7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Manson</text:p>
          </table:table-cell>
          <table:table-cell office:value-type="float" office:value="925000">
            <text:p>925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olas Kerdiles</text:p>
          </table:table-cell>
          <table:table-cell office:value-type="float" office:value="925000">
            <text:p>925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Wagner</text:p>
          </table:table-cell>
          <table:table-cell office:value-type="float" office:value="900000">
            <text:p>90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kard Rakell</text:p>
          </table:table-cell>
          <table:table-cell office:value-type="float" office:value="894167">
            <text:p>8941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hea Theodore</text:p>
          </table:table-cell>
          <table:table-cell office:value-type="float" office:value="894167">
            <text:p>8941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fan Noesen</text:p>
          </table:table-cell>
          <table:table-cell office:value-type="float" office:value="863333">
            <text:p>863333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illiam Karlsson</text:p>
          </table:table-cell>
          <table:table-cell office:value-type="float" office:value="830833">
            <text:p>830833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arles Sarault</text:p>
          </table:table-cell>
          <table:table-cell office:value-type="float" office:value="806667">
            <text:p>8066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Sorensen</text:p>
          </table:table-cell>
          <table:table-cell office:value-type="float" office:value="803333">
            <text:p>803333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ycob Megna</text:p>
          </table:table-cell>
          <table:table-cell office:value-type="float" office:value="786667">
            <text:p>7866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 Friberg</text:p>
          </table:table-cell>
          <table:table-cell office:value-type="float" office:value="776667">
            <text:p>7766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Gagne</text:p>
          </table:table-cell>
          <table:table-cell office:value-type="float" office:value="767500">
            <text:p>767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Cramarossa</text:p>
          </table:table-cell>
          <table:table-cell office:value-type="float" office:value="752500">
            <text:p>752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Gibson</text:p>
          </table:table-cell>
          <table:table-cell office:value-type="float" office:value="721667">
            <text:p>7216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Whitney</text:p>
          </table:table-cell>
          <table:table-cell office:value-type="float" office:value="717500">
            <text:p>717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Bailey</text:p>
          </table:table-cell>
          <table:table-cell office:value-type="float" office:value="692500">
            <text:p>6925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nton Helgesen</text:p>
          </table:table-cell>
          <table:table-cell office:value-type="float" office:value="626667">
            <text:p>626667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O'Brien</text:p>
          </table:table-cell>
          <table:table-cell office:value-type="float" office:value="618333">
            <text:p>618333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Faragher</text:p>
          </table:table-cell>
          <table:table-cell office:value-type="float" office:value="615000">
            <text:p>615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Kurtz</text:p>
          </table:table-cell>
          <table:table-cell office:value-type="float" office:value="600000">
            <text:p>60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sse Blacker</text:p>
          </table:table-cell>
          <table:table-cell office:value-type="float" office:value="550000">
            <text:p>5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 Clark</text:p>
          </table:table-cell>
          <table:table-cell office:value-type="float" office:value="550000">
            <text:p>5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ouis Leblanc</text:p>
          </table:table-cell>
          <table:table-cell office:value-type="float" office:value="550000">
            <text:p>5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gor Bobkov</text:p>
          </table:table-cell>
          <table:table-cell office:value-type="float" office:value="550000">
            <text:p>5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Laganiere</text:p>
          </table:table-cell>
          <table:table-cell office:value-type="float" office:value="550000">
            <text:p>550000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 Petersson</text:p>
          </table:table-cell>
          <table:table-cell office:value-type="string">
            <text:p>Not signed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olan Yonkman</text:p>
          </table:table-cell>
          <table:table-cell office:value-type="string">
            <text:p>Not signed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Steckel</text:p>
          </table:table-cell>
          <table:table-cell office:value-type="string">
            <text:p>Not signed</text:p>
          </table:table-cell>
          <table:table-cell office:value-type="string">
            <text:p>D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e Bergeron</text:p>
          </table:table-cell>
          <table:table-cell office:value-type="float" office:value="6500000">
            <text:p>6500000</text:p>
          </table:table-cell>
          <table:table-cell office:value-type="string">
            <text:p>Br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ilan Lucic</text:p>
          </table:table-cell>
          <table:table-cell office:value-type="float" office:value="6000000">
            <text:p>6000000</text:p>
          </table:table-cell>
          <table:table-cell office:value-type="string">
            <text:p>Br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David Krejci</text:p>
          </table:table-cell>
          <table:table-cell office:value-type="float" office:value="5250000">
            <text:p>525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ad Marchand</text:p>
          </table:table-cell>
          <table:table-cell office:value-type="float" office:value="4500000">
            <text:p>45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Loui Eriksson</text:p>
          </table:table-cell>
          <table:table-cell office:value-type="float" office:value="4250000">
            <text:p>425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rc Savard</text:p>
          </table:table-cell>
          <table:table-cell office:value-type="float" office:value="4027143">
            <text:p>4027143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hris Kelly</text:p>
          </table:table-cell>
          <table:table-cell office:value-type="float" office:value="3000000">
            <text:p>30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Gregory Campbell</text:p>
          </table:table-cell>
          <table:table-cell office:value-type="float" office:value="1600000">
            <text:p>16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niel Paille</text:p>
          </table:table-cell>
          <table:table-cell office:value-type="float" office:value="1300000">
            <text:p>13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arl Soderberg</text:p>
          </table:table-cell>
          <table:table-cell office:value-type="float" office:value="1008333">
            <text:p>1008333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rdan Caron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ustin Florek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eilly Smith</text:p>
          </table:table-cell>
          <table:table-cell office:value-type="string">
            <text:p>Not signed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deno Chara</text:p>
          </table:table-cell>
          <table:table-cell office:value-type="float" office:value="6916667">
            <text:p>6916667</text:p>
          </table:table-cell>
          <table:table-cell office:value-type="string">
            <text:p>Bruin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. Seidenberg</text:p>
          </table:table-cell>
          <table:table-cell office:value-type="float" office:value="4000000">
            <text:p>4000000</text:p>
          </table:table-cell>
          <table:table-cell office:value-type="string">
            <text:p>Bruin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hnny Boychuk</text:p>
          </table:table-cell>
          <table:table-cell office:value-type="float" office:value="3366667">
            <text:p>3366667</text:p>
          </table:table-cell>
          <table:table-cell office:value-type="string">
            <text:p>Bruin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dam McQuaid</text:p>
          </table:table-cell>
          <table:table-cell office:value-type="float" office:value="1566667">
            <text:p>1566667</text:p>
          </table:table-cell>
          <table:table-cell office:value-type="string">
            <text:p>Bruin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Bartkowski</text:p>
          </table:table-cell>
          <table:table-cell office:value-type="float" office:value="1250000">
            <text:p>1250000</text:p>
          </table:table-cell>
          <table:table-cell office:value-type="string">
            <text:p>Bruin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ougie Hamilton</text:p>
          </table:table-cell>
          <table:table-cell office:value-type="float" office:value="894167">
            <text:p>894167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an Miller</text:p>
          </table:table-cell>
          <table:table-cell office:value-type="float" office:value="800000">
            <text:p>8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rey Krug</text:p>
          </table:table-cell>
          <table:table-cell office:value-type="string">
            <text:p>Not signed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ey Potter</text:p>
          </table:table-cell>
          <table:table-cell office:value-type="string">
            <text:p>Not signed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uukka Rask</text:p>
          </table:table-cell>
          <table:table-cell office:value-type="float" office:value="7000000">
            <text:p>7000000</text:p>
          </table:table-cell>
          <table:table-cell office:value-type="string">
            <text:p>Bruin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iklas Svedberg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Pastrnak</text:p>
          </table:table-cell>
          <table:table-cell office:value-type="float" office:value="925000">
            <text:p>925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Ferlin</text:p>
          </table:table-cell>
          <table:table-cell office:value-type="float" office:value="875000">
            <text:p>875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Morrow</text:p>
          </table:table-cell>
          <table:table-cell office:value-type="float" office:value="863333">
            <text:p>863333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lcolm Subban</text:p>
          </table:table-cell>
          <table:table-cell office:value-type="float" office:value="863333">
            <text:p>863333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Lindblad</text:p>
          </table:table-cell>
          <table:table-cell office:value-type="float" office:value="833750">
            <text:p>83375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Camara</text:p>
          </table:table-cell>
          <table:table-cell office:value-type="float" office:value="817500">
            <text:p>8175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inus Arnesson</text:p>
          </table:table-cell>
          <table:table-cell office:value-type="float" office:value="817500">
            <text:p>8175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Casto</text:p>
          </table:table-cell>
          <table:table-cell office:value-type="float" office:value="792500">
            <text:p>7925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Khokhlachev</text:p>
          </table:table-cell>
          <table:table-cell office:value-type="float" office:value="786667">
            <text:p>786667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red Knight</text:p>
          </table:table-cell>
          <table:table-cell office:value-type="float" office:value="760000">
            <text:p>76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Spooner</text:p>
          </table:table-cell>
          <table:table-cell office:value-type="float" office:value="760000">
            <text:p>76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th Griffith</text:p>
          </table:table-cell>
          <table:table-cell office:value-type="float" office:value="759167">
            <text:p>759167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Fallstrom</text:p>
          </table:table-cell>
          <table:table-cell office:value-type="float" office:value="727500">
            <text:p>7275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Sexton</text:p>
          </table:table-cell>
          <table:table-cell office:value-type="float" office:value="690000">
            <text:p>69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Morrison</text:p>
          </table:table-cell>
          <table:table-cell office:value-type="float" office:value="645000">
            <text:p>645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Trotman</text:p>
          </table:table-cell>
          <table:table-cell office:value-type="float" office:value="625000">
            <text:p>625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Breen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Warsofsky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raig Cunningham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my Cross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bby Robins</text:p>
          </table:table-cell>
          <table:table-cell office:value-type="float" office:value="600000">
            <text:p>60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 Flick</text:p>
          </table:table-cell>
          <table:table-cell office:value-type="float" office:value="599167">
            <text:p>599167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Randell</text:p>
          </table:table-cell>
          <table:table-cell office:value-type="float" office:value="575000">
            <text:p>575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emy Smith</text:p>
          </table:table-cell>
          <table:table-cell office:value-type="float" office:value="550000">
            <text:p>550000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Fraser</text:p>
          </table:table-cell>
          <table:table-cell office:value-type="string">
            <text:p>Not signed</text:p>
          </table:table-cell>
          <table:table-cell office:value-type="string">
            <text:p>Br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Moulson</text:p>
          </table:table-cell>
          <table:table-cell office:value-type="float" office:value="5000000">
            <text:p>500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yler Ennis</text:p>
          </table:table-cell>
          <table:table-cell office:value-type="float" office:value="4600000">
            <text:p>460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ody Hodgson</text:p>
          </table:table-cell>
          <table:table-cell office:value-type="float" office:value="4250000">
            <text:p>425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ian Gionta</text:p>
          </table:table-cell>
          <table:table-cell office:value-type="float" office:value="4250000">
            <text:p>425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hris Stewart</text:p>
          </table:table-cell>
          <table:table-cell office:value-type="float" office:value="4150000">
            <text:p>415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rew Stafford</text:p>
          </table:table-cell>
          <table:table-cell office:value-type="float" office:value="4000000">
            <text:p>400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orrey Mitchell</text:p>
          </table:table-cell>
          <table:table-cell office:value-type="float" office:value="1900000">
            <text:p>190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rcus Foligno</text:p>
          </table:table-cell>
          <table:table-cell office:value-type="float" office:value="1875000">
            <text:p>1875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ody McCormick</text:p>
          </table:table-cell>
          <table:table-cell office:value-type="float" office:value="1500000">
            <text:p>150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atrick Kaleta</text:p>
          </table:table-cell>
          <table:table-cell office:value-type="float" office:value="1250000">
            <text:p>1250000</text:p>
          </table:table-cell>
          <table:table-cell office:value-type="string">
            <text:p>Sabr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am Reinhart</text:p>
          </table:table-cell>
          <table:table-cell office:value-type="float" office:value="925000">
            <text:p>92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. Girgensons</text:p>
          </table:table-cell>
          <table:table-cell office:value-type="float" office:value="894167">
            <text:p>8941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Flynn</text:p>
          </table:table-cell>
          <table:table-cell office:value-type="float" office:value="637500">
            <text:p>6375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enon Konopka</text:p>
          </table:table-cell>
          <table:table-cell office:value-type="string">
            <text:p>Not signed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Myers</text:p>
          </table:table-cell>
          <table:table-cell office:value-type="float" office:value="5500000">
            <text:p>5500000</text:p>
          </table:table-cell>
          <table:table-cell office:value-type="string">
            <text:p>Sabr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j Meszaros</text:p>
          </table:table-cell>
          <table:table-cell office:value-type="float" office:value="4125000">
            <text:p>4125000</text:p>
          </table:table-cell>
          <table:table-cell office:value-type="string">
            <text:p>Sabr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sh Gorges</text:p>
          </table:table-cell>
          <table:table-cell office:value-type="float" office:value="3900000">
            <text:p>3900000</text:p>
          </table:table-cell>
          <table:table-cell office:value-type="string">
            <text:p>Sabr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ike Weber</text:p>
          </table:table-cell>
          <table:table-cell office:value-type="float" office:value="1666667">
            <text:p>1666667</text:p>
          </table:table-cell>
          <table:table-cell office:value-type="string">
            <text:p>Sabr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. Ristolainen</text:p>
          </table:table-cell>
          <table:table-cell office:value-type="float" office:value="925000">
            <text:p>92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e McCabe</text:p>
          </table:table-cell>
          <table:table-cell office:value-type="float" office:value="925000">
            <text:p>92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 Benoit</text:p>
          </table:table-cell>
          <table:table-cell office:value-type="float" office:value="800000">
            <text:p>80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ad Ruhwedel</text:p>
          </table:table-cell>
          <table:table-cell office:value-type="float" office:value="650000">
            <text:p>65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enrik Tallinder</text:p>
          </table:table-cell>
          <table:table-cell office:value-type="string">
            <text:p>Not signed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ie McBain</text:p>
          </table:table-cell>
          <table:table-cell office:value-type="string">
            <text:p>Not signed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l Neuvirth</text:p>
          </table:table-cell>
          <table:table-cell office:value-type="float" office:value="2500000">
            <text:p>2500000</text:p>
          </table:table-cell>
          <table:table-cell office:value-type="string">
            <text:p>Sabr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honas Enroth</text:p>
          </table:table-cell>
          <table:table-cell office:value-type="float" office:value="1250000">
            <text:p>1250000</text:p>
          </table:table-cell>
          <table:table-cell office:value-type="string">
            <text:p>Sabr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. Ehrhoff</text:p>
          </table:table-cell>
          <table:table-cell office:value-type="float" office:value="0">
            <text:p>0</text:p>
          </table:table-cell>
          <table:table-cell office:value-type="string">
            <text:p>Sabres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string">
            <text:p>Ville Leino</text:p>
          </table:table-cell>
          <table:table-cell office:value-type="float" office:value="0">
            <text:p>0</text:p>
          </table:table-cell>
          <table:table-cell office:value-type="string">
            <text:p>Sabres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string">
            <text:p>M. Grigorenko</text:p>
          </table:table-cell>
          <table:table-cell office:value-type="float" office:value="925000">
            <text:p>92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Schaller</text:p>
          </table:table-cell>
          <table:table-cell office:value-type="float" office:value="925000">
            <text:p>92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l Armia</text:p>
          </table:table-cell>
          <table:table-cell office:value-type="float" office:value="894167">
            <text:p>8941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ita Zadorov</text:p>
          </table:table-cell>
          <table:table-cell office:value-type="float" office:value="894167">
            <text:p>8941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Pysyk</text:p>
          </table:table-cell>
          <table:table-cell office:value-type="float" office:value="870000">
            <text:p>87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inus Ullmark</text:p>
          </table:table-cell>
          <table:table-cell office:value-type="float" office:value="775833">
            <text:p>775833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an Larsson</text:p>
          </table:table-cell>
          <table:table-cell office:value-type="float" office:value="763333">
            <text:p>763333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hew Hackett</text:p>
          </table:table-cell>
          <table:table-cell office:value-type="float" office:value="750750">
            <text:p>75075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Baptiste</text:p>
          </table:table-cell>
          <table:table-cell office:value-type="float" office:value="740000">
            <text:p>74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illiam Carrier</text:p>
          </table:table-cell>
          <table:table-cell office:value-type="float" office:value="710556">
            <text:p>710556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 Dalpe</text:p>
          </table:table-cell>
          <table:table-cell office:value-type="float" office:value="700000">
            <text:p>70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son Strachan</text:p>
          </table:table-cell>
          <table:table-cell office:value-type="float" office:value="650000">
            <text:p>65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ke Adam</text:p>
          </table:table-cell>
          <table:table-cell office:value-type="float" office:value="650000">
            <text:p>65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Kea</text:p>
          </table:table-cell>
          <table:table-cell office:value-type="float" office:value="646667">
            <text:p>6466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S.-Thomas</text:p>
          </table:table-cell>
          <table:table-cell office:value-type="float" office:value="640000">
            <text:p>64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DesLauriers</text:p>
          </table:table-cell>
          <table:table-cell office:value-type="float" office:value="637500">
            <text:p>6375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G.-Leduc</text:p>
          </table:table-cell>
          <table:table-cell office:value-type="float" office:value="635000">
            <text:p>635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y Austin</text:p>
          </table:table-cell>
          <table:table-cell office:value-type="float" office:value="626667">
            <text:p>6266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Catenacci</text:p>
          </table:table-cell>
          <table:table-cell office:value-type="float" office:value="611667">
            <text:p>6116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Sundher</text:p>
          </table:table-cell>
          <table:table-cell office:value-type="float" office:value="610000">
            <text:p>61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Jacobs</text:p>
          </table:table-cell>
          <table:table-cell office:value-type="float" office:value="591667">
            <text:p>5916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han Lieuwen</text:p>
          </table:table-cell>
          <table:table-cell office:value-type="float" office:value="588333">
            <text:p>588333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 Varone</text:p>
          </table:table-cell>
          <table:table-cell office:value-type="float" office:value="586667">
            <text:p>586667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y Makarov</text:p>
          </table:table-cell>
          <table:table-cell office:value-type="float" office:value="580556">
            <text:p>580556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Ellis</text:p>
          </table:table-cell>
          <table:table-cell office:value-type="float" office:value="550000">
            <text:p>55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ew Bagnall</text:p>
          </table:table-cell>
          <table:table-cell office:value-type="float" office:value="550000">
            <text:p>550000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Crawford</text:p>
          </table:table-cell>
          <table:table-cell office:value-type="string">
            <text:p>Not signed</text:p>
          </table:table-cell>
          <table:table-cell office:value-type="string">
            <text:p>Sabr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iri Hudler</text:p>
          </table:table-cell>
          <table:table-cell office:value-type="float" office:value="4000000">
            <text:p>400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vid Jones</text:p>
          </table:table-cell>
          <table:table-cell office:value-type="float" office:value="4000000">
            <text:p>400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son Raymond</text:p>
          </table:table-cell>
          <table:table-cell office:value-type="float" office:value="3150000">
            <text:p>315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tt Stajan</text:p>
          </table:table-cell>
          <table:table-cell office:value-type="float" office:value="3125000">
            <text:p>3125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urtis Glencross</text:p>
          </table:table-cell>
          <table:table-cell office:value-type="float" office:value="2550000">
            <text:p>255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ael Backlund</text:p>
          </table:table-cell>
          <table:table-cell office:value-type="float" office:value="1500000">
            <text:p>150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e Colborne</text:p>
          </table:table-cell>
          <table:table-cell office:value-type="float" office:value="1275000">
            <text:p>1275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ndon Bollig</text:p>
          </table:table-cell>
          <table:table-cell office:value-type="float" office:value="1250000">
            <text:p>1250000</text:p>
          </table:table-cell>
          <table:table-cell office:value-type="string">
            <text:p>Flam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ean Monahan</text:p>
          </table:table-cell>
          <table:table-cell office:value-type="float" office:value="925000">
            <text:p>92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ny Gaudreau</text:p>
          </table:table-cell>
          <table:table-cell office:value-type="float" office:value="925000">
            <text:p>92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ance Bouma</text:p>
          </table:table-cell>
          <table:table-cell office:value-type="float" office:value="775000">
            <text:p>77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vin Setoguchi</text:p>
          </table:table-cell>
          <table:table-cell office:value-type="float" office:value="750000">
            <text:p>75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McGrattan</text:p>
          </table:table-cell>
          <table:table-cell office:value-type="float" office:value="750000">
            <text:p>75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ul Byron</text:p>
          </table:table-cell>
          <table:table-cell office:value-type="float" office:value="600000">
            <text:p>60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Westgarth</text:p>
          </table:table-cell>
          <table:table-cell office:value-type="string">
            <text:p>Not signed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nnis Wideman</text:p>
          </table:table-cell>
          <table:table-cell office:value-type="float" office:value="5250000">
            <text:p>5250000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k Giordano</text:p>
          </table:table-cell>
          <table:table-cell office:value-type="float" office:value="4020000">
            <text:p>4020000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Ladislav Smid</text:p>
          </table:table-cell>
          <table:table-cell office:value-type="float" office:value="3500000">
            <text:p>3500000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eryk Engelland</text:p>
          </table:table-cell>
          <table:table-cell office:value-type="float" office:value="2916667">
            <text:p>2916667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ris Russell</text:p>
          </table:table-cell>
          <table:table-cell office:value-type="float" office:value="2600000">
            <text:p>2600000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.J. Brodie</text:p>
          </table:table-cell>
          <table:table-cell office:value-type="float" office:value="2125000">
            <text:p>2125000</text:p>
          </table:table-cell>
          <table:table-cell office:value-type="string">
            <text:p>Flam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nas Hiller</text:p>
          </table:table-cell>
          <table:table-cell office:value-type="float" office:value="4500000">
            <text:p>4500000</text:p>
          </table:table-cell>
          <table:table-cell office:value-type="string">
            <text:p>Flam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Karri Ramo</text:p>
          </table:table-cell>
          <table:table-cell office:value-type="float" office:value="2750000">
            <text:p>2750000</text:p>
          </table:table-cell>
          <table:table-cell office:value-type="string">
            <text:p>Flam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. Wotherspoon</text:p>
          </table:table-cell>
          <table:table-cell office:value-type="float" office:value="925000">
            <text:p>92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Jooris</text:p>
          </table:table-cell>
          <table:table-cell office:value-type="float" office:value="925000">
            <text:p>92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 Bennett</text:p>
          </table:table-cell>
          <table:table-cell office:value-type="float" office:value="925000">
            <text:p>92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Van Brabant</text:p>
          </table:table-cell>
          <table:table-cell office:value-type="float" office:value="912500">
            <text:p>9125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ban Knight</text:p>
          </table:table-cell>
          <table:table-cell office:value-type="float" office:value="900000">
            <text:p>90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ven Baertschi</text:p>
          </table:table-cell>
          <table:table-cell office:value-type="float" office:value="894167">
            <text:p>8941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Sieloff</text:p>
          </table:table-cell>
          <table:table-cell office:value-type="float" office:value="894167">
            <text:p>8941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organ Klimchuk</text:p>
          </table:table-cell>
          <table:table-cell office:value-type="float" office:value="894167">
            <text:p>8941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mile Poirier</text:p>
          </table:table-cell>
          <table:table-cell office:value-type="float" office:value="894167">
            <text:p>8941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ill Arnold</text:p>
          </table:table-cell>
          <table:table-cell office:value-type="float" office:value="887500">
            <text:p>8875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Wolf</text:p>
          </table:table-cell>
          <table:table-cell office:value-type="float" office:value="867500">
            <text:p>8675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Hanowski</text:p>
          </table:table-cell>
          <table:table-cell office:value-type="float" office:value="850500">
            <text:p>8505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nneth Agostino</text:p>
          </table:table-cell>
          <table:table-cell office:value-type="float" office:value="845000">
            <text:p>84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us Granlund</text:p>
          </table:table-cell>
          <table:table-cell office:value-type="float" office:value="767500">
            <text:p>7675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na Acolatse</text:p>
          </table:table-cell>
          <table:table-cell office:value-type="float" office:value="700000">
            <text:p>70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Ramage</text:p>
          </table:table-cell>
          <table:table-cell office:value-type="float" office:value="690000">
            <text:p>69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egan Kanzig</text:p>
          </table:table-cell>
          <table:table-cell office:value-type="float" office:value="661667">
            <text:p>6616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Cundari</text:p>
          </table:table-cell>
          <table:table-cell office:value-type="float" office:value="660000">
            <text:p>66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Kulak</text:p>
          </table:table-cell>
          <table:table-cell office:value-type="float" office:value="656667">
            <text:p>6566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Culkin</text:p>
          </table:table-cell>
          <table:table-cell office:value-type="float" office:value="656667">
            <text:p>656667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 Reinhart</text:p>
          </table:table-cell>
          <table:table-cell office:value-type="float" office:value="618333">
            <text:p>618333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Ferland</text:p>
          </table:table-cell>
          <table:table-cell office:value-type="float" office:value="612222">
            <text:p>612222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i Ortio</text:p>
          </table:table-cell>
          <table:table-cell office:value-type="float" office:value="600000">
            <text:p>60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urner Elson</text:p>
          </table:table-cell>
          <table:table-cell office:value-type="float" office:value="565000">
            <text:p>565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Thiessen</text:p>
          </table:table-cell>
          <table:table-cell office:value-type="float" office:value="550000">
            <text:p>550000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ad Billins</text:p>
          </table:table-cell>
          <table:table-cell office:value-type="string">
            <text:p>Not signed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livier Roy</text:p>
          </table:table-cell>
          <table:table-cell office:value-type="string">
            <text:p>Not signed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Martin</text:p>
          </table:table-cell>
          <table:table-cell office:value-type="string">
            <text:p>Not signed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Eddy</text:p>
          </table:table-cell>
          <table:table-cell office:value-type="string">
            <text:p>Not signed</text:p>
          </table:table-cell>
          <table:table-cell office:value-type="string">
            <text:p>Flam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Staal</text:p>
          </table:table-cell>
          <table:table-cell office:value-type="float" office:value="8250000">
            <text:p>8250000</text:p>
          </table:table-cell>
          <table:table-cell office:value-type="string">
            <text:p>Hurrican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lexander Semin</text:p>
          </table:table-cell>
          <table:table-cell office:value-type="float" office:value="7000000">
            <text:p>7000000</text:p>
          </table:table-cell>
          <table:table-cell office:value-type="string">
            <text:p>Hurrican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rdan Staal</text:p>
          </table:table-cell>
          <table:table-cell office:value-type="float" office:value="6000000">
            <text:p>6000000</text:p>
          </table:table-cell>
          <table:table-cell office:value-type="string">
            <text:p>Hurricane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Jeff Skinner</text:p>
          </table:table-cell>
          <table:table-cell office:value-type="float" office:value="5725000">
            <text:p>5725000</text:p>
          </table:table-cell>
          <table:table-cell office:value-type="string">
            <text:p>Hurricane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Jiri Tlusty</text:p>
          </table:table-cell>
          <table:table-cell office:value-type="float" office:value="2950000">
            <text:p>2950000</text:p>
          </table:table-cell>
          <table:table-cell office:value-type="string">
            <text:p>Hurricane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Nathan Gerbe</text:p>
          </table:table-cell>
          <table:table-cell office:value-type="float" office:value="1750000">
            <text:p>1750000</text:p>
          </table:table-cell>
          <table:table-cell office:value-type="string">
            <text:p>Hurricane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Jay McClement</text:p>
          </table:table-cell>
          <table:table-cell office:value-type="float" office:value="1000000">
            <text:p>1000000</text:p>
          </table:table-cell>
          <table:table-cell office:value-type="string">
            <text:p>Hurricane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Elias Lindholm</text:p>
          </table:table-cell>
          <table:table-cell office:value-type="float" office:value="925000">
            <text:p>92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Dwyer</text:p>
          </table:table-cell>
          <table:table-cell office:value-type="float" office:value="900000">
            <text:p>9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Malone</text:p>
          </table:table-cell>
          <table:table-cell office:value-type="float" office:value="650000">
            <text:p>65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ley Nash</text:p>
          </table:table-cell>
          <table:table-cell office:value-type="float" office:value="575000">
            <text:p>57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i Loktionov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ayson Bowman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adek Dvorak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Faulk</text:p>
          </table:table-cell>
          <table:table-cell office:value-type="float" office:value="4833333">
            <text:p>4833333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. Liles</text:p>
          </table:table-cell>
          <table:table-cell office:value-type="float" office:value="3875000">
            <text:p>3875000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on Hainsey</text:p>
          </table:table-cell>
          <table:table-cell office:value-type="float" office:value="2833333">
            <text:p>2833333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j Sekera</text:p>
          </table:table-cell>
          <table:table-cell office:value-type="float" office:value="2750000">
            <text:p>2750000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y Harrison</text:p>
          </table:table-cell>
          <table:table-cell office:value-type="float" office:value="1500000">
            <text:p>1500000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im Gleason</text:p>
          </table:table-cell>
          <table:table-cell office:value-type="float" office:value="1200000">
            <text:p>1200000</text:p>
          </table:table-cell>
          <table:table-cell office:value-type="string">
            <text:p>Hurrican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Murphy</text:p>
          </table:table-cell>
          <table:table-cell office:value-type="float" office:value="863333">
            <text:p>8633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Bellemore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i Pitkanen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Komisarek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m Ward</text:p>
          </table:table-cell>
          <table:table-cell office:value-type="float" office:value="6300000">
            <text:p>6300000</text:p>
          </table:table-cell>
          <table:table-cell office:value-type="string">
            <text:p>Hurrican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Anton Khudobin</text:p>
          </table:table-cell>
          <table:table-cell office:value-type="float" office:value="2250000">
            <text:p>2250000</text:p>
          </table:table-cell>
          <table:table-cell office:value-type="string">
            <text:p>Hurrican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uomo Ruutu</text:p>
          </table:table-cell>
          <table:table-cell office:value-type="float" office:value="950000">
            <text:p>950000</text:p>
          </table:table-cell>
          <table:table-cell office:value-type="string">
            <text:p>Hurricanes</text:p>
          </table:table-cell>
          <table:table-cell office:value-type="string">
            <text:p>Retained Transactions</text:p>
          </table:table-cell>
        </table:table-row>
        <table:table-row table:style-name="ro1">
          <table:table-cell office:value-type="string">
            <text:p>Haydn Fleury</text:p>
          </table:table-cell>
          <table:table-cell office:value-type="float" office:value="925000">
            <text:p>92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Di Giuseppe</text:p>
          </table:table-cell>
          <table:table-cell office:value-type="float" office:value="817500">
            <text:p>8175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ock McGinn</text:p>
          </table:table-cell>
          <table:table-cell office:value-type="float" office:value="811667">
            <text:p>811667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ny Biega</text:p>
          </table:table-cell>
          <table:table-cell office:value-type="float" office:value="755000">
            <text:p>75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egan Lowe</text:p>
          </table:table-cell>
          <table:table-cell office:value-type="float" office:value="738333">
            <text:p>7383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Altshuller</text:p>
          </table:table-cell>
          <table:table-cell office:value-type="float" office:value="728333">
            <text:p>7283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an Woods</text:p>
          </table:table-cell>
          <table:table-cell office:value-type="float" office:value="725000">
            <text:p>72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ctor Rask</text:p>
          </table:table-cell>
          <table:table-cell office:value-type="float" office:value="680833">
            <text:p>6808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evor Carrick</text:p>
          </table:table-cell>
          <table:table-cell office:value-type="float" office:value="675000">
            <text:p>67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k Karlsson</text:p>
          </table:table-cell>
          <table:table-cell office:value-type="float" office:value="661667">
            <text:p>661667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Brown</text:p>
          </table:table-cell>
          <table:table-cell office:value-type="float" office:value="652500">
            <text:p>6525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nnis Robertson</text:p>
          </table:table-cell>
          <table:table-cell office:value-type="float" office:value="622500">
            <text:p>6225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ustin Levi</text:p>
          </table:table-cell>
          <table:table-cell office:value-type="float" office:value="608333">
            <text:p>6083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Boychuk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Terry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ew MacIntyre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eg Nemisz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Holmstrom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Shugg</text:p>
          </table:table-cell>
          <table:table-cell office:value-type="float" office:value="600000">
            <text:p>60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ter Sandlak</text:p>
          </table:table-cell>
          <table:table-cell office:value-type="float" office:value="595000">
            <text:p>59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Tolchinsky</text:p>
          </table:table-cell>
          <table:table-cell office:value-type="float" office:value="591667">
            <text:p>591667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ody Sutter</text:p>
          </table:table-cell>
          <table:table-cell office:value-type="float" office:value="576667">
            <text:p>576667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asmus Rissanen</text:p>
          </table:table-cell>
          <table:table-cell office:value-type="float" office:value="575000">
            <text:p>575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au Schmitz</text:p>
          </table:table-cell>
          <table:table-cell office:value-type="float" office:value="558333">
            <text:p>558333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l Jordan</text:p>
          </table:table-cell>
          <table:table-cell office:value-type="float" office:value="550000">
            <text:p>55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red Staal</text:p>
          </table:table-cell>
          <table:table-cell office:value-type="float" office:value="550000">
            <text:p>550000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aron Palushaj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Blanchard</text:p>
          </table:table-cell>
          <table:table-cell office:value-type="string">
            <text:p>Not signed</text:p>
          </table:table-cell>
          <table:table-cell office:value-type="string">
            <text:p>Hurrican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Kane</text:p>
          </table:table-cell>
          <table:table-cell office:value-type="float" office:value="6300000">
            <text:p>63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Jonathan Toews</text:p>
          </table:table-cell>
          <table:table-cell office:value-type="float" office:value="6300000">
            <text:p>63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Patrick Sharp</text:p>
          </table:table-cell>
          <table:table-cell office:value-type="float" office:value="5900000">
            <text:p>59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Marian Hossa</text:p>
          </table:table-cell>
          <table:table-cell office:value-type="float" office:value="5275000">
            <text:p>5275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yan Bickell</text:p>
          </table:table-cell>
          <table:table-cell office:value-type="float" office:value="4000000">
            <text:p>4000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Kris Versteeg</text:p>
          </table:table-cell>
          <table:table-cell office:value-type="float" office:value="2200000">
            <text:p>2200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ad Richards</text:p>
          </table:table-cell>
          <table:table-cell office:value-type="float" office:value="2000000">
            <text:p>2000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Andrew Shaw</text:p>
          </table:table-cell>
          <table:table-cell office:value-type="float" office:value="2000000">
            <text:p>2000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en Smith</text:p>
          </table:table-cell>
          <table:table-cell office:value-type="float" office:value="1500000">
            <text:p>1500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rcus Kruger</text:p>
          </table:table-cell>
          <table:table-cell office:value-type="float" office:value="1325000">
            <text:p>1325000</text:p>
          </table:table-cell>
          <table:table-cell office:value-type="string">
            <text:p>Blackhawk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euvo Teravainen</text:p>
          </table:table-cell>
          <table:table-cell office:value-type="float" office:value="894167">
            <text:p>8941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emy Morin</text:p>
          </table:table-cell>
          <table:table-cell office:value-type="float" office:value="800000">
            <text:p>80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Saad</text:p>
          </table:table-cell>
          <table:table-cell office:value-type="float" office:value="764167">
            <text:p>7641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Regin</text:p>
          </table:table-cell>
          <table:table-cell office:value-type="float" office:value="650000">
            <text:p>65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l Handzus</text:p>
          </table:table-cell>
          <table:table-cell office:value-type="string">
            <text:p>Not signed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t Seabrook</text:p>
          </table:table-cell>
          <table:table-cell office:value-type="float" office:value="5800000">
            <text:p>5800000</text:p>
          </table:table-cell>
          <table:table-cell office:value-type="string">
            <text:p>Blackhaw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uncan Keith</text:p>
          </table:table-cell>
          <table:table-cell office:value-type="float" office:value="5538462">
            <text:p>5538462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N. Hjalmarsson</text:p>
          </table:table-cell>
          <table:table-cell office:value-type="float" office:value="4100000">
            <text:p>41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Johnny Oduya</text:p>
          </table:table-cell>
          <table:table-cell office:value-type="float" office:value="3375000">
            <text:p>3375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Nick Leddy</text:p>
          </table:table-cell>
          <table:table-cell office:value-type="float" office:value="2700000">
            <text:p>27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Michal Rozsival</text:p>
          </table:table-cell>
          <table:table-cell office:value-type="float" office:value="2200000">
            <text:p>2200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David Rundblad</text:p>
          </table:table-cell>
          <table:table-cell office:value-type="float" office:value="785000">
            <text:p>785000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. Brookbank</text:p>
          </table:table-cell>
          <table:table-cell office:value-type="string">
            <text:p>Not signed</text:p>
          </table:table-cell>
          <table:table-cell office:value-type="string">
            <text:p>Blackhawk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Corey Crawford</text:p>
          </table:table-cell>
          <table:table-cell office:value-type="float" office:value="6000000">
            <text:p>6000000</text:p>
          </table:table-cell>
          <table:table-cell office:value-type="string">
            <text:p>Blackhaw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Antti Raanta</text:p>
          </table:table-cell>
          <table:table-cell office:value-type="float" office:value="750000">
            <text:p>75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Khabibulin</text:p>
          </table:table-cell>
          <table:table-cell office:value-type="string">
            <text:p>Not signed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Carey</text:p>
          </table:table-cell>
          <table:table-cell office:value-type="float" office:value="925000">
            <text:p>925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. Van Riemsdyk</text:p>
          </table:table-cell>
          <table:table-cell office:value-type="float" office:value="925000">
            <text:p>925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Hartman</text:p>
          </table:table-cell>
          <table:table-cell office:value-type="float" office:value="894167">
            <text:p>8941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lip Danault</text:p>
          </table:table-cell>
          <table:table-cell office:value-type="float" office:value="863333">
            <text:p>863333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McNeill</text:p>
          </table:table-cell>
          <table:table-cell office:value-type="float" office:value="863333">
            <text:p>863333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phen Johns</text:p>
          </table:table-cell>
          <table:table-cell office:value-type="float" office:value="800000">
            <text:p>80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nnis Rasmussen</text:p>
          </table:table-cell>
          <table:table-cell office:value-type="float" office:value="792500">
            <text:p>7925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Clendening</text:p>
          </table:table-cell>
          <table:table-cell office:value-type="float" office:value="742500">
            <text:p>7425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illon Fournier</text:p>
          </table:table-cell>
          <table:table-cell office:value-type="float" office:value="709167">
            <text:p>7091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Brisebois</text:p>
          </table:table-cell>
          <table:table-cell office:value-type="float" office:value="655000">
            <text:p>655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Broadhurst</text:p>
          </table:table-cell>
          <table:table-cell office:value-type="float" office:value="643333">
            <text:p>643333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 Ross</text:p>
          </table:table-cell>
          <table:table-cell office:value-type="float" office:value="636667">
            <text:p>6366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nt Simpson</text:p>
          </table:table-cell>
          <table:table-cell office:value-type="float" office:value="631667">
            <text:p>6316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ktor Svedberg</text:p>
          </table:table-cell>
          <table:table-cell office:value-type="float" office:value="620000">
            <text:p>62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c Carruth</text:p>
          </table:table-cell>
          <table:table-cell office:value-type="float" office:value="616667">
            <text:p>6166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akim Nordstrom</text:p>
          </table:table-cell>
          <table:table-cell office:value-type="float" office:value="616667">
            <text:p>616667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las Dahlbeck</text:p>
          </table:table-cell>
          <table:table-cell office:value-type="float" office:value="613333">
            <text:p>613333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yle Cumiskey</text:p>
          </table:table-cell>
          <table:table-cell office:value-type="float" office:value="600000">
            <text:p>60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ew LeBlanc</text:p>
          </table:table-cell>
          <table:table-cell office:value-type="float" office:value="575000">
            <text:p>575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Darling</text:p>
          </table:table-cell>
          <table:table-cell office:value-type="float" office:value="570000">
            <text:p>57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Mashinter</text:p>
          </table:table-cell>
          <table:table-cell office:value-type="float" office:value="562500">
            <text:p>5625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Bass</text:p>
          </table:table-cell>
          <table:table-cell office:value-type="float" office:value="550000">
            <text:p>55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Leighton</text:p>
          </table:table-cell>
          <table:table-cell office:value-type="float" office:value="550000">
            <text:p>55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Labrie</text:p>
          </table:table-cell>
          <table:table-cell office:value-type="float" office:value="550000">
            <text:p>550000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heo Peckham</text:p>
          </table:table-cell>
          <table:table-cell office:value-type="string">
            <text:p>Not signed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Mills</text:p>
          </table:table-cell>
          <table:table-cell office:value-type="string">
            <text:p>Not signed</text:p>
          </table:table-cell>
          <table:table-cell office:value-type="string">
            <text:p>Blackhaw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Duchene</text:p>
          </table:table-cell>
          <table:table-cell office:value-type="float" office:value="6000000">
            <text:p>6000000</text:p>
          </table:table-cell>
          <table:table-cell office:value-type="string">
            <text:p>Avalanche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yan O'Reilly</text:p>
          </table:table-cell>
          <table:table-cell office:value-type="float" office:value="6000000">
            <text:p>6000000</text:p>
          </table:table-cell>
          <table:table-cell office:value-type="string">
            <text:p>Avalanche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G. Landeskog</text:p>
          </table:table-cell>
          <table:table-cell office:value-type="float" office:value="5571429">
            <text:p>5571429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rome Iginla</text:p>
          </table:table-cell>
          <table:table-cell office:value-type="float" office:value="5333333">
            <text:p>5333333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niel Briere</text:p>
          </table:table-cell>
          <table:table-cell office:value-type="float" office:value="4000000">
            <text:p>400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Alex Tanguay</text:p>
          </table:table-cell>
          <table:table-cell office:value-type="float" office:value="3500000">
            <text:p>350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mie McGinn</text:p>
          </table:table-cell>
          <table:table-cell office:value-type="float" office:value="2950000">
            <text:p>295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hn Mitchell</text:p>
          </table:table-cell>
          <table:table-cell office:value-type="float" office:value="1800000">
            <text:p>180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xime Talbot</text:p>
          </table:table-cell>
          <table:table-cell office:value-type="float" office:value="1750000">
            <text:p>175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ody McLeod</text:p>
          </table:table-cell>
          <table:table-cell office:value-type="float" office:value="1150000">
            <text:p>115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P. Bordeleau</text:p>
          </table:table-cell>
          <table:table-cell office:value-type="float" office:value="1000000">
            <text:p>1000000</text:p>
          </table:table-cell>
          <table:table-cell office:value-type="string">
            <text:p>Avalanch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athan MacKinnon</text:p>
          </table:table-cell>
          <table:table-cell office:value-type="float" office:value="925000">
            <text:p>925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sse Winchester</text:p>
          </table:table-cell>
          <table:table-cell office:value-type="float" office:value="900000">
            <text:p>90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Cliche</text:p>
          </table:table-cell>
          <table:table-cell office:value-type="float" office:value="700000">
            <text:p>70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k Johnson</text:p>
          </table:table-cell>
          <table:table-cell office:value-type="float" office:value="3750000">
            <text:p>375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ad Stuart</text:p>
          </table:table-cell>
          <table:table-cell office:value-type="float" office:value="3600000">
            <text:p>360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n Hejda</text:p>
          </table:table-cell>
          <table:table-cell office:value-type="float" office:value="3250000">
            <text:p>325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yson Barrie</text:p>
          </table:table-cell>
          <table:table-cell office:value-type="float" office:value="2600000">
            <text:p>260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Wilson</text:p>
          </table:table-cell>
          <table:table-cell office:value-type="float" office:value="2250000">
            <text:p>225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Nate Guenin</text:p>
          </table:table-cell>
          <table:table-cell office:value-type="float" office:value="800000">
            <text:p>80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Zach Redmond</text:p>
          </table:table-cell>
          <table:table-cell office:value-type="float" office:value="750000">
            <text:p>75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Nick Holden</text:p>
          </table:table-cell>
          <table:table-cell office:value-type="float" office:value="600000">
            <text:p>600000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ory Sarich</text:p>
          </table:table-cell>
          <table:table-cell office:value-type="string">
            <text:p>Not signed</text:p>
          </table:table-cell>
          <table:table-cell office:value-type="string">
            <text:p>Avalanche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emyon Varlamov</text:p>
          </table:table-cell>
          <table:table-cell office:value-type="float" office:value="5900000">
            <text:p>5900000</text:p>
          </table:table-cell>
          <table:table-cell office:value-type="string">
            <text:p>Avalanche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eto Berra</text:p>
          </table:table-cell>
          <table:table-cell office:value-type="float" office:value="1450000">
            <text:p>1450000</text:p>
          </table:table-cell>
          <table:table-cell office:value-type="string">
            <text:p>Avalanche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hris Bigras</text:p>
          </table:table-cell>
          <table:table-cell office:value-type="float" office:value="874167">
            <text:p>8741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uncan Siemens</text:p>
          </table:table-cell>
          <table:table-cell office:value-type="float" office:value="863333">
            <text:p>863333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y Hishon</text:p>
          </table:table-cell>
          <table:table-cell office:value-type="float" office:value="850500">
            <text:p>8505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fan Elliott</text:p>
          </table:table-cell>
          <table:table-cell office:value-type="float" office:value="850500">
            <text:p>8505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tchell Heard</text:p>
          </table:table-cell>
          <table:table-cell office:value-type="float" office:value="836667">
            <text:p>836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vin Pickard</text:p>
          </table:table-cell>
          <table:table-cell office:value-type="float" office:value="813333">
            <text:p>813333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ul Carey</text:p>
          </table:table-cell>
          <table:table-cell office:value-type="float" office:value="715000">
            <text:p>715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i Aittokallio</text:p>
          </table:table-cell>
          <table:table-cell office:value-type="float" office:value="683333">
            <text:p>683333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uno Gervais</text:p>
          </table:table-cell>
          <table:table-cell office:value-type="float" office:value="650000">
            <text:p>65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Street</text:p>
          </table:table-cell>
          <table:table-cell office:value-type="float" office:value="650000">
            <text:p>65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Bourke</text:p>
          </table:table-cell>
          <table:table-cell office:value-type="float" office:value="631667">
            <text:p>631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Smith</text:p>
          </table:table-cell>
          <table:table-cell office:value-type="float" office:value="628333">
            <text:p>628333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 Noreau</text:p>
          </table:table-cell>
          <table:table-cell office:value-type="float" office:value="625000">
            <text:p>625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rna Rendulic</text:p>
          </table:table-cell>
          <table:table-cell office:value-type="float" office:value="622500">
            <text:p>6225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t Meurs</text:p>
          </table:table-cell>
          <table:table-cell office:value-type="float" office:value="621667">
            <text:p>621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Corbett</text:p>
          </table:table-cell>
          <table:table-cell office:value-type="float" office:value="616667">
            <text:p>616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nnis Everberg</text:p>
          </table:table-cell>
          <table:table-cell office:value-type="float" office:value="612500">
            <text:p>6125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arl Stollery</text:p>
          </table:table-cell>
          <table:table-cell office:value-type="float" office:value="605000">
            <text:p>605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evor Cheek</text:p>
          </table:table-cell>
          <table:table-cell office:value-type="float" office:value="598333">
            <text:p>598333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briel Beaupre</text:p>
          </table:table-cell>
          <table:table-cell office:value-type="float" office:value="591667">
            <text:p>591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Agozzino</text:p>
          </table:table-cell>
          <table:table-cell office:value-type="float" office:value="590000">
            <text:p>59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us Lauridsen</text:p>
          </table:table-cell>
          <table:table-cell office:value-type="float" office:value="590000">
            <text:p>5900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uel Henley</text:p>
          </table:table-cell>
          <table:table-cell office:value-type="float" office:value="586667">
            <text:p>586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man Will</text:p>
          </table:table-cell>
          <table:table-cell office:value-type="float" office:value="572500">
            <text:p>572500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Sgarbossa</text:p>
          </table:table-cell>
          <table:table-cell office:value-type="float" office:value="556667">
            <text:p>556667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ieran Millan</text:p>
          </table:table-cell>
          <table:table-cell office:value-type="string">
            <text:p>Not signed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T. Wyman</text:p>
          </table:table-cell>
          <table:table-cell office:value-type="string">
            <text:p>Not signed</text:p>
          </table:table-cell>
          <table:table-cell office:value-type="string">
            <text:p>Avalanche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han Horton</text:p>
          </table:table-cell>
          <table:table-cell office:value-type="float" office:value="5300000">
            <text:p>5300000</text:p>
          </table:table-cell>
          <table:table-cell office:value-type="string">
            <text:p>Bluejack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 office:value-type="string">
            <text:p>Bluejack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ndon Dubinsky</text:p>
          </table:table-cell>
          <table:table-cell office:value-type="float" office:value="4200000">
            <text:p>4200000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Artem Anisimov</text:p>
          </table:table-cell>
          <table:table-cell office:value-type="float" office:value="3283333">
            <text:p>3283333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ick Foligno</text:p>
          </table:table-cell>
          <table:table-cell office:value-type="float" office:value="3083333">
            <text:p>3083333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red Boll</text:p>
          </table:table-cell>
          <table:table-cell office:value-type="float" office:value="1700000">
            <text:p>1700000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rk Letestu</text:p>
          </table:table-cell>
          <table:table-cell office:value-type="float" office:value="1250000">
            <text:p>1250000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am Atkinson</text:p>
          </table:table-cell>
          <table:table-cell office:value-type="float" office:value="1150000">
            <text:p>1150000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tt Calvert</text:p>
          </table:table-cell>
          <table:table-cell office:value-type="float" office:value="987500">
            <text:p>987500</text:p>
          </table:table-cell>
          <table:table-cell office:value-type="string">
            <text:p>Bluejacket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. Hjalmarsson</text:p>
          </table:table-cell>
          <table:table-cell office:value-type="float" office:value="925000">
            <text:p>92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one Jenner</text:p>
          </table:table-cell>
          <table:table-cell office:value-type="float" office:value="778333">
            <text:p>778333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Gibbons</text:p>
          </table:table-cell>
          <table:table-cell office:value-type="float" office:value="750000">
            <text:p>75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ey Tropp</text:p>
          </table:table-cell>
          <table:table-cell office:value-type="float" office:value="625000">
            <text:p>62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Johansen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Wisniewski</text:p>
          </table:table-cell>
          <table:table-cell office:value-type="float" office:value="5500000">
            <text:p>5500000</text:p>
          </table:table-cell>
          <table:table-cell office:value-type="string">
            <text:p>Bluejack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Fedor Tyutin</text:p>
          </table:table-cell>
          <table:table-cell office:value-type="float" office:value="4500000">
            <text:p>4500000</text:p>
          </table:table-cell>
          <table:table-cell office:value-type="string">
            <text:p>Bluejack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ck Johnson</text:p>
          </table:table-cell>
          <table:table-cell office:value-type="float" office:value="4357143">
            <text:p>4357143</text:p>
          </table:table-cell>
          <table:table-cell office:value-type="string">
            <text:p>Bluejack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vid Savard</text:p>
          </table:table-cell>
          <table:table-cell office:value-type="float" office:value="1300000">
            <text:p>1300000</text:p>
          </table:table-cell>
          <table:table-cell office:value-type="string">
            <text:p>Bluejack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lton Prout</text:p>
          </table:table-cell>
          <table:table-cell office:value-type="float" office:value="1075000">
            <text:p>1075000</text:p>
          </table:table-cell>
          <table:table-cell office:value-type="string">
            <text:p>Bluejack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Murray</text:p>
          </table:table-cell>
          <table:table-cell office:value-type="float" office:value="894167">
            <text:p>894167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Erixon</text:p>
          </table:table-cell>
          <table:table-cell office:value-type="float" office:value="600000">
            <text:p>60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rgei Bobrovsky</text:p>
          </table:table-cell>
          <table:table-cell office:value-type="float" office:value="5625000">
            <text:p>5625000</text:p>
          </table:table-cell>
          <table:table-cell office:value-type="string">
            <text:p>Bluejacket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. McElhinney</text:p>
          </table:table-cell>
          <table:table-cell office:value-type="float" office:value="650000">
            <text:p>650000</text:p>
          </table:table-cell>
          <table:table-cell office:value-type="string">
            <text:p>Bluejacket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Marko Dano</text:p>
          </table:table-cell>
          <table:table-cell office:value-type="float" office:value="925000">
            <text:p>92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Wennberg</text:p>
          </table:table-cell>
          <table:table-cell office:value-type="float" office:value="925000">
            <text:p>92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rby Rychel</text:p>
          </table:table-cell>
          <table:table-cell office:value-type="float" office:value="894167">
            <text:p>894167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ry D'Amigo</text:p>
          </table:table-cell>
          <table:table-cell office:value-type="float" office:value="850500">
            <text:p>8505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scar Dansk</text:p>
          </table:table-cell>
          <table:table-cell office:value-type="float" office:value="775833">
            <text:p>775833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onas Korpisalo</text:p>
          </table:table-cell>
          <table:table-cell office:value-type="float" office:value="742500">
            <text:p>7425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.J. Tynan</text:p>
          </table:table-cell>
          <table:table-cell office:value-type="float" office:value="717500">
            <text:p>7175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Chaput</text:p>
          </table:table-cell>
          <table:table-cell office:value-type="float" office:value="706667">
            <text:p>706667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Anderson</text:p>
          </table:table-cell>
          <table:table-cell office:value-type="float" office:value="678333">
            <text:p>678333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. Bjorkstrand</text:p>
          </table:table-cell>
          <table:table-cell office:value-type="float" office:value="678333">
            <text:p>678333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Zaar</text:p>
          </table:table-cell>
          <table:table-cell office:value-type="float" office:value="666667">
            <text:p>666667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a Tyrell</text:p>
          </table:table-cell>
          <table:table-cell office:value-type="float" office:value="655000">
            <text:p>65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on Forsberg</text:p>
          </table:table-cell>
          <table:table-cell office:value-type="float" office:value="655000">
            <text:p>65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Goloubef</text:p>
          </table:table-cell>
          <table:table-cell office:value-type="float" office:value="625000">
            <text:p>625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ustin Madaisky</text:p>
          </table:table-cell>
          <table:table-cell office:value-type="float" office:value="621667">
            <text:p>621667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an Collins</text:p>
          </table:table-cell>
          <table:table-cell office:value-type="float" office:value="620000">
            <text:p>62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kas Sedlak</text:p>
          </table:table-cell>
          <table:table-cell office:value-type="float" office:value="613333">
            <text:p>613333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Craig</text:p>
          </table:table-cell>
          <table:table-cell office:value-type="float" office:value="600000">
            <text:p>60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ill Weber</text:p>
          </table:table-cell>
          <table:table-cell office:value-type="float" office:value="600000">
            <text:p>60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homas Larkin</text:p>
          </table:table-cell>
          <table:table-cell office:value-type="float" office:value="600000">
            <text:p>60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. S.-Denis</text:p>
          </table:table-cell>
          <table:table-cell office:value-type="float" office:value="550000">
            <text:p>550000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lari Melart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e Hansen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liver Gabriel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Taormina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ul Thompson</text:p>
          </table:table-cell>
          <table:table-cell office:value-type="string">
            <text:p>Not signed</text:p>
          </table:table-cell>
          <table:table-cell office:value-type="string">
            <text:p>Bluejack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Spezza</text:p>
          </table:table-cell>
          <table:table-cell office:value-type="float" office:value="7000000">
            <text:p>70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yler Seguin</text:p>
          </table:table-cell>
          <table:table-cell office:value-type="float" office:value="5750000">
            <text:p>575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hawn Horcoff</text:p>
          </table:table-cell>
          <table:table-cell office:value-type="float" office:value="5500000">
            <text:p>55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amie Benn</text:p>
          </table:table-cell>
          <table:table-cell office:value-type="float" office:value="5250000">
            <text:p>525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Erik Cole</text:p>
          </table:table-cell>
          <table:table-cell office:value-type="float" office:value="4500000">
            <text:p>45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les Hemsky</text:p>
          </table:table-cell>
          <table:table-cell office:value-type="float" office:value="4000000">
            <text:p>40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ich Peverley</text:p>
          </table:table-cell>
          <table:table-cell office:value-type="float" office:value="3250000">
            <text:p>325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ntoine Roussel</text:p>
          </table:table-cell>
          <table:table-cell office:value-type="float" office:value="2000000">
            <text:p>20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yan Garbutt</text:p>
          </table:table-cell>
          <table:table-cell office:value-type="float" office:value="1800000">
            <text:p>180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Vernon Fiddler</text:p>
          </table:table-cell>
          <table:table-cell office:value-type="float" office:value="1250000">
            <text:p>1250000</text:p>
          </table:table-cell>
          <table:table-cell office:value-type="string">
            <text:p>Sta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V. Nichushkin</text:p>
          </table:table-cell>
          <table:table-cell office:value-type="float" office:value="925000">
            <text:p>92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Eaves</text:p>
          </table:table-cell>
          <table:table-cell office:value-type="float" office:value="650000">
            <text:p>65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ton Sceviour</text:p>
          </table:table-cell>
          <table:table-cell office:value-type="float" office:value="650000">
            <text:p>65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Eakin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ay Whitney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rgei Gonchar</text:p>
          </table:table-cell>
          <table:table-cell office:value-type="float" office:value="5000000">
            <text:p>5000000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lex Goligoski</text:p>
          </table:table-cell>
          <table:table-cell office:value-type="float" office:value="4600000">
            <text:p>4600000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revor Daley</text:p>
          </table:table-cell>
          <table:table-cell office:value-type="float" office:value="3300000">
            <text:p>3300000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rdie Benn</text:p>
          </table:table-cell>
          <table:table-cell office:value-type="float" office:value="700000">
            <text:p>700000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evin Connauton</text:p>
          </table:table-cell>
          <table:table-cell office:value-type="float" office:value="683333">
            <text:p>683333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enden Dillon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ari Lehtonen</text:p>
          </table:table-cell>
          <table:table-cell office:value-type="float" office:value="5900000">
            <text:p>5900000</text:p>
          </table:table-cell>
          <table:table-cell office:value-type="string">
            <text:p>Sta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Anders Lindback</text:p>
          </table:table-cell>
          <table:table-cell office:value-type="float" office:value="925000">
            <text:p>925000</text:p>
          </table:table-cell>
          <table:table-cell office:value-type="string">
            <text:p>Sta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im Thomas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Ludwig Karlsson</text:p>
          </table:table-cell>
          <table:table-cell office:value-type="float" office:value="925000">
            <text:p>92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Dickinson</text:p>
          </table:table-cell>
          <table:table-cell office:value-type="float" office:value="925000">
            <text:p>92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lius Honka</text:p>
          </table:table-cell>
          <table:table-cell office:value-type="float" office:value="925000">
            <text:p>92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ie Oleksiak</text:p>
          </table:table-cell>
          <table:table-cell office:value-type="float" office:value="894167">
            <text:p>8941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adek Faksa</text:p>
          </table:table-cell>
          <table:table-cell office:value-type="float" office:value="863333">
            <text:p>863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Peters</text:p>
          </table:table-cell>
          <table:table-cell office:value-type="float" office:value="853333">
            <text:p>853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Ritchie</text:p>
          </table:table-cell>
          <table:table-cell office:value-type="float" office:value="814167">
            <text:p>8141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dvig Bystrom</text:p>
          </table:table-cell>
          <table:table-cell office:value-type="float" office:value="775000">
            <text:p>77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k Nemeth</text:p>
          </table:table-cell>
          <table:table-cell office:value-type="float" office:value="763333">
            <text:p>763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sa Lindell</text:p>
          </table:table-cell>
          <table:table-cell office:value-type="float" office:value="745833">
            <text:p>7458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ck Campbell</text:p>
          </table:table-cell>
          <table:table-cell office:value-type="float" office:value="740000">
            <text:p>74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Klingberg</text:p>
          </table:table-cell>
          <table:table-cell office:value-type="float" office:value="713333">
            <text:p>713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Desrosiers</text:p>
          </table:table-cell>
          <table:table-cell office:value-type="float" office:value="684167">
            <text:p>6841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yrki Jokipakka</text:p>
          </table:table-cell>
          <table:table-cell office:value-type="float" office:value="666667">
            <text:p>6666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mil Molin</text:p>
          </table:table-cell>
          <table:table-cell office:value-type="float" office:value="660000">
            <text:p>66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meron Gaunce</text:p>
          </table:table-cell>
          <table:table-cell office:value-type="float" office:value="650000">
            <text:p>65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Glennie</text:p>
          </table:table-cell>
          <table:table-cell office:value-type="float" office:value="650000">
            <text:p>65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urtis McKenzie</text:p>
          </table:table-cell>
          <table:table-cell office:value-type="float" office:value="645000">
            <text:p>64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emel Smith</text:p>
          </table:table-cell>
          <table:table-cell office:value-type="float" office:value="645000">
            <text:p>645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en Troock</text:p>
          </table:table-cell>
          <table:table-cell office:value-type="float" office:value="636667">
            <text:p>6366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enri Kiviaho</text:p>
          </table:table-cell>
          <table:table-cell office:value-type="float" office:value="611667">
            <text:p>6116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Dowling</text:p>
          </table:table-cell>
          <table:table-cell office:value-type="float" office:value="610000">
            <text:p>61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an Ranford</text:p>
          </table:table-cell>
          <table:table-cell office:value-type="float" office:value="610000">
            <text:p>61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ej Stransky</text:p>
          </table:table-cell>
          <table:table-cell office:value-type="float" office:value="608333">
            <text:p>608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Vance</text:p>
          </table:table-cell>
          <table:table-cell office:value-type="float" office:value="608333">
            <text:p>608333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e Lagace</text:p>
          </table:table-cell>
          <table:table-cell office:value-type="float" office:value="581667">
            <text:p>581667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si Rynnas</text:p>
          </table:table-cell>
          <table:table-cell office:value-type="float" office:value="562500">
            <text:p>5625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avis Morin</text:p>
          </table:table-cell>
          <table:table-cell office:value-type="float" office:value="550000">
            <text:p>550000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by Petersen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ancis Wathier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istan King</text:p>
          </table:table-cell>
          <table:table-cell office:value-type="string">
            <text:p>Not signed</text:p>
          </table:table-cell>
          <table:table-cell office:value-type="string">
            <text:p>Sta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vel Datsyuk</text:p>
          </table:table-cell>
          <table:table-cell office:value-type="float" office:value="7500000">
            <text:p>7500000</text:p>
          </table:table-cell>
          <table:table-cell office:value-type="string">
            <text:p>Redwing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H. Zetterberg</text:p>
          </table:table-cell>
          <table:table-cell office:value-type="float" office:value="6083333">
            <text:p>6083333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tephen Weiss</text:p>
          </table:table-cell>
          <table:table-cell office:value-type="float" office:value="4900000">
            <text:p>490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han Franzen</text:p>
          </table:table-cell>
          <table:table-cell office:value-type="float" office:value="3954545">
            <text:p>3954545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omas Tatar</text:p>
          </table:table-cell>
          <table:table-cell office:value-type="float" office:value="2750000">
            <text:p>275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rren Helm</text:p>
          </table:table-cell>
          <table:table-cell office:value-type="float" office:value="2125000">
            <text:p>2125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. Abdelkader</text:p>
          </table:table-cell>
          <table:table-cell office:value-type="float" office:value="1800000">
            <text:p>180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nny Cleary</text:p>
          </table:table-cell>
          <table:table-cell office:value-type="float" office:value="1500000">
            <text:p>150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rew Miller</text:p>
          </table:table-cell>
          <table:table-cell office:value-type="float" office:value="1350000">
            <text:p>135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Gustav Nyquist</text:p>
          </table:table-cell>
          <table:table-cell office:value-type="float" office:value="950000">
            <text:p>95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iley Sheahan</text:p>
          </table:table-cell>
          <table:table-cell office:value-type="float" office:value="950000">
            <text:p>9500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akim Andersson</text:p>
          </table:table-cell>
          <table:table-cell office:value-type="float" office:value="732500">
            <text:p>732500</text:p>
          </table:table-cell>
          <table:table-cell office:value-type="string">
            <text:p>Redw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omas Jurco</text:p>
          </table:table-cell>
          <table:table-cell office:value-type="float" office:value="709167">
            <text:p>7091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ke Glendening</text:p>
          </table:table-cell>
          <table:table-cell office:value-type="float" office:value="628333">
            <text:p>628333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Alfredsson</text:p>
          </table:table-cell>
          <table:table-cell office:value-type="string">
            <text:p>Not signed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dd Bertuzzi</text:p>
          </table:table-cell>
          <table:table-cell office:value-type="string">
            <text:p>Not signed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las Kronwall</text:p>
          </table:table-cell>
          <table:table-cell office:value-type="float" office:value="4750000">
            <text:p>47500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. Ericsson</text:p>
          </table:table-cell>
          <table:table-cell office:value-type="float" office:value="4250000">
            <text:p>42500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yle Quincey</text:p>
          </table:table-cell>
          <table:table-cell office:value-type="float" office:value="4250000">
            <text:p>42500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kub Kindl</text:p>
          </table:table-cell>
          <table:table-cell office:value-type="float" office:value="2400000">
            <text:p>24000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endan Smith</text:p>
          </table:table-cell>
          <table:table-cell office:value-type="float" office:value="1262500">
            <text:p>12625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ian Lashoff</text:p>
          </table:table-cell>
          <table:table-cell office:value-type="float" office:value="725000">
            <text:p>725000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nny DeKeyser</text:p>
          </table:table-cell>
          <table:table-cell office:value-type="string">
            <text:p>Not signed</text:p>
          </table:table-cell>
          <table:table-cell office:value-type="string">
            <text:p>Redw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immy Howard</text:p>
          </table:table-cell>
          <table:table-cell office:value-type="float" office:value="5291667">
            <text:p>5291667</text:p>
          </table:table-cell>
          <table:table-cell office:value-type="string">
            <text:p>Redwing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onas Gustavsson</text:p>
          </table:table-cell>
          <table:table-cell office:value-type="float" office:value="1850000">
            <text:p>1850000</text:p>
          </table:table-cell>
          <table:table-cell office:value-type="string">
            <text:p>Redwing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Anthony Mantha</text:p>
          </table:table-cell>
          <table:table-cell office:value-type="float" office:value="894167">
            <text:p>8941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red Coreau</text:p>
          </table:table-cell>
          <table:table-cell office:value-type="float" office:value="792500">
            <text:p>7925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as Nosek</text:p>
          </table:table-cell>
          <table:table-cell office:value-type="float" office:value="792500">
            <text:p>7925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Jensen</text:p>
          </table:table-cell>
          <table:table-cell office:value-type="float" office:value="765000">
            <text:p>765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ias Backman</text:p>
          </table:table-cell>
          <table:table-cell office:value-type="float" office:value="717500">
            <text:p>7175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eemu Pulkkinen</text:p>
          </table:table-cell>
          <table:table-cell office:value-type="float" office:value="698333">
            <text:p>698333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Xavier Ouellet</text:p>
          </table:table-cell>
          <table:table-cell office:value-type="float" office:value="670000">
            <text:p>67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Nastasiuk</text:p>
          </table:table-cell>
          <table:table-cell office:value-type="float" office:value="670000">
            <text:p>67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ei Marchenko</text:p>
          </table:table-cell>
          <table:table-cell office:value-type="float" office:value="666667">
            <text:p>6666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Campbell</text:p>
          </table:table-cell>
          <table:table-cell office:value-type="float" office:value="665000">
            <text:p>665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tin Frk</text:p>
          </table:table-cell>
          <table:table-cell office:value-type="float" office:value="639167">
            <text:p>6391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e Paterson</text:p>
          </table:table-cell>
          <table:table-cell office:value-type="float" office:value="628333">
            <text:p>628333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Athanasiou</text:p>
          </table:table-cell>
          <table:table-cell office:value-type="float" office:value="628333">
            <text:p>628333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Sproul</text:p>
          </table:table-cell>
          <table:table-cell office:value-type="float" office:value="620000">
            <text:p>62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ek Tvrdon</text:p>
          </table:table-cell>
          <table:table-cell office:value-type="float" office:value="620000">
            <text:p>62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hard Nedomlel</text:p>
          </table:table-cell>
          <table:table-cell office:value-type="float" office:value="611667">
            <text:p>6116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Porter</text:p>
          </table:table-cell>
          <table:table-cell office:value-type="float" office:value="600000">
            <text:p>60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homas McCollum</text:p>
          </table:table-cell>
          <table:table-cell office:value-type="float" office:value="600000">
            <text:p>60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y Miele</text:p>
          </table:table-cell>
          <table:table-cell office:value-type="float" office:value="600000">
            <text:p>60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r Mrazek</text:p>
          </table:table-cell>
          <table:table-cell office:value-type="float" office:value="595000">
            <text:p>595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ouis-Marc Aubry</text:p>
          </table:table-cell>
          <table:table-cell office:value-type="float" office:value="571667">
            <text:p>571667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Callahan</text:p>
          </table:table-cell>
          <table:table-cell office:value-type="float" office:value="555000">
            <text:p>555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andon Ferraro</text:p>
          </table:table-cell>
          <table:table-cell office:value-type="float" office:value="550000">
            <text:p>55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j Nestrasil</text:p>
          </table:table-cell>
          <table:table-cell office:value-type="float" office:value="550000">
            <text:p>550000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Almquist</text:p>
          </table:table-cell>
          <table:table-cell office:value-type="string">
            <text:p>Not signed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evor Parkes</text:p>
          </table:table-cell>
          <table:table-cell office:value-type="string">
            <text:p>Not signed</text:p>
          </table:table-cell>
          <table:table-cell office:value-type="string">
            <text:p>Redw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Eberle</text:p>
          </table:table-cell>
          <table:table-cell office:value-type="float" office:value="6000000">
            <text:p>6000000</text:p>
          </table:table-cell>
          <table:table-cell office:value-type="string">
            <text:p>Oil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aylor Hall</text:p>
          </table:table-cell>
          <table:table-cell office:value-type="float" office:value="6000000">
            <text:p>6000000</text:p>
          </table:table-cell>
          <table:table-cell office:value-type="string">
            <text:p>Oil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. N.-Hopkins</text:p>
          </table:table-cell>
          <table:table-cell office:value-type="float" office:value="6000000">
            <text:p>600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eddy Purcell</text:p>
          </table:table-cell>
          <table:table-cell office:value-type="float" office:value="4500000">
            <text:p>450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enoit Pouliot</text:p>
          </table:table-cell>
          <table:table-cell office:value-type="float" office:value="4000000">
            <text:p>400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vid Perron</text:p>
          </table:table-cell>
          <table:table-cell office:value-type="float" office:value="3812500">
            <text:p>38125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oyd Gordon</text:p>
          </table:table-cell>
          <table:table-cell office:value-type="float" office:value="3000000">
            <text:p>300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tt Hendricks</text:p>
          </table:table-cell>
          <table:table-cell office:value-type="float" office:value="1850000">
            <text:p>185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esse Joensuu</text:p>
          </table:table-cell>
          <table:table-cell office:value-type="float" office:value="950000">
            <text:p>950000</text:p>
          </table:table-cell>
          <table:table-cell office:value-type="string">
            <text:p>Oil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ail Yakupov</text:p>
          </table:table-cell>
          <table:table-cell office:value-type="float" office:value="925000">
            <text:p>92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eon Draisaitl</text:p>
          </table:table-cell>
          <table:table-cell office:value-type="float" office:value="925000">
            <text:p>92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ke Gazdic</text:p>
          </table:table-cell>
          <table:table-cell office:value-type="float" office:value="800000">
            <text:p>80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Arcobello</text:p>
          </table:table-cell>
          <table:table-cell office:value-type="float" office:value="600000">
            <text:p>60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on Lander</text:p>
          </table:table-cell>
          <table:table-cell office:value-type="float" office:value="600000">
            <text:p>60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Jones</text:p>
          </table:table-cell>
          <table:table-cell office:value-type="string">
            <text:p>Not signed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ita Nikitin</text:p>
          </table:table-cell>
          <table:table-cell office:value-type="float" office:value="4500000">
            <text:p>4500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ustin Schultz</text:p>
          </table:table-cell>
          <table:table-cell office:value-type="float" office:value="3675000">
            <text:p>3675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k Fayne</text:p>
          </table:table-cell>
          <table:table-cell office:value-type="float" office:value="3625000">
            <text:p>3625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w Ference</text:p>
          </table:table-cell>
          <table:table-cell office:value-type="float" office:value="3250000">
            <text:p>3250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eff Petry</text:p>
          </table:table-cell>
          <table:table-cell office:value-type="float" office:value="3075000">
            <text:p>3075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eith Aulie</text:p>
          </table:table-cell>
          <table:table-cell office:value-type="float" office:value="800000">
            <text:p>800000</text:p>
          </table:table-cell>
          <table:table-cell office:value-type="string">
            <text:p>Oil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tin Marincin</text:p>
          </table:table-cell>
          <table:table-cell office:value-type="float" office:value="730000">
            <text:p>73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ip Larsen</text:p>
          </table:table-cell>
          <table:table-cell office:value-type="string">
            <text:p>Not signed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Fraser</text:p>
          </table:table-cell>
          <table:table-cell office:value-type="string">
            <text:p>Not signed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ktor Fasth</text:p>
          </table:table-cell>
          <table:table-cell office:value-type="float" office:value="2900000">
            <text:p>2900000</text:p>
          </table:table-cell>
          <table:table-cell office:value-type="string">
            <text:p>Oil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Ben Scrivens</text:p>
          </table:table-cell>
          <table:table-cell office:value-type="float" office:value="2300000">
            <text:p>2300000</text:p>
          </table:table-cell>
          <table:table-cell office:value-type="string">
            <text:p>Oil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Oscar Klefbom</text:p>
          </table:table-cell>
          <table:table-cell office:value-type="float" office:value="894167">
            <text:p>894167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rnell Nurse</text:p>
          </table:table-cell>
          <table:table-cell office:value-type="float" office:value="894167">
            <text:p>894167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Musil</text:p>
          </table:table-cell>
          <table:table-cell office:value-type="float" office:value="894167">
            <text:p>894167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jhar Khaira</text:p>
          </table:table-cell>
          <table:table-cell office:value-type="float" office:value="875000">
            <text:p>87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tch Moroz</text:p>
          </table:table-cell>
          <table:table-cell office:value-type="float" office:value="875000">
            <text:p>87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gdan Yakimov</text:p>
          </table:table-cell>
          <table:table-cell office:value-type="float" office:value="842500">
            <text:p>8425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illon Simpson</text:p>
          </table:table-cell>
          <table:table-cell office:value-type="float" office:value="836667">
            <text:p>836667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iro Pakarinen</text:p>
          </table:table-cell>
          <table:table-cell office:value-type="float" office:value="817500">
            <text:p>8175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Oesterle</text:p>
          </table:table-cell>
          <table:table-cell office:value-type="float" office:value="767500">
            <text:p>7675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tin Gernat</text:p>
          </table:table-cell>
          <table:table-cell office:value-type="float" office:value="745833">
            <text:p>745833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Pitlick</text:p>
          </table:table-cell>
          <table:table-cell office:value-type="float" office:value="725000">
            <text:p>72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urtis Hamilton</text:p>
          </table:table-cell>
          <table:table-cell office:value-type="float" office:value="725000">
            <text:p>72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avis Ewanyk</text:p>
          </table:table-cell>
          <table:table-cell office:value-type="float" office:value="713333">
            <text:p>713333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ill Acton</text:p>
          </table:table-cell>
          <table:table-cell office:value-type="float" office:value="680000">
            <text:p>68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Miller</text:p>
          </table:table-cell>
          <table:table-cell office:value-type="float" office:value="675000">
            <text:p>67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aurent Brossoit</text:p>
          </table:table-cell>
          <table:table-cell office:value-type="float" office:value="659167">
            <text:p>659167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 Pinizzotto</text:p>
          </table:table-cell>
          <table:table-cell office:value-type="float" office:value="650000">
            <text:p>65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ale Kessy</text:p>
          </table:table-cell>
          <table:table-cell office:value-type="float" office:value="630000">
            <text:p>63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Bunz</text:p>
          </table:table-cell>
          <table:table-cell office:value-type="float" office:value="618333">
            <text:p>618333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hard Bachman</text:p>
          </table:table-cell>
          <table:table-cell office:value-type="float" office:value="615000">
            <text:p>61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Davidson</text:p>
          </table:table-cell>
          <table:table-cell office:value-type="float" office:value="615000">
            <text:p>615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Hamilton</text:p>
          </table:table-cell>
          <table:table-cell office:value-type="float" office:value="600000">
            <text:p>60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ans Tuohimaa</text:p>
          </table:table-cell>
          <table:table-cell office:value-type="float" office:value="597500">
            <text:p>5975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Hunt</text:p>
          </table:table-cell>
          <table:table-cell office:value-type="float" office:value="550000">
            <text:p>550000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man Horak</text:p>
          </table:table-cell>
          <table:table-cell office:value-type="string">
            <text:p>Not signed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 MacIntyre</text:p>
          </table:table-cell>
          <table:table-cell office:value-type="string">
            <text:p>Not signed</text:p>
          </table:table-cell>
          <table:table-cell office:value-type="string">
            <text:p>Oil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e Bolland</text:p>
          </table:table-cell>
          <table:table-cell office:value-type="float" office:value="5500000">
            <text:p>55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. Fleischmann</text:p>
          </table:table-cell>
          <table:table-cell office:value-type="float" office:value="4500000">
            <text:p>45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ussi Jokinen</text:p>
          </table:table-cell>
          <table:table-cell office:value-type="float" office:value="4000000">
            <text:p>40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cottie Upshall</text:p>
          </table:table-cell>
          <table:table-cell office:value-type="float" office:value="3500000">
            <text:p>35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omas Kopecky</text:p>
          </table:table-cell>
          <table:table-cell office:value-type="float" office:value="3000000">
            <text:p>30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ean Bergenheim</text:p>
          </table:table-cell>
          <table:table-cell office:value-type="float" office:value="2750000">
            <text:p>275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d Boyes</text:p>
          </table:table-cell>
          <table:table-cell office:value-type="float" office:value="2625000">
            <text:p>2625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erek MacKenzie</text:p>
          </table:table-cell>
          <table:table-cell office:value-type="float" office:value="1300000">
            <text:p>13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hawn Thornton</text:p>
          </table:table-cell>
          <table:table-cell office:value-type="float" office:value="1200000">
            <text:p>1200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ndon Pirri</text:p>
          </table:table-cell>
          <table:table-cell office:value-type="float" office:value="925000">
            <text:p>925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immy Hayes</text:p>
          </table:table-cell>
          <table:table-cell office:value-type="float" office:value="925000">
            <text:p>925000</text:p>
          </table:table-cell>
          <table:table-cell office:value-type="string">
            <text:p>Panth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. Barkov</text:p>
          </table:table-cell>
          <table:table-cell office:value-type="float" office:value="925000">
            <text:p>92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Bjugstad</text:p>
          </table:table-cell>
          <table:table-cell office:value-type="float" office:value="900000">
            <text:p>90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Huberdeau</text:p>
          </table:table-cell>
          <table:table-cell office:value-type="float" office:value="894167">
            <text:p>894167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Gomez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rystofer Barch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Campbell</text:p>
          </table:table-cell>
          <table:table-cell office:value-type="float" office:value="7142875">
            <text:p>7142875</text:p>
          </table:table-cell>
          <table:table-cell office:value-type="string">
            <text:p>Panth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mitry Kulikov</text:p>
          </table:table-cell>
          <table:table-cell office:value-type="float" office:value="4333333">
            <text:p>4333333</text:p>
          </table:table-cell>
          <table:table-cell office:value-type="string">
            <text:p>Panth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Willie Mitchell</text:p>
          </table:table-cell>
          <table:table-cell office:value-type="float" office:value="4250000">
            <text:p>4250000</text:p>
          </table:table-cell>
          <table:table-cell office:value-type="string">
            <text:p>Panth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Erik Gudbranson</text:p>
          </table:table-cell>
          <table:table-cell office:value-type="float" office:value="2500000">
            <text:p>2500000</text:p>
          </table:table-cell>
          <table:table-cell office:value-type="string">
            <text:p>Panth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aron Ekblad</text:p>
          </table:table-cell>
          <table:table-cell office:value-type="float" office:value="925000">
            <text:p>92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Petrovic</text:p>
          </table:table-cell>
          <table:table-cell office:value-type="float" office:value="795000">
            <text:p>79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ylan Olsen</text:p>
          </table:table-cell>
          <table:table-cell office:value-type="float" office:value="775000">
            <text:p>77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by Robak</text:p>
          </table:table-cell>
          <table:table-cell office:value-type="float" office:value="675000">
            <text:p>67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erto Luongo</text:p>
          </table:table-cell>
          <table:table-cell office:value-type="float" office:value="4533333">
            <text:p>4533333</text:p>
          </table:table-cell>
          <table:table-cell office:value-type="string">
            <text:p>Panth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Al Montoya</text:p>
          </table:table-cell>
          <table:table-cell office:value-type="float" office:value="1050000">
            <text:p>1050000</text:p>
          </table:table-cell>
          <table:table-cell office:value-type="string">
            <text:p>Panth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Dan Ellis</text:p>
          </table:table-cell>
          <table:table-cell office:value-type="float" office:value="900000">
            <text:p>900000</text:p>
          </table:table-cell>
          <table:table-cell office:value-type="string">
            <text:p>Panth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Kris Versteeg</text:p>
          </table:table-cell>
          <table:table-cell office:value-type="float" office:value="2200000">
            <text:p>2200000</text:p>
          </table:table-cell>
          <table:table-cell office:value-type="string">
            <text:p>Panthers</text:p>
          </table:table-cell>
          <table:table-cell office:value-type="string">
            <text:p>Retained Transactions</text:p>
          </table:table-cell>
        </table:table-row>
        <table:table-row table:style-name="ro1">
          <table:table-cell office:value-type="string">
            <text:p>Rocco Grimaldi</text:p>
          </table:table-cell>
          <table:table-cell office:value-type="float" office:value="925000">
            <text:p>92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ew Shore</text:p>
          </table:table-cell>
          <table:table-cell office:value-type="float" office:value="900000">
            <text:p>90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Quinton Howden</text:p>
          </table:table-cell>
          <table:table-cell office:value-type="float" office:value="870000">
            <text:p>87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McFarland</text:p>
          </table:table-cell>
          <table:table-cell office:value-type="float" office:value="795000">
            <text:p>79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 Brittain</text:p>
          </table:table-cell>
          <table:table-cell office:value-type="float" office:value="755000">
            <text:p>75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t Wilson</text:p>
          </table:table-cell>
          <table:table-cell office:value-type="float" office:value="715000">
            <text:p>71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Martindale</text:p>
          </table:table-cell>
          <table:table-cell office:value-type="float" office:value="715000">
            <text:p>71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Hodges</text:p>
          </table:table-cell>
          <table:table-cell office:value-type="float" office:value="685000">
            <text:p>68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cKenzie Weegar</text:p>
          </table:table-cell>
          <table:table-cell office:value-type="float" office:value="680000">
            <text:p>68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athan Racine</text:p>
          </table:table-cell>
          <table:table-cell office:value-type="float" office:value="674167">
            <text:p>674167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ogan Shaw</text:p>
          </table:table-cell>
          <table:table-cell office:value-type="float" office:value="674167">
            <text:p>674167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ncent Trocheck</text:p>
          </table:table-cell>
          <table:table-cell office:value-type="float" office:value="661667">
            <text:p>661667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y Crabb</text:p>
          </table:table-cell>
          <table:table-cell office:value-type="float" office:value="600000">
            <text:p>60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eg Zanon</text:p>
          </table:table-cell>
          <table:table-cell office:value-type="float" office:value="600000">
            <text:p>60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bby Butler</text:p>
          </table:table-cell>
          <table:table-cell office:value-type="float" office:value="600000">
            <text:p>60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nnor Brickley</text:p>
          </table:table-cell>
          <table:table-cell office:value-type="float" office:value="592500">
            <text:p>5925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Houser</text:p>
          </table:table-cell>
          <table:table-cell office:value-type="float" office:value="585000">
            <text:p>58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McFadden</text:p>
          </table:table-cell>
          <table:table-cell office:value-type="float" office:value="580000">
            <text:p>58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hayne Taker</text:p>
          </table:table-cell>
          <table:table-cell office:value-type="float" office:value="580000">
            <text:p>58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lake Parlett</text:p>
          </table:table-cell>
          <table:table-cell office:value-type="float" office:value="575000">
            <text:p>575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Olson</text:p>
          </table:table-cell>
          <table:table-cell office:value-type="float" office:value="550000">
            <text:p>550000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Whitney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Luciani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Caruso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Mancari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Anthony</text:p>
          </table:table-cell>
          <table:table-cell office:value-type="string">
            <text:p>Not signed</text:p>
          </table:table-cell>
          <table:table-cell office:value-type="string">
            <text:p>Panth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ze Kopitar</text:p>
          </table:table-cell>
          <table:table-cell office:value-type="float" office:value="6800000">
            <text:p>6800000</text:p>
          </table:table-cell>
          <table:table-cell office:value-type="string">
            <text:p>King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ustin Brown</text:p>
          </table:table-cell>
          <table:table-cell office:value-type="float" office:value="5875000">
            <text:p>5875000</text:p>
          </table:table-cell>
          <table:table-cell office:value-type="string">
            <text:p>King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ike Richards</text:p>
          </table:table-cell>
          <table:table-cell office:value-type="float" office:value="5750000">
            <text:p>5750000</text:p>
          </table:table-cell>
          <table:table-cell office:value-type="string">
            <text:p>King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eff Carter</text:p>
          </table:table-cell>
          <table:table-cell office:value-type="float" office:value="5272727">
            <text:p>5272727</text:p>
          </table:table-cell>
          <table:table-cell office:value-type="string">
            <text:p>King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arian Gaborik</text:p>
          </table:table-cell>
          <table:table-cell office:value-type="float" office:value="4875000">
            <text:p>4875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ustin Williams</text:p>
          </table:table-cell>
          <table:table-cell office:value-type="float" office:value="3650000">
            <text:p>3650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rret Stoll</text:p>
          </table:table-cell>
          <table:table-cell office:value-type="float" office:value="3250000">
            <text:p>3250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wight King</text:p>
          </table:table-cell>
          <table:table-cell office:value-type="float" office:value="1950000">
            <text:p>1950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revor Lewis</text:p>
          </table:table-cell>
          <table:table-cell office:value-type="float" office:value="1525000">
            <text:p>1525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Kyle Clifford</text:p>
          </table:table-cell>
          <table:table-cell office:value-type="float" office:value="1075000">
            <text:p>1075000</text:p>
          </table:table-cell>
          <table:table-cell office:value-type="string">
            <text:p>King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anner Pearson</text:p>
          </table:table-cell>
          <table:table-cell office:value-type="float" office:value="735833">
            <text:p>735833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Toffoli</text:p>
          </table:table-cell>
          <table:table-cell office:value-type="float" office:value="716667">
            <text:p>716667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Nolan</text:p>
          </table:table-cell>
          <table:table-cell office:value-type="float" office:value="700000">
            <text:p>70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Cracknell</text:p>
          </table:table-cell>
          <table:table-cell office:value-type="float" office:value="600000">
            <text:p>60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rew Doughty</text:p>
          </table:table-cell>
          <table:table-cell office:value-type="float" office:value="7000000">
            <text:p>700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lava Voynov</text:p>
          </table:table-cell>
          <table:table-cell office:value-type="float" office:value="4166667">
            <text:p>4166667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obyn Regehr</text:p>
          </table:table-cell>
          <table:table-cell office:value-type="float" office:value="3000000">
            <text:p>300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Greene</text:p>
          </table:table-cell>
          <table:table-cell office:value-type="float" office:value="2500000">
            <text:p>250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lec Martinez</text:p>
          </table:table-cell>
          <table:table-cell office:value-type="float" office:value="1100000">
            <text:p>110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ke Muzzin</text:p>
          </table:table-cell>
          <table:table-cell office:value-type="float" office:value="1000000">
            <text:p>100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eff Schultz</text:p>
          </table:table-cell>
          <table:table-cell office:value-type="float" office:value="850000">
            <text:p>850000</text:p>
          </table:table-cell>
          <table:table-cell office:value-type="string">
            <text:p>King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nathan Quick</text:p>
          </table:table-cell>
          <table:table-cell office:value-type="float" office:value="5800000">
            <text:p>5800000</text:p>
          </table:table-cell>
          <table:table-cell office:value-type="string">
            <text:p>King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Martin Jones</text:p>
          </table:table-cell>
          <table:table-cell office:value-type="float" office:value="550000">
            <text:p>550000</text:p>
          </table:table-cell>
          <table:table-cell office:value-type="string">
            <text:p>Kings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Nick Shore</text:p>
          </table:table-cell>
          <table:table-cell office:value-type="float" office:value="925000">
            <text:p>925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rek Forbort</text:p>
          </table:table-cell>
          <table:table-cell office:value-type="float" office:value="863333">
            <text:p>863333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Mersch</text:p>
          </table:table-cell>
          <table:table-cell office:value-type="float" office:value="786667">
            <text:p>786667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Sabourin</text:p>
          </table:table-cell>
          <table:table-cell office:value-type="float" office:value="753333">
            <text:p>753333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 Dowd</text:p>
          </table:table-cell>
          <table:table-cell office:value-type="float" office:value="750000">
            <text:p>7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alentin Zykov</text:p>
          </table:table-cell>
          <table:table-cell office:value-type="float" office:value="735833">
            <text:p>735833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Ebert</text:p>
          </table:table-cell>
          <table:table-cell office:value-type="float" office:value="691667">
            <text:p>691667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yden McNabb</text:p>
          </table:table-cell>
          <table:table-cell office:value-type="float" office:value="650000">
            <text:p>6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k Bartosak</text:p>
          </table:table-cell>
          <table:table-cell office:value-type="float" office:value="620000">
            <text:p>62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Weal</text:p>
          </table:table-cell>
          <table:table-cell office:value-type="float" office:value="610000">
            <text:p>61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 Kitsyn</text:p>
          </table:table-cell>
          <table:table-cell office:value-type="float" office:value="602500">
            <text:p>6025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Miller</text:p>
          </table:table-cell>
          <table:table-cell office:value-type="float" office:value="602500">
            <text:p>6025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urtis MacDermid</text:p>
          </table:table-cell>
          <table:table-cell office:value-type="float" office:value="577222">
            <text:p>577222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Roach</text:p>
          </table:table-cell>
          <table:table-cell office:value-type="float" office:value="567222">
            <text:p>567222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Berube</text:p>
          </table:table-cell>
          <table:table-cell office:value-type="float" office:value="562500">
            <text:p>5625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O'Neill</text:p>
          </table:table-cell>
          <table:table-cell office:value-type="float" office:value="562500">
            <text:p>5625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Crescenzi</text:p>
          </table:table-cell>
          <table:table-cell office:value-type="float" office:value="561111">
            <text:p>561111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Van Der Gulik</text:p>
          </table:table-cell>
          <table:table-cell office:value-type="float" office:value="550000">
            <text:p>5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Bodnarchuk</text:p>
          </table:table-cell>
          <table:table-cell office:value-type="float" office:value="550000">
            <text:p>5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y Andreoff</text:p>
          </table:table-cell>
          <table:table-cell office:value-type="float" office:value="550000">
            <text:p>5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ncent LoVerde</text:p>
          </table:table-cell>
          <table:table-cell office:value-type="float" office:value="550000">
            <text:p>550000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 Quailer</text:p>
          </table:table-cell>
          <table:table-cell office:value-type="string">
            <text:p>Not signed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Fraser</text:p>
          </table:table-cell>
          <table:table-cell office:value-type="string">
            <text:p>Not signed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Livingston</text:p>
          </table:table-cell>
          <table:table-cell office:value-type="string">
            <text:p>Not signed</text:p>
          </table:table-cell>
          <table:table-cell office:value-type="string">
            <text:p>King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Parise</text:p>
          </table:table-cell>
          <table:table-cell office:value-type="float" office:value="7538462">
            <text:p>7538462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Mikko Koivu</text:p>
          </table:table-cell>
          <table:table-cell office:value-type="float" office:value="6750000">
            <text:p>675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Thomas Vanek</text:p>
          </table:table-cell>
          <table:table-cell office:value-type="float" office:value="6500000">
            <text:p>650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Jason Pominville</text:p>
          </table:table-cell>
          <table:table-cell office:value-type="float" office:value="5600000">
            <text:p>560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Kyle Brodziak</text:p>
          </table:table-cell>
          <table:table-cell office:value-type="float" office:value="2833333">
            <text:p>2833333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Matt Cooke</text:p>
          </table:table-cell>
          <table:table-cell office:value-type="float" office:value="2500000">
            <text:p>250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Justin Fontaine</text:p>
          </table:table-cell>
          <table:table-cell office:value-type="float" office:value="1000000">
            <text:p>100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Jason Zucker</text:p>
          </table:table-cell>
          <table:table-cell office:value-type="float" office:value="900250">
            <text:p>90025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arlie Coyle</text:p>
          </table:table-cell>
          <table:table-cell office:value-type="float" office:value="900000">
            <text:p>9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ael Granlund</text:p>
          </table:table-cell>
          <table:table-cell office:value-type="float" office:value="900000">
            <text:p>9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k Haula</text:p>
          </table:table-cell>
          <table:table-cell office:value-type="float" office:value="900000">
            <text:p>9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Schroeder</text:p>
          </table:table-cell>
          <table:table-cell office:value-type="float" office:value="600000">
            <text:p>6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Almond</text:p>
          </table:table-cell>
          <table:table-cell office:value-type="float" office:value="550000">
            <text:p>55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Niederreiter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Rupp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Suter</text:p>
          </table:table-cell>
          <table:table-cell office:value-type="float" office:value="7538462">
            <text:p>7538462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Jared Spurgeon</text:p>
          </table:table-cell>
          <table:table-cell office:value-type="float" office:value="2666667">
            <text:p>2666667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Keith Ballard</text:p>
          </table:table-cell>
          <table:table-cell office:value-type="float" office:value="1500000">
            <text:p>1500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Marco Scandella</text:p>
          </table:table-cell>
          <table:table-cell office:value-type="float" office:value="1025000">
            <text:p>1025000</text:p>
          </table:table-cell>
          <table:table-cell office:value-type="string">
            <text:p>Wild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Christian Folin</text:p>
          </table:table-cell>
          <table:table-cell office:value-type="float" office:value="925000">
            <text:p>92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as Brodin</text:p>
          </table:table-cell>
          <table:table-cell office:value-type="float" office:value="894167">
            <text:p>8941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Falk</text:p>
          </table:table-cell>
          <table:table-cell office:value-type="float" office:value="700000">
            <text:p>7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athon Blum</text:p>
          </table:table-cell>
          <table:table-cell office:value-type="float" office:value="675000">
            <text:p>67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las Backstrom</text:p>
          </table:table-cell>
          <table:table-cell office:value-type="float" office:value="3416667">
            <text:p>3416667</text:p>
          </table:table-cell>
          <table:table-cell office:value-type="string">
            <text:p>Wild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osh Harding</text:p>
          </table:table-cell>
          <table:table-cell office:value-type="float" office:value="1900000">
            <text:p>1900000</text:p>
          </table:table-cell>
          <table:table-cell office:value-type="string">
            <text:p>Wild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Darcy Kuemper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lya Bryzgalov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hew Dumba</text:p>
          </table:table-cell>
          <table:table-cell office:value-type="float" office:value="894167">
            <text:p>8941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k Phillips</text:p>
          </table:table-cell>
          <table:table-cell office:value-type="float" office:value="863333">
            <text:p>863333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y Brassart</text:p>
          </table:table-cell>
          <table:table-cell office:value-type="float" office:value="836667">
            <text:p>8366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ustav Olofsson</text:p>
          </table:table-cell>
          <table:table-cell office:value-type="float" office:value="795000">
            <text:p>79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Keranen</text:p>
          </table:table-cell>
          <table:table-cell office:value-type="float" office:value="792500">
            <text:p>7925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Bulmer</text:p>
          </table:table-cell>
          <table:table-cell office:value-type="float" office:value="780000">
            <text:p>78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. Bussieres</text:p>
          </table:table-cell>
          <table:table-cell office:value-type="float" office:value="759167">
            <text:p>7591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Graovac</text:p>
          </table:table-cell>
          <table:table-cell office:value-type="float" office:value="747500">
            <text:p>7475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urtis Gabriel</text:p>
          </table:table-cell>
          <table:table-cell office:value-type="float" office:value="666667">
            <text:p>6666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an Gustafsson</text:p>
          </table:table-cell>
          <table:table-cell office:value-type="float" office:value="665000">
            <text:p>66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k Mitchell</text:p>
          </table:table-cell>
          <table:table-cell office:value-type="float" office:value="615000">
            <text:p>61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Sutter</text:p>
          </table:table-cell>
          <table:table-cell office:value-type="float" office:value="600000">
            <text:p>6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l Rechlicz</text:p>
          </table:table-cell>
          <table:table-cell office:value-type="float" office:value="600000">
            <text:p>6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u Bickel</text:p>
          </table:table-cell>
          <table:table-cell office:value-type="float" office:value="600000">
            <text:p>600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. Gelinas</text:p>
          </table:table-cell>
          <table:table-cell office:value-type="float" office:value="596667">
            <text:p>5966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Veilleux</text:p>
          </table:table-cell>
          <table:table-cell office:value-type="float" office:value="587500">
            <text:p>5875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Curry</text:p>
          </table:table-cell>
          <table:table-cell office:value-type="float" office:value="575000">
            <text:p>575000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urt Gogol</text:p>
          </table:table-cell>
          <table:table-cell office:value-type="float" office:value="551667">
            <text:p>5516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ton Jobke</text:p>
          </table:table-cell>
          <table:table-cell office:value-type="float" office:value="551667">
            <text:p>551667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yle Medvec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Cuma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son McMillan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Caron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Winchester</text:p>
          </table:table-cell>
          <table:table-cell office:value-type="string">
            <text:p>Not signed</text:p>
          </table:table-cell>
          <table:table-cell office:value-type="string">
            <text:p>Wild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as Plekanec</text:p>
          </table:table-cell>
          <table:table-cell office:value-type="float" office:value="5000000">
            <text:p>50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x Pacioretty</text:p>
          </table:table-cell>
          <table:table-cell office:value-type="float" office:value="4500000">
            <text:p>45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-A Parenteau</text:p>
          </table:table-cell>
          <table:table-cell office:value-type="float" office:value="4000000">
            <text:p>40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vid Desharnais</text:p>
          </table:table-cell>
          <table:table-cell office:value-type="float" office:value="3500000">
            <text:p>35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Lars Eller</text:p>
          </table:table-cell>
          <table:table-cell office:value-type="float" office:value="3500000">
            <text:p>35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ene Bourque</text:p>
          </table:table-cell>
          <table:table-cell office:value-type="float" office:value="3333333">
            <text:p>3333333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ndon Prust</text:p>
          </table:table-cell>
          <table:table-cell office:value-type="float" office:value="2500000">
            <text:p>250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ravis Moen</text:p>
          </table:table-cell>
          <table:table-cell office:value-type="float" office:value="1850000">
            <text:p>1850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le Weise</text:p>
          </table:table-cell>
          <table:table-cell office:value-type="float" office:value="1025000">
            <text:p>1025000</text:p>
          </table:table-cell>
          <table:table-cell office:value-type="string">
            <text:p>Canadien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lex Galchenyuk</text:p>
          </table:table-cell>
          <table:table-cell office:value-type="float" office:value="925000">
            <text:p>9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iri Sekac</text:p>
          </table:table-cell>
          <table:table-cell office:value-type="float" office:value="925000">
            <text:p>9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nny Malhotra</text:p>
          </table:table-cell>
          <table:table-cell office:value-type="float" office:value="850000">
            <text:p>85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Gallagher</text:p>
          </table:table-cell>
          <table:table-cell office:value-type="float" office:value="685000">
            <text:p>68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Bournival</text:p>
          </table:table-cell>
          <table:table-cell office:value-type="float" office:value="660000">
            <text:p>66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eorge Parros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K. Subban</text:p>
          </table:table-cell>
          <table:table-cell office:value-type="float" office:value="9000000">
            <text:p>9000000</text:p>
          </table:table-cell>
          <table:table-cell office:value-type="string">
            <text:p>Canadie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Andrei Markov</text:p>
          </table:table-cell>
          <table:table-cell office:value-type="float" office:value="5750000">
            <text:p>5750000</text:p>
          </table:table-cell>
          <table:table-cell office:value-type="string">
            <text:p>Canadie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Alexei Emelin</text:p>
          </table:table-cell>
          <table:table-cell office:value-type="float" office:value="4100000">
            <text:p>4100000</text:p>
          </table:table-cell>
          <table:table-cell office:value-type="string">
            <text:p>Canadie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Tom Gilbert</text:p>
          </table:table-cell>
          <table:table-cell office:value-type="float" office:value="2800000">
            <text:p>2800000</text:p>
          </table:table-cell>
          <table:table-cell office:value-type="string">
            <text:p>Canadie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ike Weaver</text:p>
          </table:table-cell>
          <table:table-cell office:value-type="float" office:value="1750000">
            <text:p>1750000</text:p>
          </table:table-cell>
          <table:table-cell office:value-type="string">
            <text:p>Canadie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Nathan Beaulieu</text:p>
          </table:table-cell>
          <table:table-cell office:value-type="float" office:value="925000">
            <text:p>9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rred Tinordi</text:p>
          </table:table-cell>
          <table:table-cell office:value-type="float" office:value="870000">
            <text:p>87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ancis Bouillon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ouglas Murray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ey Price</text:p>
          </table:table-cell>
          <table:table-cell office:value-type="float" office:value="6500000">
            <text:p>6500000</text:p>
          </table:table-cell>
          <table:table-cell office:value-type="string">
            <text:p>Canadien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Peter Budaj</text:p>
          </table:table-cell>
          <table:table-cell office:value-type="float" office:value="1400000">
            <text:p>1400000</text:p>
          </table:table-cell>
          <table:table-cell office:value-type="string">
            <text:p>Canadien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acob De La Rose</text:p>
          </table:table-cell>
          <table:table-cell office:value-type="float" office:value="925000">
            <text:p>9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ita Scherbak</text:p>
          </table:table-cell>
          <table:table-cell office:value-type="float" office:value="925000">
            <text:p>9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McCarron</text:p>
          </table:table-cell>
          <table:table-cell office:value-type="float" office:value="894167">
            <text:p>894167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gnus Nygren</text:p>
          </table:table-cell>
          <table:table-cell office:value-type="float" office:value="858750">
            <text:p>85875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Carr</text:p>
          </table:table-cell>
          <table:table-cell office:value-type="float" office:value="842500">
            <text:p>8425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tian Thomas</text:p>
          </table:table-cell>
          <table:table-cell office:value-type="float" office:value="808333">
            <text:p>808333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ary Fucale</text:p>
          </table:table-cell>
          <table:table-cell office:value-type="float" office:value="745000">
            <text:p>74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c Bennett</text:p>
          </table:table-cell>
          <table:table-cell office:value-type="float" office:value="690000">
            <text:p>69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Condon</text:p>
          </table:table-cell>
          <table:table-cell office:value-type="float" office:value="680000">
            <text:p>68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rren Dietz</text:p>
          </table:table-cell>
          <table:table-cell office:value-type="float" office:value="665000">
            <text:p>66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nnor Crisp</text:p>
          </table:table-cell>
          <table:table-cell office:value-type="float" office:value="646667">
            <text:p>646667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lton Thrower</text:p>
          </table:table-cell>
          <table:table-cell office:value-type="float" office:value="646667">
            <text:p>646667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ck Nevins</text:p>
          </table:table-cell>
          <table:table-cell office:value-type="float" office:value="645000">
            <text:p>64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organ Ellis</text:p>
          </table:table-cell>
          <table:table-cell office:value-type="float" office:value="640000">
            <text:p>64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Holland</text:p>
          </table:table-cell>
          <table:table-cell office:value-type="float" office:value="640000">
            <text:p>64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Bozon</text:p>
          </table:table-cell>
          <table:table-cell office:value-type="float" office:value="640000">
            <text:p>64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s Drewiske</text:p>
          </table:table-cell>
          <table:table-cell office:value-type="float" office:value="637500">
            <text:p>6375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ven Andrighetto</text:p>
          </table:table-cell>
          <table:table-cell office:value-type="float" office:value="633333">
            <text:p>633333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arles Hudon</text:p>
          </table:table-cell>
          <table:table-cell office:value-type="float" office:value="625000">
            <text:p>625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emy Gregoire</text:p>
          </table:table-cell>
          <table:table-cell office:value-type="float" office:value="620000">
            <text:p>62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y MacDonald</text:p>
          </table:table-cell>
          <table:table-cell office:value-type="float" office:value="600000">
            <text:p>6000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fan Fournier</text:p>
          </table:table-cell>
          <table:table-cell office:value-type="float" office:value="583333">
            <text:p>583333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ustin Tokarski</text:p>
          </table:table-cell>
          <table:table-cell office:value-type="float" office:value="562500">
            <text:p>5625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briel Dumont</text:p>
          </table:table-cell>
          <table:table-cell office:value-type="float" office:value="562500">
            <text:p>5625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eg Pateryn</text:p>
          </table:table-cell>
          <table:table-cell office:value-type="float" office:value="562500">
            <text:p>562500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onas Nattinen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Delmas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ert Czarnik</text:p>
          </table:table-cell>
          <table:table-cell office:value-type="string">
            <text:p>Not signed</text:p>
          </table:table-cell>
          <table:table-cell office:value-type="string">
            <text:p>Canadie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Neal</text:p>
          </table:table-cell>
          <table:table-cell office:value-type="float" office:value="5000000">
            <text:p>50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e Fisher</text:p>
          </table:table-cell>
          <table:table-cell office:value-type="float" office:value="4200000">
            <text:p>42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tt Cullen</text:p>
          </table:table-cell>
          <table:table-cell office:value-type="float" office:value="3500000">
            <text:p>35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aul Gaustad</text:p>
          </table:table-cell>
          <table:table-cell office:value-type="float" office:value="3250000">
            <text:p>325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Viktor Stalberg</text:p>
          </table:table-cell>
          <table:table-cell office:value-type="float" office:value="3000000">
            <text:p>30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Olli Jokinen</text:p>
          </table:table-cell>
          <table:table-cell office:value-type="float" office:value="2500000">
            <text:p>25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Eric Nystrom</text:p>
          </table:table-cell>
          <table:table-cell office:value-type="float" office:value="2500000">
            <text:p>25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olin Wilson</text:p>
          </table:table-cell>
          <table:table-cell office:value-type="float" office:value="2000000">
            <text:p>20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raig Smith</text:p>
          </table:table-cell>
          <table:table-cell office:value-type="float" office:value="2000000">
            <text:p>20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e Ribeiro</text:p>
          </table:table-cell>
          <table:table-cell office:value-type="float" office:value="1050000">
            <text:p>105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erek Roy</text:p>
          </table:table-cell>
          <table:table-cell office:value-type="float" office:value="1000000">
            <text:p>1000000</text:p>
          </table:table-cell>
          <table:table-cell office:value-type="string">
            <text:p>Pred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Filip Forsberg</text:p>
          </table:table-cell>
          <table:table-cell office:value-type="float" office:value="894167">
            <text:p>8941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hard Clune</text:p>
          </table:table-cell>
          <table:table-cell office:value-type="float" office:value="850000">
            <text:p>85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briel Bourque</text:p>
          </table:table-cell>
          <table:table-cell office:value-type="float" office:value="775000">
            <text:p>77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le Jarnkrok</text:p>
          </table:table-cell>
          <table:table-cell office:value-type="float" office:value="715000">
            <text:p>71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hea Weber</text:p>
          </table:table-cell>
          <table:table-cell office:value-type="float" office:value="7857143">
            <text:p>7857143</text:p>
          </table:table-cell>
          <table:table-cell office:value-type="string">
            <text:p>Predators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Roman Josi</text:p>
          </table:table-cell>
          <table:table-cell office:value-type="float" office:value="4000000">
            <text:p>4000000</text:p>
          </table:table-cell>
          <table:table-cell office:value-type="string">
            <text:p>Predators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Mattias Ekholm</text:p>
          </table:table-cell>
          <table:table-cell office:value-type="float" office:value="1037500">
            <text:p>1037500</text:p>
          </table:table-cell>
          <table:table-cell office:value-type="string">
            <text:p>Predators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Anton Volchenkov</text:p>
          </table:table-cell>
          <table:table-cell office:value-type="float" office:value="1000000">
            <text:p>1000000</text:p>
          </table:table-cell>
          <table:table-cell office:value-type="string">
            <text:p>Predators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eth Jones</text:p>
          </table:table-cell>
          <table:table-cell office:value-type="float" office:value="925000">
            <text:p>92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ctor Bartley</text:p>
          </table:table-cell>
          <table:table-cell office:value-type="float" office:value="666667">
            <text:p>66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Ellis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kka Rinne</text:p>
          </table:table-cell>
          <table:table-cell office:value-type="float" office:value="7000000">
            <text:p>7000000</text:p>
          </table:table-cell>
          <table:table-cell office:value-type="string">
            <text:p>Predato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arter Hutton</text:p>
          </table:table-cell>
          <table:table-cell office:value-type="float" office:value="725000">
            <text:p>725000</text:p>
          </table:table-cell>
          <table:table-cell office:value-type="string">
            <text:p>Predato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Miikka Salomaki</text:p>
          </table:table-cell>
          <table:table-cell office:value-type="float" office:value="925000">
            <text:p>92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Fiala</text:p>
          </table:table-cell>
          <table:table-cell office:value-type="float" office:value="925000">
            <text:p>92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ustin Watson</text:p>
          </table:table-cell>
          <table:table-cell office:value-type="float" office:value="870000">
            <text:p>87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an Alm</text:p>
          </table:table-cell>
          <table:table-cell office:value-type="float" office:value="792500">
            <text:p>7925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gnus Hellberg</text:p>
          </table:table-cell>
          <table:table-cell office:value-type="float" office:value="780833">
            <text:p>780833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ontus Aberg</text:p>
          </table:table-cell>
          <table:table-cell office:value-type="float" office:value="780833">
            <text:p>780833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Budish</text:p>
          </table:table-cell>
          <table:table-cell office:value-type="float" office:value="665000">
            <text:p>66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an Leipsic</text:p>
          </table:table-cell>
          <table:table-cell office:value-type="float" office:value="653333">
            <text:p>653333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t Noonan</text:p>
          </table:table-cell>
          <table:table-cell office:value-type="float" office:value="652500">
            <text:p>6525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ton Sissons</text:p>
          </table:table-cell>
          <table:table-cell office:value-type="float" office:value="635000">
            <text:p>63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ktor Arvidsson</text:p>
          </table:table-cell>
          <table:table-cell office:value-type="float" office:value="631667">
            <text:p>631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elix Girard</text:p>
          </table:table-cell>
          <table:table-cell office:value-type="float" office:value="631667">
            <text:p>631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 Gortz</text:p>
          </table:table-cell>
          <table:table-cell office:value-type="float" office:value="616667">
            <text:p>61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Diaby</text:p>
          </table:table-cell>
          <table:table-cell office:value-type="float" office:value="616667">
            <text:p>61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Shalla</text:p>
          </table:table-cell>
          <table:table-cell office:value-type="float" office:value="611667">
            <text:p>611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ko Vainonen</text:p>
          </table:table-cell>
          <table:table-cell office:value-type="float" office:value="610000">
            <text:p>61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ek Mazanec</text:p>
          </table:table-cell>
          <table:table-cell office:value-type="float" office:value="610000">
            <text:p>61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Cehlin</text:p>
          </table:table-cell>
          <table:table-cell office:value-type="float" office:value="606667">
            <text:p>60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ynen Rissling</text:p>
          </table:table-cell>
          <table:table-cell office:value-type="float" office:value="606667">
            <text:p>60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Bitetto</text:p>
          </table:table-cell>
          <table:table-cell office:value-type="float" office:value="605000">
            <text:p>605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Aronson</text:p>
          </table:table-cell>
          <table:table-cell office:value-type="float" office:value="566667">
            <text:p>566667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Henderson</text:p>
          </table:table-cell>
          <table:table-cell office:value-type="float" office:value="550000">
            <text:p>55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Piskula</text:p>
          </table:table-cell>
          <table:table-cell office:value-type="float" office:value="550000">
            <text:p>55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Van Guilder</text:p>
          </table:table-cell>
          <table:table-cell office:value-type="float" office:value="550000">
            <text:p>550000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onas Jarvinen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Beck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Valentine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imon Moser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Roussel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yan Rodney</text:p>
          </table:table-cell>
          <table:table-cell office:value-type="string">
            <text:p>Not signed</text:p>
          </table:table-cell>
          <table:table-cell office:value-type="string">
            <text:p>Pred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avis Zajac</text:p>
          </table:table-cell>
          <table:table-cell office:value-type="float" office:value="5750000">
            <text:p>575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Patrik Elias</text:p>
          </table:table-cell>
          <table:table-cell office:value-type="float" office:value="5500000">
            <text:p>55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ike Cammalleri</text:p>
          </table:table-cell>
          <table:table-cell office:value-type="float" office:value="5000000">
            <text:p>50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yane Clowe</text:p>
          </table:table-cell>
          <table:table-cell office:value-type="float" office:value="4850000">
            <text:p>485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Adam Henrique</text:p>
          </table:table-cell>
          <table:table-cell office:value-type="float" office:value="4000000">
            <text:p>40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uomo Ruutu</text:p>
          </table:table-cell>
          <table:table-cell office:value-type="float" office:value="3800000">
            <text:p>38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ichael Ryder</text:p>
          </table:table-cell>
          <table:table-cell office:value-type="float" office:value="3500000">
            <text:p>35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romir Jagr</text:p>
          </table:table-cell>
          <table:table-cell office:value-type="float" office:value="3500000">
            <text:p>35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inius Zubrus</text:p>
          </table:table-cell>
          <table:table-cell office:value-type="float" office:value="3100000">
            <text:p>31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amien Brunner</text:p>
          </table:table-cell>
          <table:table-cell office:value-type="float" office:value="2500000">
            <text:p>25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rtin Havlat</text:p>
          </table:table-cell>
          <table:table-cell office:value-type="float" office:value="1500000">
            <text:p>15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tephen Gionta</text:p>
          </table:table-cell>
          <table:table-cell office:value-type="float" office:value="850000">
            <text:p>85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cob Josefson</text:p>
          </table:table-cell>
          <table:table-cell office:value-type="float" office:value="800000">
            <text:p>8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teve Bernier</text:p>
          </table:table-cell>
          <table:table-cell office:value-type="float" office:value="600000">
            <text:p>600000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yan Carter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yce Salvador</text:p>
          </table:table-cell>
          <table:table-cell office:value-type="float" office:value="3166667">
            <text:p>3166667</text:p>
          </table:table-cell>
          <table:table-cell office:value-type="string">
            <text:p>Devil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y Greene</text:p>
          </table:table-cell>
          <table:table-cell office:value-type="float" office:value="3000000">
            <text:p>3000000</text:p>
          </table:table-cell>
          <table:table-cell office:value-type="string">
            <text:p>Devil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ek Zidlicky</text:p>
          </table:table-cell>
          <table:table-cell office:value-type="float" office:value="3000000">
            <text:p>3000000</text:p>
          </table:table-cell>
          <table:table-cell office:value-type="string">
            <text:p>Devil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dam Larsson</text:p>
          </table:table-cell>
          <table:table-cell office:value-type="float" office:value="900000">
            <text:p>900000</text:p>
          </table:table-cell>
          <table:table-cell office:value-type="string">
            <text:p>Devil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n Merrill</text:p>
          </table:table-cell>
          <table:table-cell office:value-type="float" office:value="840000">
            <text:p>84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Harrold</text:p>
          </table:table-cell>
          <table:table-cell office:value-type="float" office:value="800000">
            <text:p>80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y Schneider</text:p>
          </table:table-cell>
          <table:table-cell office:value-type="float" office:value="4000000">
            <text:p>4000000</text:p>
          </table:table-cell>
          <table:table-cell office:value-type="string">
            <text:p>Devil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artin Brodeur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Ilya Kovalchuk</text:p>
          </table:table-cell>
          <table:table-cell office:value-type="float" office:value="250000">
            <text:p>250000</text:p>
          </table:table-cell>
          <table:table-cell office:value-type="string">
            <text:p>Devil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Stefan Matteau</text:p>
          </table:table-cell>
          <table:table-cell office:value-type="float" office:value="842500">
            <text:p>84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eid Boucher</text:p>
          </table:table-cell>
          <table:table-cell office:value-type="float" office:value="692500">
            <text:p>69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aman Hrabarenka</text:p>
          </table:table-cell>
          <table:table-cell office:value-type="float" office:value="692500">
            <text:p>69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aham Black</text:p>
          </table:table-cell>
          <table:table-cell office:value-type="float" office:value="650000">
            <text:p>65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Wedgewood</text:p>
          </table:table-cell>
          <table:table-cell office:value-type="float" office:value="648333">
            <text:p>648333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Thomson</text:p>
          </table:table-cell>
          <table:table-cell office:value-type="float" office:value="626667">
            <text:p>626667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Johnson</text:p>
          </table:table-cell>
          <table:table-cell office:value-type="float" office:value="616667">
            <text:p>616667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eece Scarlett</text:p>
          </table:table-cell>
          <table:table-cell office:value-type="float" office:value="613333">
            <text:p>613333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mon Severson</text:p>
          </table:table-cell>
          <table:table-cell office:value-type="float" office:value="605833">
            <text:p>605833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e Clermont</text:p>
          </table:table-cell>
          <table:table-cell office:value-type="float" office:value="605000">
            <text:p>605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Clemmensen</text:p>
          </table:table-cell>
          <table:table-cell office:value-type="float" office:value="600000">
            <text:p>60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ith Kinkaid</text:p>
          </table:table-cell>
          <table:table-cell office:value-type="float" office:value="600000">
            <text:p>60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th Helgeson</text:p>
          </table:table-cell>
          <table:table-cell office:value-type="float" office:value="595000">
            <text:p>595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m Janssen</text:p>
          </table:table-cell>
          <table:table-cell office:value-type="float" office:value="575000">
            <text:p>575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Whitney</text:p>
          </table:table-cell>
          <table:table-cell office:value-type="float" office:value="567500">
            <text:p>567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Sestito</text:p>
          </table:table-cell>
          <table:table-cell office:value-type="float" office:value="562500">
            <text:p>56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 Kelly</text:p>
          </table:table-cell>
          <table:table-cell office:value-type="float" office:value="562500">
            <text:p>56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Sislo</text:p>
          </table:table-cell>
          <table:table-cell office:value-type="float" office:value="562500">
            <text:p>56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Burlon</text:p>
          </table:table-cell>
          <table:table-cell office:value-type="float" office:value="562500">
            <text:p>56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rcy Zajac</text:p>
          </table:table-cell>
          <table:table-cell office:value-type="float" office:value="552500">
            <text:p>5525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Timmins</text:p>
          </table:table-cell>
          <table:table-cell office:value-type="float" office:value="550000">
            <text:p>55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bin McPherson</text:p>
          </table:table-cell>
          <table:table-cell office:value-type="float" office:value="550000">
            <text:p>550000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Gelinas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ander Urbom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Wohlberg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ias Tedenby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arri Pesonen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ley Boychuk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d Pelley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arry Young</text:p>
          </table:table-cell>
          <table:table-cell office:value-type="string">
            <text:p>Not signed</text:p>
          </table:table-cell>
          <table:table-cell office:value-type="string">
            <text:p>Devi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Tavares</text:p>
          </table:table-cell>
          <table:table-cell office:value-type="float" office:value="5500000">
            <text:p>55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. Grabovski</text:p>
          </table:table-cell>
          <table:table-cell office:value-type="float" office:value="5000000">
            <text:p>50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Nikolai Kulemin</text:p>
          </table:table-cell>
          <table:table-cell office:value-type="float" office:value="4187500">
            <text:p>41875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sh Bailey</text:p>
          </table:table-cell>
          <table:table-cell office:value-type="float" office:value="3300000">
            <text:p>33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chael Grabner</text:p>
          </table:table-cell>
          <table:table-cell office:value-type="float" office:value="3000000">
            <text:p>30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Kyle Okposo</text:p>
          </table:table-cell>
          <table:table-cell office:value-type="float" office:value="2800000">
            <text:p>28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al Clutterbuck</text:p>
          </table:table-cell>
          <table:table-cell office:value-type="float" office:value="2750000">
            <text:p>275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Frans Nielsen</text:p>
          </table:table-cell>
          <table:table-cell office:value-type="float" office:value="2750000">
            <text:p>275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tt Martin</text:p>
          </table:table-cell>
          <table:table-cell office:value-type="float" office:value="1000000">
            <text:p>10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asey Cizikas</text:p>
          </table:table-cell>
          <table:table-cell office:value-type="float" office:value="1000000">
            <text:p>10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ock Nelson</text:p>
          </table:table-cell>
          <table:table-cell office:value-type="float" office:value="900000">
            <text:p>900000</text:p>
          </table:table-cell>
          <table:table-cell office:value-type="string">
            <text:p>Island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yan Strome</text:p>
          </table:table-cell>
          <table:table-cell office:value-type="float" office:value="863333">
            <text:p>863333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ers Lee</text:p>
          </table:table-cell>
          <table:table-cell office:value-type="float" office:value="850500">
            <text:p>8505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Boulton</text:p>
          </table:table-cell>
          <table:table-cell office:value-type="float" office:value="650000">
            <text:p>65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in McDonald</text:p>
          </table:table-cell>
          <table:table-cell office:value-type="float" office:value="637500">
            <text:p>6375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y Conacher</text:p>
          </table:table-cell>
          <table:table-cell office:value-type="float" office:value="600000">
            <text:p>60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. Visnovsky</text:p>
          </table:table-cell>
          <table:table-cell office:value-type="float" office:value="4750000">
            <text:p>4750000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ravis Hamonic</text:p>
          </table:table-cell>
          <table:table-cell office:value-type="float" office:value="3857143">
            <text:p>3857143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alvin de Haan</text:p>
          </table:table-cell>
          <table:table-cell office:value-type="float" office:value="1966667">
            <text:p>1966667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Carkner</text:p>
          </table:table-cell>
          <table:table-cell office:value-type="float" office:value="1500000">
            <text:p>1500000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Donovan</text:p>
          </table:table-cell>
          <table:table-cell office:value-type="float" office:value="826875">
            <text:p>826875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ian Strait</text:p>
          </table:table-cell>
          <table:table-cell office:value-type="float" office:value="775000">
            <text:p>775000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homas Hickey</text:p>
          </table:table-cell>
          <table:table-cell office:value-type="float" office:value="675000">
            <text:p>675000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T.J. Brennan</text:p>
          </table:table-cell>
          <table:table-cell office:value-type="float" office:value="600000">
            <text:p>600000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adek Martinek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roslav Halak</text:p>
          </table:table-cell>
          <table:table-cell office:value-type="float" office:value="4500000">
            <text:p>4500000</text:p>
          </table:table-cell>
          <table:table-cell office:value-type="string">
            <text:p>Island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had Johnson</text:p>
          </table:table-cell>
          <table:table-cell office:value-type="float" office:value="1300000">
            <text:p>1300000</text:p>
          </table:table-cell>
          <table:table-cell office:value-type="string">
            <text:p>Island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ick DiPietro</text:p>
          </table:table-cell>
          <table:table-cell office:value-type="float" office:value="0">
            <text:p>0</text:p>
          </table:table-cell>
          <table:table-cell office:value-type="string">
            <text:p>Islanders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cott Mayfield</text:p>
          </table:table-cell>
          <table:table-cell office:value-type="float" office:value="925000">
            <text:p>92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Czuczman</text:p>
          </table:table-cell>
          <table:table-cell office:value-type="float" office:value="925000">
            <text:p>92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lle Pokka</text:p>
          </table:table-cell>
          <table:table-cell office:value-type="float" office:value="925000">
            <text:p>92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Pulock</text:p>
          </table:table-cell>
          <table:table-cell office:value-type="float" office:value="894167">
            <text:p>894167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Collberg</text:p>
          </table:table-cell>
          <table:table-cell office:value-type="float" office:value="894167">
            <text:p>894167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Halmo</text:p>
          </table:table-cell>
          <table:table-cell office:value-type="float" office:value="864167">
            <text:p>864167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iffin Reinhart</text:p>
          </table:table-cell>
          <table:table-cell office:value-type="float" office:value="863333">
            <text:p>863333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Pelech</text:p>
          </table:table-cell>
          <table:table-cell office:value-type="float" office:value="854333">
            <text:p>854333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aron Ness</text:p>
          </table:table-cell>
          <table:table-cell office:value-type="float" office:value="826875">
            <text:p>826875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i Pedan</text:p>
          </table:table-cell>
          <table:table-cell office:value-type="float" office:value="792500">
            <text:p>7925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an Sundstrom</text:p>
          </table:table-cell>
          <table:table-cell office:value-type="float" office:value="770000">
            <text:p>77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ck Skille</text:p>
          </table:table-cell>
          <table:table-cell office:value-type="float" office:value="750000">
            <text:p>75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Leggio</text:p>
          </table:table-cell>
          <table:table-cell office:value-type="float" office:value="700000">
            <text:p>70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ael Mouillierat</text:p>
          </table:table-cell>
          <table:table-cell office:value-type="float" office:value="675000">
            <text:p>67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Poulin</text:p>
          </table:table-cell>
          <table:table-cell office:value-type="float" office:value="650000">
            <text:p>65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. Zolnierczyk</text:p>
          </table:table-cell>
          <table:table-cell office:value-type="float" office:value="650000">
            <text:p>650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Persson</text:p>
          </table:table-cell>
          <table:table-cell office:value-type="float" office:value="626667">
            <text:p>626667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oic Leduc</text:p>
          </table:table-cell>
          <table:table-cell office:value-type="float" office:value="615000">
            <text:p>61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Gallant</text:p>
          </table:table-cell>
          <table:table-cell office:value-type="float" office:value="605000">
            <text:p>60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sse Graham</text:p>
          </table:table-cell>
          <table:table-cell office:value-type="float" office:value="605000">
            <text:p>60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an Quine</text:p>
          </table:table-cell>
          <table:table-cell office:value-type="float" office:value="595000">
            <text:p>595000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Clark</text:p>
          </table:table-cell>
          <table:table-cell office:value-type="float" office:value="551667">
            <text:p>551667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ers Nilsson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Mangene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c Cantin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Diamond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Bruton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Johnson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n Reiter</text:p>
          </table:table-cell>
          <table:table-cell office:value-type="string">
            <text:p>Not signed</text:p>
          </table:table-cell>
          <table:table-cell office:value-type="string">
            <text:p>Island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k Nash</text:p>
          </table:table-cell>
          <table:table-cell office:value-type="float" office:value="7800000">
            <text:p>780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rtin St. Louis</text:p>
          </table:table-cell>
          <table:table-cell office:value-type="float" office:value="5625000">
            <text:p>5625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erick Brassard</text:p>
          </table:table-cell>
          <table:table-cell office:value-type="float" office:value="5000000">
            <text:p>500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ts Zuccarello</text:p>
          </table:table-cell>
          <table:table-cell office:value-type="float" office:value="3500000">
            <text:p>350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erek Stepan</text:p>
          </table:table-cell>
          <table:table-cell office:value-type="float" office:value="3075000">
            <text:p>3075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hris Kreider</text:p>
          </table:table-cell>
          <table:table-cell office:value-type="float" office:value="2475000">
            <text:p>2475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arl Hagelin</text:p>
          </table:table-cell>
          <table:table-cell office:value-type="float" office:value="2250000">
            <text:p>225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ominic Moore</text:p>
          </table:table-cell>
          <table:table-cell office:value-type="float" office:value="1500000">
            <text:p>150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anner Glass</text:p>
          </table:table-cell>
          <table:table-cell office:value-type="float" office:value="1450000">
            <text:p>145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Lee Stempniak</text:p>
          </table:table-cell>
          <table:table-cell office:value-type="float" office:value="900000">
            <text:p>900000</text:p>
          </table:table-cell>
          <table:table-cell office:value-type="string">
            <text:p>Range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esper Fast</text:p>
          </table:table-cell>
          <table:table-cell office:value-type="float" office:value="805000">
            <text:p>80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hew Lombardi</text:p>
          </table:table-cell>
          <table:table-cell office:value-type="float" office:value="800000">
            <text:p>80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Mueller</text:p>
          </table:table-cell>
          <table:table-cell office:value-type="float" office:value="600000">
            <text:p>60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Carcillo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 Girardi</text:p>
          </table:table-cell>
          <table:table-cell office:value-type="float" office:value="5500000">
            <text:p>550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McDonagh</text:p>
          </table:table-cell>
          <table:table-cell office:value-type="float" office:value="4700000">
            <text:p>470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n Boyle</text:p>
          </table:table-cell>
          <table:table-cell office:value-type="float" office:value="4500000">
            <text:p>450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c Staal</text:p>
          </table:table-cell>
          <table:table-cell office:value-type="float" office:value="3975000">
            <text:p>3975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evin Klein</text:p>
          </table:table-cell>
          <table:table-cell office:value-type="float" office:value="2900000">
            <text:p>290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ike Kostka</text:p>
          </table:table-cell>
          <table:table-cell office:value-type="float" office:value="650000">
            <text:p>65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Hunwick</text:p>
          </table:table-cell>
          <table:table-cell office:value-type="float" office:value="600000">
            <text:p>600000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hn Moore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aphael Diaz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Henrik Lundqvist</text:p>
          </table:table-cell>
          <table:table-cell office:value-type="float" office:value="8500000">
            <text:p>8500000</text:p>
          </table:table-cell>
          <table:table-cell office:value-type="string">
            <text:p>Rang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ameron Talbot</text:p>
          </table:table-cell>
          <table:table-cell office:value-type="float" office:value="562500">
            <text:p>562500</text:p>
          </table:table-cell>
          <table:table-cell office:value-type="string">
            <text:p>Ranger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ad Richards</text:p>
          </table:table-cell>
          <table:table-cell office:value-type="float" office:value="0">
            <text:p>0</text:p>
          </table:table-cell>
          <table:table-cell office:value-type="string">
            <text:p>Rangers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Conor Allen</text:p>
          </table:table-cell>
          <table:table-cell office:value-type="float" office:value="925000">
            <text:p>92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hew Bodie</text:p>
          </table:table-cell>
          <table:table-cell office:value-type="float" office:value="925000">
            <text:p>92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r Zamorsky</text:p>
          </table:table-cell>
          <table:table-cell office:value-type="float" office:value="925000">
            <text:p>92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Haggerty</text:p>
          </table:table-cell>
          <table:table-cell office:value-type="float" office:value="925000">
            <text:p>92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Hayes</text:p>
          </table:table-cell>
          <table:table-cell office:value-type="float" office:value="900000">
            <text:p>90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T. Miller</text:p>
          </table:table-cell>
          <table:table-cell office:value-type="float" office:value="894167">
            <text:p>894167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ny Kristo</text:p>
          </table:table-cell>
          <table:table-cell office:value-type="float" office:value="826875">
            <text:p>826875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Duclair</text:p>
          </table:table-cell>
          <table:table-cell office:value-type="float" office:value="772500">
            <text:p>7725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Missiaen</text:p>
          </table:table-cell>
          <table:table-cell office:value-type="float" office:value="715000">
            <text:p>71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Nicholls</text:p>
          </table:table-cell>
          <table:table-cell office:value-type="float" office:value="709167">
            <text:p>709167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ylan McIlrath</text:p>
          </table:table-cell>
          <table:table-cell office:value-type="float" office:value="703333">
            <text:p>703333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McCarthy</text:p>
          </table:table-cell>
          <table:table-cell office:value-type="float" office:value="692500">
            <text:p>6925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Donnay</text:p>
          </table:table-cell>
          <table:table-cell office:value-type="float" office:value="688889">
            <text:p>688889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scar Lindberg</text:p>
          </table:table-cell>
          <table:table-cell office:value-type="float" office:value="675000">
            <text:p>67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Skapski</text:p>
          </table:table-cell>
          <table:table-cell office:value-type="float" office:value="663333">
            <text:p>663333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le Andersson</text:p>
          </table:table-cell>
          <table:table-cell office:value-type="float" office:value="661667">
            <text:p>661667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Graves</text:p>
          </table:table-cell>
          <table:table-cell office:value-type="float" office:value="660000">
            <text:p>66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Yogan</text:p>
          </table:table-cell>
          <table:table-cell office:value-type="float" office:value="655000">
            <text:p>65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uel Noreau</text:p>
          </table:table-cell>
          <table:table-cell office:value-type="float" office:value="645000">
            <text:p>64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ek Hrivik</text:p>
          </table:table-cell>
          <table:table-cell office:value-type="float" office:value="641667">
            <text:p>641667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St. Croix</text:p>
          </table:table-cell>
          <table:table-cell office:value-type="float" office:value="635000">
            <text:p>63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my Hughes</text:p>
          </table:table-cell>
          <table:table-cell office:value-type="float" office:value="608333">
            <text:p>608333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Desjardins</text:p>
          </table:table-cell>
          <table:table-cell office:value-type="float" office:value="600000">
            <text:p>60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Bourque</text:p>
          </table:table-cell>
          <table:table-cell office:value-type="float" office:value="600000">
            <text:p>60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Kantor</text:p>
          </table:table-cell>
          <table:table-cell office:value-type="float" office:value="583333">
            <text:p>583333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Tarnasky</text:p>
          </table:table-cell>
          <table:table-cell office:value-type="float" office:value="575000">
            <text:p>575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Bourque</text:p>
          </table:table-cell>
          <table:table-cell office:value-type="float" office:value="562500">
            <text:p>5625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Kampfer</text:p>
          </table:table-cell>
          <table:table-cell office:value-type="float" office:value="550000">
            <text:p>550000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rron Asham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yle Jean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Stajcer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son Wilson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ny Syvret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Leneveu</text:p>
          </table:table-cell>
          <table:table-cell office:value-type="string">
            <text:p>Not signed</text:p>
          </table:table-cell>
          <table:table-cell office:value-type="string">
            <text:p>Rang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bby Ryan</text:p>
          </table:table-cell>
          <table:table-cell office:value-type="float" office:value="5100000">
            <text:p>510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lan Michalek</text:p>
          </table:table-cell>
          <table:table-cell office:value-type="float" office:value="4000000">
            <text:p>400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Kyle Turris</text:p>
          </table:table-cell>
          <table:table-cell office:value-type="float" office:value="3500000">
            <text:p>350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larke MacArthur</text:p>
          </table:table-cell>
          <table:table-cell office:value-type="float" office:value="3250000">
            <text:p>325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vid Legwand</text:p>
          </table:table-cell>
          <table:table-cell office:value-type="float" office:value="3000000">
            <text:p>300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olin Greening</text:p>
          </table:table-cell>
          <table:table-cell office:value-type="float" office:value="2650000">
            <text:p>265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hris Neil</text:p>
          </table:table-cell>
          <table:table-cell office:value-type="float" office:value="1900000">
            <text:p>190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Zack Smith</text:p>
          </table:table-cell>
          <table:table-cell office:value-type="float" office:value="1887500">
            <text:p>18875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Erik Condra</text:p>
          </table:table-cell>
          <table:table-cell office:value-type="float" office:value="1250000">
            <text:p>1250000</text:p>
          </table:table-cell>
          <table:table-cell office:value-type="string">
            <text:p>Senator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a Zibanejad</text:p>
          </table:table-cell>
          <table:table-cell office:value-type="float" office:value="894167">
            <text:p>894167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Chiasson</text:p>
          </table:table-cell>
          <table:table-cell office:value-type="float" office:value="866667">
            <text:p>866667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Hoffman</text:p>
          </table:table-cell>
          <table:table-cell office:value-type="float" office:value="750000">
            <text:p>75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Stone</text:p>
          </table:table-cell>
          <table:table-cell office:value-type="float" office:value="603333">
            <text:p>60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Kassian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k Karlsson</text:p>
          </table:table-cell>
          <table:table-cell office:value-type="float" office:value="6500000">
            <text:p>650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red Cowen</text:p>
          </table:table-cell>
          <table:table-cell office:value-type="float" office:value="3100000">
            <text:p>310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c Methot</text:p>
          </table:table-cell>
          <table:table-cell office:value-type="float" office:value="3000000">
            <text:p>300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hris Phillips</text:p>
          </table:table-cell>
          <table:table-cell office:value-type="float" office:value="2500000">
            <text:p>250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P. Wiercioch</text:p>
          </table:table-cell>
          <table:table-cell office:value-type="float" office:value="2000000">
            <text:p>200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Eric Gryba</text:p>
          </table:table-cell>
          <table:table-cell office:value-type="float" office:value="1250000">
            <text:p>1250000</text:p>
          </table:table-cell>
          <table:table-cell office:value-type="string">
            <text:p>Senato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ody Ceci</text:p>
          </table:table-cell>
          <table:table-cell office:value-type="float" office:value="894167">
            <text:p>894167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Borowiecki</text:p>
          </table:table-cell>
          <table:table-cell office:value-type="float" office:value="575000">
            <text:p>57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raig Anderson</text:p>
          </table:table-cell>
          <table:table-cell office:value-type="float" office:value="3187500">
            <text:p>3187500</text:p>
          </table:table-cell>
          <table:table-cell office:value-type="string">
            <text:p>Senato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obin Lehner</text:p>
          </table:table-cell>
          <table:table-cell office:value-type="float" office:value="2225000">
            <text:p>222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uddy Robinson</text:p>
          </table:table-cell>
          <table:table-cell office:value-type="float" office:value="925000">
            <text:p>92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t Thompson</text:p>
          </table:table-cell>
          <table:table-cell office:value-type="float" office:value="925000">
            <text:p>92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urtis Lazar</text:p>
          </table:table-cell>
          <table:table-cell office:value-type="float" office:value="894167">
            <text:p>894167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hane Prince</text:p>
          </table:table-cell>
          <table:table-cell office:value-type="float" office:value="876667">
            <text:p>876667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Puempel</text:p>
          </table:table-cell>
          <table:table-cell office:value-type="float" office:value="863333">
            <text:p>86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Guptill</text:p>
          </table:table-cell>
          <table:table-cell office:value-type="float" office:value="815000">
            <text:p>81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ael Wikstrand</text:p>
          </table:table-cell>
          <table:table-cell office:value-type="float" office:value="813333">
            <text:p>81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aron Johnson</text:p>
          </table:table-cell>
          <table:table-cell office:value-type="float" office:value="800000">
            <text:p>8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Driedger</text:p>
          </table:table-cell>
          <table:table-cell office:value-type="float" office:value="755000">
            <text:p>75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Dziurzynski</text:p>
          </table:table-cell>
          <table:table-cell office:value-type="float" office:value="750000">
            <text:p>75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e Schneider</text:p>
          </table:table-cell>
          <table:table-cell office:value-type="float" office:value="750000">
            <text:p>75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Hammond</text:p>
          </table:table-cell>
          <table:table-cell office:value-type="float" office:value="720000">
            <text:p>72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Dzingel</text:p>
          </table:table-cell>
          <table:table-cell office:value-type="float" office:value="715000">
            <text:p>71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Grant</text:p>
          </table:table-cell>
          <table:table-cell office:value-type="float" office:value="700000">
            <text:p>7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Mullen</text:p>
          </table:table-cell>
          <table:table-cell office:value-type="float" office:value="700000">
            <text:p>7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rek Grant</text:p>
          </table:table-cell>
          <table:table-cell office:value-type="float" office:value="700000">
            <text:p>7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Wideman</text:p>
          </table:table-cell>
          <table:table-cell office:value-type="float" office:value="700000">
            <text:p>7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Rutkowski</text:p>
          </table:table-cell>
          <table:table-cell office:value-type="float" office:value="655000">
            <text:p>655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 McCormick</text:p>
          </table:table-cell>
          <table:table-cell office:value-type="float" office:value="642500">
            <text:p>6425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Sdao</text:p>
          </table:table-cell>
          <table:table-cell office:value-type="float" office:value="641250">
            <text:p>64125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ncent Dunn</text:p>
          </table:table-cell>
          <table:table-cell office:value-type="float" office:value="628333">
            <text:p>628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edrik Claesson</text:p>
          </table:table-cell>
          <table:table-cell office:value-type="float" office:value="623333">
            <text:p>62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Pageau</text:p>
          </table:table-cell>
          <table:table-cell office:value-type="float" office:value="613333">
            <text:p>61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ter Camper</text:p>
          </table:table-cell>
          <table:table-cell office:value-type="float" office:value="600000">
            <text:p>6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rren Kramer</text:p>
          </table:table-cell>
          <table:table-cell office:value-type="float" office:value="600000">
            <text:p>600000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ub Culek</text:p>
          </table:table-cell>
          <table:table-cell office:value-type="float" office:value="593333">
            <text:p>593333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Da Costa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Corvo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acey Hamilton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Blood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han Lawson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im O'Brien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rey Cowick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Eckford</text:p>
          </table:table-cell>
          <table:table-cell office:value-type="string">
            <text:p>Not signed</text:p>
          </table:table-cell>
          <table:table-cell office:value-type="string">
            <text:p>Senato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laude Giroux</text:p>
          </table:table-cell>
          <table:table-cell office:value-type="float" office:value="8275000">
            <text:p>827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R.J. Umberger</text:p>
          </table:table-cell>
          <table:table-cell office:value-type="float" office:value="4600000">
            <text:p>460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V. Lecavalier</text:p>
          </table:table-cell>
          <table:table-cell office:value-type="float" office:value="4500000">
            <text:p>450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akub Voracek</text:p>
          </table:table-cell>
          <table:table-cell office:value-type="float" office:value="4250000">
            <text:p>425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Wayne Simmonds</text:p>
          </table:table-cell>
          <table:table-cell office:value-type="float" office:value="3975000">
            <text:p>397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att Read</text:p>
          </table:table-cell>
          <table:table-cell office:value-type="float" office:value="3625000">
            <text:p>362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Brayden Schenn</text:p>
          </table:table-cell>
          <table:table-cell office:value-type="float" office:value="2500000">
            <text:p>250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Sean Couturier</text:p>
          </table:table-cell>
          <table:table-cell office:value-type="float" office:value="1750000">
            <text:p>175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ichael Raffl</text:p>
          </table:table-cell>
          <table:table-cell office:value-type="float" office:value="1100000">
            <text:p>110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Zac Rinaldo</text:p>
          </table:table-cell>
          <table:table-cell office:value-type="float" office:value="750000">
            <text:p>750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ay Rosehill</text:p>
          </table:table-cell>
          <table:table-cell office:value-type="float" office:value="675000">
            <text:p>67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Ryan White</text:p>
          </table:table-cell>
          <table:table-cell office:value-type="float" office:value="575000">
            <text:p>57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ason Akeson</text:p>
          </table:table-cell>
          <table:table-cell office:value-type="float" office:value="575000">
            <text:p>575000</text:p>
          </table:table-cell>
          <table:table-cell office:value-type="string">
            <text:p>Flyer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ark Streit</text:p>
          </table:table-cell>
          <table:table-cell office:value-type="float" office:value="5250000">
            <text:p>525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w MacDonald</text:p>
          </table:table-cell>
          <table:table-cell office:value-type="float" office:value="5000000">
            <text:p>50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hris Pronger</text:p>
          </table:table-cell>
          <table:table-cell office:value-type="float" office:value="4941429">
            <text:p>4941429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aydon Coburn</text:p>
          </table:table-cell>
          <table:table-cell office:value-type="float" office:value="4500000">
            <text:p>45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Luke Schenn</text:p>
          </table:table-cell>
          <table:table-cell office:value-type="float" office:value="3600000">
            <text:p>36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N. Grossmann</text:p>
          </table:table-cell>
          <table:table-cell office:value-type="float" office:value="3500000">
            <text:p>35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immo Timonen</text:p>
          </table:table-cell>
          <table:table-cell office:value-type="float" office:value="2000000">
            <text:p>20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. Del Zotto</text:p>
          </table:table-cell>
          <table:table-cell office:value-type="float" office:value="1300000">
            <text:p>130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Nick Schultz</text:p>
          </table:table-cell>
          <table:table-cell office:value-type="float" office:value="1250000">
            <text:p>1250000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Erik Gustafsson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Hal Gill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teve Mason</text:p>
          </table:table-cell>
          <table:table-cell office:value-type="float" office:value="4100000">
            <text:p>4100000</text:p>
          </table:table-cell>
          <table:table-cell office:value-type="string">
            <text:p>Fly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ay Emery</text:p>
          </table:table-cell>
          <table:table-cell office:value-type="float" office:value="1000000">
            <text:p>1000000</text:p>
          </table:table-cell>
          <table:table-cell office:value-type="string">
            <text:p>Flyer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Ilya Bryzgalov</text:p>
          </table:table-cell>
          <table:table-cell office:value-type="float" office:value="0">
            <text:p>0</text:p>
          </table:table-cell>
          <table:table-cell office:value-type="string">
            <text:p>Flyers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string">
            <text:p>Petr Straka</text:p>
          </table:table-cell>
          <table:table-cell office:value-type="float" office:value="925000">
            <text:p>92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ert Hagg</text:p>
          </table:table-cell>
          <table:table-cell office:value-type="float" office:value="925000">
            <text:p>92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Gostisbehere</text:p>
          </table:table-cell>
          <table:table-cell office:value-type="float" office:value="925000">
            <text:p>92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uel Morin</text:p>
          </table:table-cell>
          <table:table-cell office:value-type="float" office:value="894167">
            <text:p>894167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Laughton</text:p>
          </table:table-cell>
          <table:table-cell office:value-type="float" office:value="863333">
            <text:p>863333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Cousins</text:p>
          </table:table-cell>
          <table:table-cell office:value-type="float" office:value="811667">
            <text:p>811667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Johnston</text:p>
          </table:table-cell>
          <table:table-cell office:value-type="float" office:value="792500">
            <text:p>7925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Alt</text:p>
          </table:table-cell>
          <table:table-cell office:value-type="float" office:value="781667">
            <text:p>781667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Leier</text:p>
          </table:table-cell>
          <table:table-cell office:value-type="float" office:value="779617">
            <text:p>779617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Alderson</text:p>
          </table:table-cell>
          <table:table-cell office:value-type="float" office:value="767500">
            <text:p>7675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 Lamarche</text:p>
          </table:table-cell>
          <table:table-cell office:value-type="float" office:value="767500">
            <text:p>7675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Stolarz</text:p>
          </table:table-cell>
          <table:table-cell office:value-type="float" office:value="753333">
            <text:p>753333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hew Konan</text:p>
          </table:table-cell>
          <table:table-cell office:value-type="float" office:value="717500">
            <text:p>7175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Manning</text:p>
          </table:table-cell>
          <table:table-cell office:value-type="float" office:value="700000">
            <text:p>70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cel Noebels</text:p>
          </table:table-cell>
          <table:table-cell office:value-type="float" office:value="675833">
            <text:p>675833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Pettersson</text:p>
          </table:table-cell>
          <table:table-cell office:value-type="float" office:value="645000">
            <text:p>64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lair Jones</text:p>
          </table:table-cell>
          <table:table-cell office:value-type="float" office:value="600000">
            <text:p>60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liver Lauridsen</text:p>
          </table:table-cell>
          <table:table-cell office:value-type="float" office:value="600000">
            <text:p>60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Bellemare</text:p>
          </table:table-cell>
          <table:table-cell office:value-type="float" office:value="600000">
            <text:p>60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 Zepp</text:p>
          </table:table-cell>
          <table:table-cell office:value-type="float" office:value="600000">
            <text:p>60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rek Mathers</text:p>
          </table:table-cell>
          <table:table-cell office:value-type="float" office:value="585000">
            <text:p>58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k Stortini</text:p>
          </table:table-cell>
          <table:table-cell office:value-type="float" office:value="575000">
            <text:p>57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VandeVelde</text:p>
          </table:table-cell>
          <table:table-cell office:value-type="float" office:value="575000">
            <text:p>575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Gordon</text:p>
          </table:table-cell>
          <table:table-cell office:value-type="float" office:value="550000">
            <text:p>550000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 Heeter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Brown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Yann Danis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Bourdon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Hostetter</text:p>
          </table:table-cell>
          <table:table-cell office:value-type="string">
            <text:p>Not signed</text:p>
          </table:table-cell>
          <table:table-cell office:value-type="string">
            <text:p>Flyer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hane Doan</text:p>
          </table:table-cell>
          <table:table-cell office:value-type="float" office:value="5300000">
            <text:p>53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rtin Erat</text:p>
          </table:table-cell>
          <table:table-cell office:value-type="float" office:value="4500000">
            <text:p>45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ntoine Vermette</text:p>
          </table:table-cell>
          <table:table-cell office:value-type="float" office:value="3750000">
            <text:p>375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am Gagner</text:p>
          </table:table-cell>
          <table:table-cell office:value-type="float" office:value="3200000">
            <text:p>32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rtin Hanzal</text:p>
          </table:table-cell>
          <table:table-cell office:value-type="float" office:value="3100000">
            <text:p>31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kel Boedker</text:p>
          </table:table-cell>
          <table:table-cell office:value-type="float" office:value="2550000">
            <text:p>255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Lauri Korpikoski</text:p>
          </table:table-cell>
          <table:table-cell office:value-type="float" office:value="2500000">
            <text:p>25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.J. Crombeen</text:p>
          </table:table-cell>
          <table:table-cell office:value-type="float" office:value="1150000">
            <text:p>115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e Vitale</text:p>
          </table:table-cell>
          <table:table-cell office:value-type="float" office:value="1116667">
            <text:p>1116667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Kyle Chipchura</text:p>
          </table:table-cell>
          <table:table-cell office:value-type="float" office:value="875000">
            <text:p>875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vid Moss</text:p>
          </table:table-cell>
          <table:table-cell office:value-type="float" office:value="800000">
            <text:p>800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ob Klinkhammer</text:p>
          </table:table-cell>
          <table:table-cell office:value-type="float" office:value="625000">
            <text:p>625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ndon McMillan</text:p>
          </table:table-cell>
          <table:table-cell office:value-type="float" office:value="625000">
            <text:p>625000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aul Bissonnette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eff Halpern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O. E.-Larsson</text:p>
          </table:table-cell>
          <table:table-cell office:value-type="float" office:value="5500000">
            <text:p>5500000</text:p>
          </table:table-cell>
          <table:table-cell office:value-type="string">
            <text:p>Coyot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eith Yandle</text:p>
          </table:table-cell>
          <table:table-cell office:value-type="float" office:value="5250000">
            <text:p>5250000</text:p>
          </table:table-cell>
          <table:table-cell office:value-type="string">
            <text:p>Coyot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Zbynek Michalek</text:p>
          </table:table-cell>
          <table:table-cell office:value-type="float" office:value="4000000">
            <text:p>4000000</text:p>
          </table:table-cell>
          <table:table-cell office:value-type="string">
            <text:p>Coyot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vid Schlemko</text:p>
          </table:table-cell>
          <table:table-cell office:value-type="float" office:value="1187500">
            <text:p>1187500</text:p>
          </table:table-cell>
          <table:table-cell office:value-type="string">
            <text:p>Coyot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ichael Stone</text:p>
          </table:table-cell>
          <table:table-cell office:value-type="float" office:value="1150000">
            <text:p>1150000</text:p>
          </table:table-cell>
          <table:table-cell office:value-type="string">
            <text:p>Coyot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onnor Murphy</text:p>
          </table:table-cell>
          <table:table-cell office:value-type="float" office:value="863333">
            <text:p>8633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Gormley</text:p>
          </table:table-cell>
          <table:table-cell office:value-type="float" office:value="840000">
            <text:p>84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Summers</text:p>
          </table:table-cell>
          <table:table-cell office:value-type="float" office:value="600000">
            <text:p>60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rek Morris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Smith</text:p>
          </table:table-cell>
          <table:table-cell office:value-type="float" office:value="5666667">
            <text:p>5666667</text:p>
          </table:table-cell>
          <table:table-cell office:value-type="string">
            <text:p>Coyot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Devan Dubnyk</text:p>
          </table:table-cell>
          <table:table-cell office:value-type="float" office:value="800000">
            <text:p>800000</text:p>
          </table:table-cell>
          <table:table-cell office:value-type="string">
            <text:p>Coyot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yler Gaudet</text:p>
          </table:table-cell>
          <table:table-cell office:value-type="float" office:value="925000">
            <text:p>925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eg Carey</text:p>
          </table:table-cell>
          <table:table-cell office:value-type="float" office:value="925000">
            <text:p>925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an Perlini</text:p>
          </table:table-cell>
          <table:table-cell office:value-type="float" office:value="925000">
            <text:p>925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. Samuelsson</text:p>
          </table:table-cell>
          <table:table-cell office:value-type="float" office:value="894167">
            <text:p>894167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 Domi</text:p>
          </table:table-cell>
          <table:table-cell office:value-type="float" office:value="894167">
            <text:p>894167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Visentin</text:p>
          </table:table-cell>
          <table:table-cell office:value-type="float" office:value="870000">
            <text:p>87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bias Rieder</text:p>
          </table:table-cell>
          <table:table-cell office:value-type="float" office:value="853333">
            <text:p>8533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cas Lessio</text:p>
          </table:table-cell>
          <table:table-cell office:value-type="float" office:value="830833">
            <text:p>8308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Shinnimin</text:p>
          </table:table-cell>
          <table:table-cell office:value-type="float" office:value="667500">
            <text:p>6675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Martinook</text:p>
          </table:table-cell>
          <table:table-cell office:value-type="float" office:value="658250">
            <text:p>65825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Lee</text:p>
          </table:table-cell>
          <table:table-cell office:value-type="float" office:value="648333">
            <text:p>6483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ek Langhamer</text:p>
          </table:table-cell>
          <table:table-cell office:value-type="float" office:value="648333">
            <text:p>6483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Melindy</text:p>
          </table:table-cell>
          <table:table-cell office:value-type="float" office:value="641667">
            <text:p>641667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. Dziurzynski</text:p>
          </table:table-cell>
          <table:table-cell office:value-type="float" office:value="640000">
            <text:p>64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Hache</text:p>
          </table:table-cell>
          <table:table-cell office:value-type="float" office:value="640000">
            <text:p>64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 O'Donoghue</text:p>
          </table:table-cell>
          <table:table-cell office:value-type="float" office:value="635000">
            <text:p>635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rdan Szwarz</text:p>
          </table:table-cell>
          <table:table-cell office:value-type="float" office:value="630000">
            <text:p>63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andre Bolduc</text:p>
          </table:table-cell>
          <table:table-cell office:value-type="float" office:value="600000">
            <text:p>60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 Lane</text:p>
          </table:table-cell>
          <table:table-cell office:value-type="float" office:value="600000">
            <text:p>60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ouis Domingue</text:p>
          </table:table-cell>
          <table:table-cell office:value-type="float" office:value="578333">
            <text:p>578333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McKenna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McNeill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Campbell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ylan Reese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rk Louis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Hodgman</text:p>
          </table:table-cell>
          <table:table-cell office:value-type="float" office:value="550000">
            <text:p>550000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than Werek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Hextall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Yip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stin Weller</text:p>
          </table:table-cell>
          <table:table-cell office:value-type="string">
            <text:p>Not signed</text:p>
          </table:table-cell>
          <table:table-cell office:value-type="string">
            <text:p>Coyot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vgeni Malkin</text:p>
          </table:table-cell>
          <table:table-cell office:value-type="float" office:value="9500000">
            <text:p>9500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Sidney Crosby</text:p>
          </table:table-cell>
          <table:table-cell office:value-type="float" office:value="8700000">
            <text:p>870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Patric Hornqvist</text:p>
          </table:table-cell>
          <table:table-cell office:value-type="float" office:value="4250000">
            <text:p>425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Chris Kunitz</text:p>
          </table:table-cell>
          <table:table-cell office:value-type="float" office:value="3850000">
            <text:p>385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Pascal Dupuis</text:p>
          </table:table-cell>
          <table:table-cell office:value-type="float" office:value="3750000">
            <text:p>375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Brandon Sutter</text:p>
          </table:table-cell>
          <table:table-cell office:value-type="float" office:value="3300000">
            <text:p>330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Nick Spaling</text:p>
          </table:table-cell>
          <table:table-cell office:value-type="float" office:value="2200000">
            <text:p>220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Marcel Goc</text:p>
          </table:table-cell>
          <table:table-cell office:value-type="float" office:value="1200000">
            <text:p>120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Steve Downie</text:p>
          </table:table-cell>
          <table:table-cell office:value-type="float" office:value="1000000">
            <text:p>1000000</text:p>
          </table:table-cell>
          <table:table-cell office:value-type="string">
            <text:p>Penguin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Beau Bennett</text:p>
          </table:table-cell>
          <table:table-cell office:value-type="float" office:value="900000">
            <text:p>90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raig Adams</text:p>
          </table:table-cell>
          <table:table-cell office:value-type="float" office:value="700000">
            <text:p>70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lake Comeau</text:p>
          </table:table-cell>
          <table:table-cell office:value-type="float" office:value="700000">
            <text:p>70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ris Letang</text:p>
          </table:table-cell>
          <table:table-cell office:value-type="float" office:value="7250000">
            <text:p>7250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Paul Martin</text:p>
          </table:table-cell>
          <table:table-cell office:value-type="float" office:value="5000000">
            <text:p>5000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C. Ehrhoff</text:p>
          </table:table-cell>
          <table:table-cell office:value-type="float" office:value="4000000">
            <text:p>4000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Rob Scuderi</text:p>
          </table:table-cell>
          <table:table-cell office:value-type="float" office:value="3375000">
            <text:p>3375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Simon Despres</text:p>
          </table:table-cell>
          <table:table-cell office:value-type="float" office:value="900000">
            <text:p>900000</text:p>
          </table:table-cell>
          <table:table-cell office:value-type="string">
            <text:p>Penguin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Olli Maatta</text:p>
          </table:table-cell>
          <table:table-cell office:value-type="float" office:value="894167">
            <text:p>8941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ert Bortuzzo</text:p>
          </table:table-cell>
          <table:table-cell office:value-type="float" office:value="600000">
            <text:p>60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Fleury</text:p>
          </table:table-cell>
          <table:table-cell office:value-type="float" office:value="5000000">
            <text:p>5000000</text:p>
          </table:table-cell>
          <table:table-cell office:value-type="string">
            <text:p>Penguin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homas Greiss</text:p>
          </table:table-cell>
          <table:table-cell office:value-type="float" office:value="1000000">
            <text:p>1000000</text:p>
          </table:table-cell>
          <table:table-cell office:value-type="string">
            <text:p>Penguin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Tomas Vokoun</text:p>
          </table:table-cell>
          <table:table-cell office:value-type="string">
            <text:p>Not signed</text:p>
          </table:table-cell>
          <table:table-cell office:value-type="string">
            <text:p>Penguin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Kasperi Kapanen</text:p>
          </table:table-cell>
          <table:table-cell office:value-type="float" office:value="925000">
            <text:p>925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yson Megna</text:p>
          </table:table-cell>
          <table:table-cell office:value-type="float" office:value="874125">
            <text:p>874125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errick Pouliot</text:p>
          </table:table-cell>
          <table:table-cell office:value-type="float" office:value="863333">
            <text:p>8633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Dumoulin</text:p>
          </table:table-cell>
          <table:table-cell office:value-type="float" office:value="831667">
            <text:p>8316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skar Sundqvist</text:p>
          </table:table-cell>
          <table:table-cell office:value-type="float" office:value="700833">
            <text:p>7008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Archibald</text:p>
          </table:table-cell>
          <table:table-cell office:value-type="float" office:value="659167">
            <text:p>6591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Wilson</text:p>
          </table:table-cell>
          <table:table-cell office:value-type="float" office:value="655000">
            <text:p>655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yan Rust</text:p>
          </table:table-cell>
          <table:table-cell office:value-type="float" office:value="652500">
            <text:p>6525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arrison Ruopp</text:p>
          </table:table-cell>
          <table:table-cell office:value-type="float" office:value="650833">
            <text:p>6508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Payerl</text:p>
          </table:table-cell>
          <table:table-cell office:value-type="float" office:value="626667">
            <text:p>6266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 D'Agostino</text:p>
          </table:table-cell>
          <table:table-cell office:value-type="float" office:value="625000">
            <text:p>625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istan Jarry</text:p>
          </table:table-cell>
          <table:table-cell office:value-type="float" office:value="620000">
            <text:p>62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hew Murray</text:p>
          </table:table-cell>
          <table:table-cell office:value-type="float" office:value="620000">
            <text:p>62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on Zlobin</text:p>
          </table:table-cell>
          <table:table-cell office:value-type="float" office:value="608333">
            <text:p>6083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. Marcantuoni</text:p>
          </table:table-cell>
          <table:table-cell office:value-type="float" office:value="608333">
            <text:p>6083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ominik Uher</text:p>
          </table:table-cell>
          <table:table-cell office:value-type="float" office:value="601667">
            <text:p>6016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ff Zatkoff</text:p>
          </table:table-cell>
          <table:table-cell office:value-type="float" office:value="600000">
            <text:p>60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 Kuehnhackl</text:p>
          </table:table-cell>
          <table:table-cell office:value-type="float" office:value="598333">
            <text:p>598333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Harrington</text:p>
          </table:table-cell>
          <table:table-cell office:value-type="float" office:value="589167">
            <text:p>589167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Dea</text:p>
          </table:table-cell>
          <table:table-cell office:value-type="float" office:value="585000">
            <text:p>585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eid McNeill</text:p>
          </table:table-cell>
          <table:table-cell office:value-type="float" office:value="575000">
            <text:p>575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Chorney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w Ebbett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L.-Leblond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. Drazenovic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Samuelsson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 Sill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Hartzell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bby Farnham</text:p>
          </table:table-cell>
          <table:table-cell office:value-type="float" office:value="550000">
            <text:p>550000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pencer Machacek</text:p>
          </table:table-cell>
          <table:table-cell office:value-type="string">
            <text:p>Not signed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Mikkelson</text:p>
          </table:table-cell>
          <table:table-cell office:value-type="string">
            <text:p>Not signed</text:p>
          </table:table-cell>
          <table:table-cell office:value-type="string">
            <text:p>Penguin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Thornton</text:p>
          </table:table-cell>
          <table:table-cell office:value-type="float" office:value="6750000">
            <text:p>675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atrick Marleau</text:p>
          </table:table-cell>
          <table:table-cell office:value-type="float" office:value="6666667">
            <text:p>6666667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e Pavelski</text:p>
          </table:table-cell>
          <table:table-cell office:value-type="float" office:value="6000000">
            <text:p>600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Logan Couture</text:p>
          </table:table-cell>
          <table:table-cell office:value-type="float" office:value="6000000">
            <text:p>600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ommy Wingels</text:p>
          </table:table-cell>
          <table:table-cell office:value-type="float" office:value="2475000">
            <text:p>2475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yler Kennedy</text:p>
          </table:table-cell>
          <table:table-cell office:value-type="float" office:value="2350000">
            <text:p>235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affi Torres</text:p>
          </table:table-cell>
          <table:table-cell office:value-type="float" office:value="2000000">
            <text:p>200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dam Burish</text:p>
          </table:table-cell>
          <table:table-cell office:value-type="float" office:value="1850000">
            <text:p>185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ames Sheppard</text:p>
          </table:table-cell>
          <table:table-cell office:value-type="float" office:value="1300000">
            <text:p>130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ke Brown</text:p>
          </table:table-cell>
          <table:table-cell office:value-type="float" office:value="1200000">
            <text:p>1200000</text:p>
          </table:table-cell>
          <table:table-cell office:value-type="string">
            <text:p>Shar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omas Hertl</text:p>
          </table:table-cell>
          <table:table-cell office:value-type="float" office:value="925000">
            <text:p>92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Nieto</text:p>
          </table:table-cell>
          <table:table-cell office:value-type="float" office:value="759167">
            <text:p>759167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Desjardins</text:p>
          </table:table-cell>
          <table:table-cell office:value-type="float" office:value="750000">
            <text:p>75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Scott</text:p>
          </table:table-cell>
          <table:table-cell office:value-type="float" office:value="700000">
            <text:p>70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cken Kearns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t Burns</text:p>
          </table:table-cell>
          <table:table-cell office:value-type="float" office:value="5760000">
            <text:p>576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. Vlasic</text:p>
          </table:table-cell>
          <table:table-cell office:value-type="float" office:value="4250000">
            <text:p>425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son Demers</text:p>
          </table:table-cell>
          <table:table-cell office:value-type="float" office:value="3400000">
            <text:p>340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ustin Braun</text:p>
          </table:table-cell>
          <table:table-cell office:value-type="float" office:value="1250000">
            <text:p>125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Scott Hannan</text:p>
          </table:table-cell>
          <table:table-cell office:value-type="float" office:value="1000000">
            <text:p>100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Irwin</text:p>
          </table:table-cell>
          <table:table-cell office:value-type="float" office:value="1000000">
            <text:p>1000000</text:p>
          </table:table-cell>
          <table:table-cell office:value-type="string">
            <text:p>Shar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irco Mueller</text:p>
          </table:table-cell>
          <table:table-cell office:value-type="float" office:value="894167">
            <text:p>894167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ti Niemi</text:p>
          </table:table-cell>
          <table:table-cell office:value-type="float" office:value="3800000">
            <text:p>3800000</text:p>
          </table:table-cell>
          <table:table-cell office:value-type="string">
            <text:p>Shar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Alex Stalock</text:p>
          </table:table-cell>
          <table:table-cell office:value-type="float" office:value="1600000">
            <text:p>1600000</text:p>
          </table:table-cell>
          <table:table-cell office:value-type="string">
            <text:p>Shar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yan Carpenter</text:p>
          </table:table-cell>
          <table:table-cell office:value-type="float" office:value="925000">
            <text:p>92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elker Karlsson</text:p>
          </table:table-cell>
          <table:table-cell office:value-type="float" office:value="825000">
            <text:p>82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. Emanuelsson</text:p>
          </table:table-cell>
          <table:table-cell office:value-type="float" office:value="783750">
            <text:p>78375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lius Bergman</text:p>
          </table:table-cell>
          <table:table-cell office:value-type="float" office:value="775833">
            <text:p>775833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Tierney</text:p>
          </table:table-cell>
          <table:table-cell office:value-type="float" office:value="711667">
            <text:p>711667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il Tarasov</text:p>
          </table:table-cell>
          <table:table-cell office:value-type="float" office:value="680000">
            <text:p>68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Doherty</text:p>
          </table:table-cell>
          <table:table-cell office:value-type="float" office:value="675000">
            <text:p>67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ah Hayes</text:p>
          </table:table-cell>
          <table:table-cell office:value-type="float" office:value="655000">
            <text:p>65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lan Schwartz</text:p>
          </table:table-cell>
          <table:table-cell office:value-type="float" office:value="650000">
            <text:p>65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. Abeltshauser</text:p>
          </table:table-cell>
          <table:table-cell office:value-type="float" office:value="633333">
            <text:p>633333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ylan Demelo</text:p>
          </table:table-cell>
          <table:table-cell office:value-type="float" office:value="633333">
            <text:p>633333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arclay Goodrow</text:p>
          </table:table-cell>
          <table:table-cell office:value-type="float" office:value="626667">
            <text:p>626667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eddie Hamilton</text:p>
          </table:table-cell>
          <table:table-cell office:value-type="float" office:value="626667">
            <text:p>626667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Tennyson</text:p>
          </table:table-cell>
          <table:table-cell office:value-type="float" office:value="625000">
            <text:p>62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Grosenick</text:p>
          </table:table-cell>
          <table:table-cell office:value-type="float" office:value="625000">
            <text:p>62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eal Haley</text:p>
          </table:table-cell>
          <table:table-cell office:value-type="float" office:value="600000">
            <text:p>60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e McGinn</text:p>
          </table:table-cell>
          <table:table-cell office:value-type="float" office:value="600000">
            <text:p>60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Crane</text:p>
          </table:table-cell>
          <table:table-cell office:value-type="float" office:value="600000">
            <text:p>60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yan Lerg</text:p>
          </table:table-cell>
          <table:table-cell office:value-type="float" office:value="575000">
            <text:p>57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ylor Fedun</text:p>
          </table:table-cell>
          <table:table-cell office:value-type="float" office:value="575000">
            <text:p>575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P. Anderson</text:p>
          </table:table-cell>
          <table:table-cell office:value-type="float" office:value="553889">
            <text:p>553889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avis Oleksuk</text:p>
          </table:table-cell>
          <table:table-cell office:value-type="float" office:value="550000">
            <text:p>550000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arri Sateri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odie Reid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Pelech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b Davison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Comrie</text:p>
          </table:table-cell>
          <table:table-cell office:value-type="string">
            <text:p>Not signed</text:p>
          </table:table-cell>
          <table:table-cell office:value-type="string">
            <text:p>Shar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ul Stastny</text:p>
          </table:table-cell>
          <table:table-cell office:value-type="float" office:value="7000000">
            <text:p>7000000</text:p>
          </table:table-cell>
          <table:table-cell office:value-type="string">
            <text:p>Blu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lexander Steen</text:p>
          </table:table-cell>
          <table:table-cell office:value-type="float" office:value="5800000">
            <text:p>5800000</text:p>
          </table:table-cell>
          <table:table-cell office:value-type="string">
            <text:p>Blu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avid Backes</text:p>
          </table:table-cell>
          <table:table-cell office:value-type="float" office:value="4500000">
            <text:p>4500000</text:p>
          </table:table-cell>
          <table:table-cell office:value-type="string">
            <text:p>Blu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.J. Oshie</text:p>
          </table:table-cell>
          <table:table-cell office:value-type="float" office:value="4175000">
            <text:p>4175000</text:p>
          </table:table-cell>
          <table:table-cell office:value-type="string">
            <text:p>Blu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Patrik Berglund</text:p>
          </table:table-cell>
          <table:table-cell office:value-type="float" office:value="3700000">
            <text:p>3700000</text:p>
          </table:table-cell>
          <table:table-cell office:value-type="string">
            <text:p>Blue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ri Lehtera</text:p>
          </table:table-cell>
          <table:table-cell office:value-type="float" office:value="2750000">
            <text:p>275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 Ott</text:p>
          </table:table-cell>
          <table:table-cell office:value-type="float" office:value="2600000">
            <text:p>2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gnus Paajarvi</text:p>
          </table:table-cell>
          <table:table-cell office:value-type="float" office:value="1200000">
            <text:p>12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Reaves</text:p>
          </table:table-cell>
          <table:table-cell office:value-type="float" office:value="1125000">
            <text:p>112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xim Lapierre</text:p>
          </table:table-cell>
          <table:table-cell office:value-type="float" office:value="1100000">
            <text:p>11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. Tarasenko</text:p>
          </table:table-cell>
          <table:table-cell office:value-type="float" office:value="900000">
            <text:p>9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akim Lindstrom</text:p>
          </table:table-cell>
          <table:table-cell office:value-type="float" office:value="700000">
            <text:p>7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Porter</text:p>
          </table:table-cell>
          <table:table-cell office:value-type="float" office:value="675000">
            <text:p>67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ladimir Sobotka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den Schwartz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Pietrangelo</text:p>
          </table:table-cell>
          <table:table-cell office:value-type="float" office:value="6500000">
            <text:p>650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y Bouwmeester</text:p>
          </table:table-cell>
          <table:table-cell office:value-type="float" office:value="5400000">
            <text:p>540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. Shattenkirk</text:p>
          </table:table-cell>
          <table:table-cell office:value-type="float" office:value="4250000">
            <text:p>425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arret Jackman</text:p>
          </table:table-cell>
          <table:table-cell office:value-type="float" office:value="3166667">
            <text:p>3166667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arl Gunnarsson</text:p>
          </table:table-cell>
          <table:table-cell office:value-type="float" office:value="2950000">
            <text:p>295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ordan Leopold</text:p>
          </table:table-cell>
          <table:table-cell office:value-type="float" office:value="2250000">
            <text:p>225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Ian Cole</text:p>
          </table:table-cell>
          <table:table-cell office:value-type="float" office:value="825000">
            <text:p>825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hris Butler</text:p>
          </table:table-cell>
          <table:table-cell office:value-type="float" office:value="650000">
            <text:p>650000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arlo Colaiacovo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Brian Elliott</text:p>
          </table:table-cell>
          <table:table-cell office:value-type="float" office:value="2500000">
            <text:p>2500000</text:p>
          </table:table-cell>
          <table:table-cell office:value-type="string">
            <text:p>Blu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ake Allen</text:p>
          </table:table-cell>
          <table:table-cell office:value-type="float" office:value="800000">
            <text:p>800000</text:p>
          </table:table-cell>
          <table:table-cell office:value-type="string">
            <text:p>Blue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obby Fabbri</text:p>
          </table:table-cell>
          <table:table-cell office:value-type="float" office:value="925000">
            <text:p>92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van Barbashev</text:p>
          </table:table-cell>
          <table:table-cell office:value-type="float" office:value="803333">
            <text:p>803333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 Rattie</text:p>
          </table:table-cell>
          <table:table-cell office:value-type="float" office:value="772500">
            <text:p>7725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mitrij Jaskin</text:p>
          </table:table-cell>
          <table:table-cell office:value-type="float" office:value="772500">
            <text:p>7725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l Edmundson</text:p>
          </table:table-cell>
          <table:table-cell office:value-type="float" office:value="742500">
            <text:p>7425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homas Vannelli</text:p>
          </table:table-cell>
          <table:table-cell office:value-type="float" office:value="742500">
            <text:p>7425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Mueller</text:p>
          </table:table-cell>
          <table:table-cell office:value-type="float" office:value="700000">
            <text:p>7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e Prosser</text:p>
          </table:table-cell>
          <table:table-cell office:value-type="float" office:value="700000">
            <text:p>7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ni Hakanpaa</text:p>
          </table:table-cell>
          <table:table-cell office:value-type="float" office:value="698333">
            <text:p>698333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Yannick Veilleux</text:p>
          </table:table-cell>
          <table:table-cell office:value-type="float" office:value="675000">
            <text:p>67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Zachary Pochiro</text:p>
          </table:table-cell>
          <table:table-cell office:value-type="float" office:value="663333">
            <text:p>663333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las Lundstrom</text:p>
          </table:table-cell>
          <table:table-cell office:value-type="float" office:value="655833">
            <text:p>655833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teri Lindbohm</text:p>
          </table:table-cell>
          <table:table-cell office:value-type="float" office:value="636667">
            <text:p>636667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Binnington</text:p>
          </table:table-cell>
          <table:table-cell office:value-type="float" office:value="636111">
            <text:p>636111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Tesink</text:p>
          </table:table-cell>
          <table:table-cell office:value-type="float" office:value="625000">
            <text:p>62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cob Doty</text:p>
          </table:table-cell>
          <table:table-cell office:value-type="float" office:value="625000">
            <text:p>625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McCarthy</text:p>
          </table:table-cell>
          <table:table-cell office:value-type="float" office:value="600000">
            <text:p>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ip McRae</text:p>
          </table:table-cell>
          <table:table-cell office:value-type="float" office:value="600000">
            <text:p>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n Ferriero</text:p>
          </table:table-cell>
          <table:table-cell office:value-type="float" office:value="600000">
            <text:p>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Shields</text:p>
          </table:table-cell>
          <table:table-cell office:value-type="float" office:value="600000">
            <text:p>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. Wannstrom</text:p>
          </table:table-cell>
          <table:table-cell office:value-type="float" office:value="600000">
            <text:p>60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Beach</text:p>
          </table:table-cell>
          <table:table-cell office:value-type="float" office:value="591667">
            <text:p>591667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t Regner</text:p>
          </table:table-cell>
          <table:table-cell office:value-type="float" office:value="550000">
            <text:p>55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 Cannone</text:p>
          </table:table-cell>
          <table:table-cell office:value-type="float" office:value="550000">
            <text:p>55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emy Welsh</text:p>
          </table:table-cell>
          <table:table-cell office:value-type="float" office:value="550000">
            <text:p>550000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ergey Andronov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Ponich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Shattock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tian Hanson</text:p>
          </table:table-cell>
          <table:table-cell office:value-type="string">
            <text:p>Not signed</text:p>
          </table:table-cell>
          <table:table-cell office:value-type="string">
            <text:p>Blue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Stamkos</text:p>
          </table:table-cell>
          <table:table-cell office:value-type="float" office:value="7500000">
            <text:p>750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yan Callahan</text:p>
          </table:table-cell>
          <table:table-cell office:value-type="float" office:value="5800000">
            <text:p>580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V. Filppula</text:p>
          </table:table-cell>
          <table:table-cell office:value-type="float" office:value="5000000">
            <text:p>500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yler Johnson</text:p>
          </table:table-cell>
          <table:table-cell office:value-type="float" office:value="3333333">
            <text:p>3333333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Ondrej Palat</text:p>
          </table:table-cell>
          <table:table-cell office:value-type="float" office:value="3333333">
            <text:p>3333333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. Killorn</text:p>
          </table:table-cell>
          <table:table-cell office:value-type="float" office:value="2550000">
            <text:p>255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ian Boyle</text:p>
          </table:table-cell>
          <table:table-cell office:value-type="float" office:value="2000000">
            <text:p>200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enden Morrow</text:p>
          </table:table-cell>
          <table:table-cell office:value-type="float" office:value="1550000">
            <text:p>155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.T. Brown</text:p>
          </table:table-cell>
          <table:table-cell office:value-type="float" office:value="950000">
            <text:p>950000</text:p>
          </table:table-cell>
          <table:table-cell office:value-type="string">
            <text:p>Lightning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onathan Drouin</text:p>
          </table:table-cell>
          <table:table-cell office:value-type="float" office:value="894167">
            <text:p>8941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tt Connolly</text:p>
          </table:table-cell>
          <table:table-cell office:value-type="float" office:value="850500">
            <text:p>850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chard Panik</text:p>
          </table:table-cell>
          <table:table-cell office:value-type="float" office:value="735000">
            <text:p>735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ita Kucherov</text:p>
          </table:table-cell>
          <table:table-cell office:value-type="float" office:value="711667">
            <text:p>7116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Carle</text:p>
          </table:table-cell>
          <table:table-cell office:value-type="float" office:value="5500000">
            <text:p>5500000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son Garrison</text:p>
          </table:table-cell>
          <table:table-cell office:value-type="float" office:value="4600000">
            <text:p>4600000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ton Stralman</text:p>
          </table:table-cell>
          <table:table-cell office:value-type="float" office:value="4500000">
            <text:p>4500000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Victor Hedman</text:p>
          </table:table-cell>
          <table:table-cell office:value-type="float" office:value="4000000">
            <text:p>4000000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Eric Brewer</text:p>
          </table:table-cell>
          <table:table-cell office:value-type="float" office:value="3875000">
            <text:p>3875000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ias Ohlund</text:p>
          </table:table-cell>
          <table:table-cell office:value-type="float" office:value="3607143">
            <text:p>3607143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adko Gudas</text:p>
          </table:table-cell>
          <table:table-cell office:value-type="float" office:value="991667">
            <text:p>991667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k Barberio</text:p>
          </table:table-cell>
          <table:table-cell office:value-type="float" office:value="874125">
            <text:p>874125</text:p>
          </table:table-cell>
          <table:table-cell office:value-type="string">
            <text:p>Lightning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j Sustr</text:p>
          </table:table-cell>
          <table:table-cell office:value-type="float" office:value="874125">
            <text:p>874125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i Salo</text:p>
          </table:table-cell>
          <table:table-cell office:value-type="string">
            <text:p>Not signed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ian Lee</text:p>
          </table:table-cell>
          <table:table-cell office:value-type="string">
            <text:p>Not signed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Bishop</text:p>
          </table:table-cell>
          <table:table-cell office:value-type="float" office:value="2300000">
            <text:p>2300000</text:p>
          </table:table-cell>
          <table:table-cell office:value-type="string">
            <text:p>Lightning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Evgeni Nabokov</text:p>
          </table:table-cell>
          <table:table-cell office:value-type="float" office:value="1550000">
            <text:p>1550000</text:p>
          </table:table-cell>
          <table:table-cell office:value-type="string">
            <text:p>Lightning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Sam Gagner</text:p>
          </table:table-cell>
          <table:table-cell office:value-type="float" office:value="1600000">
            <text:p>1600000</text:p>
          </table:table-cell>
          <table:table-cell office:value-type="string">
            <text:p>Lightning</text:p>
          </table:table-cell>
          <table:table-cell office:value-type="string">
            <text:p>Retained Transactions</text:p>
          </table:table-cell>
        </table:table-row>
        <table:table-row table:style-name="ro1">
          <table:table-cell office:value-type="string">
            <text:p>V. Lecavalier</text:p>
          </table:table-cell>
          <table:table-cell office:value-type="float" office:value="0">
            <text:p>0</text:p>
          </table:table-cell>
          <table:table-cell office:value-type="string">
            <text:p>Lightning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string">
            <text:p>Ryan Malone</text:p>
          </table:table-cell>
          <table:table-cell office:value-type="float" office:value="0">
            <text:p>0</text:p>
          </table:table-cell>
          <table:table-cell office:value-type="string">
            <text:p>Lightning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string">
            <text:p>V. Namestnikov</text:p>
          </table:table-cell>
          <table:table-cell office:value-type="float" office:value="925000">
            <text:p>925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A.-Marchessault</text:p>
          </table:table-cell>
          <table:table-cell office:value-type="float" office:value="925000">
            <text:p>925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Vasilevski</text:p>
          </table:table-cell>
          <table:table-cell office:value-type="float" office:value="925000">
            <text:p>925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Erne</text:p>
          </table:table-cell>
          <table:table-cell office:value-type="float" office:value="905000">
            <text:p>905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later Koekkoek</text:p>
          </table:table-cell>
          <table:table-cell office:value-type="float" office:value="894167">
            <text:p>8941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dy Kunyk</text:p>
          </table:table-cell>
          <table:table-cell office:value-type="float" office:value="874125">
            <text:p>874125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ippe Paradis</text:p>
          </table:table-cell>
          <table:table-cell office:value-type="float" office:value="850500">
            <text:p>850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lton Smith</text:p>
          </table:table-cell>
          <table:table-cell office:value-type="float" office:value="762500">
            <text:p>762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kita Nesterov</text:p>
          </table:table-cell>
          <table:table-cell office:value-type="float" office:value="742500">
            <text:p>742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ylan Blujus</text:p>
          </table:table-cell>
          <table:table-cell office:value-type="float" office:value="742500">
            <text:p>742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ome Samson</text:p>
          </table:table-cell>
          <table:table-cell office:value-type="float" office:value="650000">
            <text:p>65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Angelidis</text:p>
          </table:table-cell>
          <table:table-cell office:value-type="float" office:value="650000">
            <text:p>65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anner Richard</text:p>
          </table:table-cell>
          <table:table-cell office:value-type="float" office:value="641667">
            <text:p>6416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edric Paquette</text:p>
          </table:table-cell>
          <table:table-cell office:value-type="float" office:value="633333">
            <text:p>633333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uke Witkowski</text:p>
          </table:table-cell>
          <table:table-cell office:value-type="float" office:value="627500">
            <text:p>627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enri Ikonen</text:p>
          </table:table-cell>
          <table:table-cell office:value-type="float" office:value="616667">
            <text:p>6166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e Dotchin</text:p>
          </table:table-cell>
          <table:table-cell office:value-type="float" office:value="616667">
            <text:p>616667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ck Gauthier</text:p>
          </table:table-cell>
          <table:table-cell office:value-type="float" office:value="608333">
            <text:p>608333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. Gudlevskis</text:p>
          </table:table-cell>
          <table:table-cell office:value-type="float" office:value="608333">
            <text:p>608333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Blunden</text:p>
          </table:table-cell>
          <table:table-cell office:value-type="float" office:value="600000">
            <text:p>60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l Vermin</text:p>
          </table:table-cell>
          <table:table-cell office:value-type="float" office:value="600000">
            <text:p>60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Yanni Gourde</text:p>
          </table:table-cell>
          <table:table-cell office:value-type="float" office:value="587500">
            <text:p>5875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rtem Sergeev</text:p>
          </table:table-cell>
          <table:table-cell office:value-type="float" office:value="586111">
            <text:p>586111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Milan</text:p>
          </table:table-cell>
          <table:table-cell office:value-type="float" office:value="557222">
            <text:p>557222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Corrente</text:p>
          </table:table-cell>
          <table:table-cell office:value-type="float" office:value="550000">
            <text:p>55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Cote</text:p>
          </table:table-cell>
          <table:table-cell office:value-type="float" office:value="550000">
            <text:p>550000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mitry Korobov</text:p>
          </table:table-cell>
          <table:table-cell office:value-type="string">
            <text:p>Not signed</text:p>
          </table:table-cell>
          <table:table-cell office:value-type="string">
            <text:p>Lightning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 Kessel</text:p>
          </table:table-cell>
          <table:table-cell office:value-type="float" office:value="8000000">
            <text:p>80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offrey Lupul</text:p>
          </table:table-cell>
          <table:table-cell office:value-type="float" office:value="5250000">
            <text:p>525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David Clarkson</text:p>
          </table:table-cell>
          <table:table-cell office:value-type="float" office:value="5250000">
            <text:p>525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. Van Riemsdyk</text:p>
          </table:table-cell>
          <table:table-cell office:value-type="float" office:value="4250000">
            <text:p>425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Tyler Bozak</text:p>
          </table:table-cell>
          <table:table-cell office:value-type="float" office:value="4200000">
            <text:p>42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Leo Komarov</text:p>
          </table:table-cell>
          <table:table-cell office:value-type="float" office:value="2950000">
            <text:p>295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Nazem Kadri</text:p>
          </table:table-cell>
          <table:table-cell office:value-type="float" office:value="2900000">
            <text:p>29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Mike Santorelli</text:p>
          </table:table-cell>
          <table:table-cell office:value-type="float" office:value="1500000">
            <text:p>15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Daniel Winnik</text:p>
          </table:table-cell>
          <table:table-cell office:value-type="float" office:value="1300000">
            <text:p>13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David Booth</text:p>
          </table:table-cell>
          <table:table-cell office:value-type="float" office:value="1100000">
            <text:p>1100000</text:p>
          </table:table-cell>
          <table:table-cell office:value-type="string">
            <text:p>Mapleleaf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Petri Kontiola</text:p>
          </table:table-cell>
          <table:table-cell office:value-type="float" office:value="1100000">
            <text:p>110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ton Orr</text:p>
          </table:table-cell>
          <table:table-cell office:value-type="float" office:value="925000">
            <text:p>92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Frattin</text:p>
          </table:table-cell>
          <table:table-cell office:value-type="float" office:value="800000">
            <text:p>80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Holland</text:p>
          </table:table-cell>
          <table:table-cell office:value-type="float" office:value="775000">
            <text:p>77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oy Bodie</text:p>
          </table:table-cell>
          <table:table-cell office:value-type="float" office:value="600000">
            <text:p>60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ion Phaneuf</text:p>
          </table:table-cell>
          <table:table-cell office:value-type="float" office:value="7000000">
            <text:p>700000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ke Gardiner</text:p>
          </table:table-cell>
          <table:table-cell office:value-type="float" office:value="4050000">
            <text:p>405000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Cody Franson</text:p>
          </table:table-cell>
          <table:table-cell office:value-type="float" office:value="3300000">
            <text:p>330000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tephane Robidas</text:p>
          </table:table-cell>
          <table:table-cell office:value-type="float" office:value="3000000">
            <text:p>300000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Roman Polak</text:p>
          </table:table-cell>
          <table:table-cell office:value-type="float" office:value="2750000">
            <text:p>275000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organ Rielly</text:p>
          </table:table-cell>
          <table:table-cell office:value-type="float" office:value="894167">
            <text:p>8941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athan Bernier</text:p>
          </table:table-cell>
          <table:table-cell office:value-type="float" office:value="2900000">
            <text:p>2900000</text:p>
          </table:table-cell>
          <table:table-cell office:value-type="string">
            <text:p>Mapleleaf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ames Reimer</text:p>
          </table:table-cell>
          <table:table-cell office:value-type="float" office:value="2300000">
            <text:p>2300000</text:p>
          </table:table-cell>
          <table:table-cell office:value-type="string">
            <text:p>Mapleleaf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Carl Gunnarsson</text:p>
          </table:table-cell>
          <table:table-cell office:value-type="float" office:value="200000">
            <text:p>200000</text:p>
          </table:table-cell>
          <table:table-cell office:value-type="string">
            <text:p>Mapleleafs</text:p>
          </table:table-cell>
          <table:table-cell office:value-type="string">
            <text:p>Retained Transactions</text:p>
          </table:table-cell>
        </table:table-row>
        <table:table-row table:style-name="ro1">
          <table:table-cell office:value-type="string">
            <text:p>M. Grabovski</text:p>
          </table:table-cell>
          <table:table-cell office:value-type="float" office:value="0">
            <text:p>0</text:p>
          </table:table-cell>
          <table:table-cell office:value-type="string">
            <text:p>Mapleleaf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William Nylander</text:p>
          </table:table-cell>
          <table:table-cell office:value-type="float" office:value="925000">
            <text:p>92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yler Biggs</text:p>
          </table:table-cell>
          <table:table-cell office:value-type="float" office:value="894167">
            <text:p>8941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. Gauthier</text:p>
          </table:table-cell>
          <table:table-cell office:value-type="float" office:value="894167">
            <text:p>8941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MacWilliam</text:p>
          </table:table-cell>
          <table:table-cell office:value-type="float" office:value="875000">
            <text:p>87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uart Percy</text:p>
          </table:table-cell>
          <table:table-cell office:value-type="float" office:value="863333">
            <text:p>863333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ter Ashton</text:p>
          </table:table-cell>
          <table:table-cell office:value-type="float" office:value="850500">
            <text:p>850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Finn</text:p>
          </table:table-cell>
          <table:table-cell office:value-type="float" office:value="827500">
            <text:p>827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 Nilsson</text:p>
          </table:table-cell>
          <table:table-cell office:value-type="float" office:value="825000">
            <text:p>82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ter Verhaeghe</text:p>
          </table:table-cell>
          <table:table-cell office:value-type="float" office:value="809167">
            <text:p>8091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inat Valiev</text:p>
          </table:table-cell>
          <table:table-cell office:value-type="float" office:value="809167">
            <text:p>8091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ter Granberg</text:p>
          </table:table-cell>
          <table:table-cell office:value-type="float" office:value="800000">
            <text:p>80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sh Leivo</text:p>
          </table:table-cell>
          <table:table-cell office:value-type="float" office:value="792500">
            <text:p>792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orbinian Holzer</text:p>
          </table:table-cell>
          <table:table-cell office:value-type="float" office:value="787500">
            <text:p>787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Ross</text:p>
          </table:table-cell>
          <table:table-cell office:value-type="float" office:value="706667">
            <text:p>7066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azer McLaren</text:p>
          </table:table-cell>
          <table:table-cell office:value-type="float" office:value="700000">
            <text:p>70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ktor Loov</text:p>
          </table:table-cell>
          <table:table-cell office:value-type="float" office:value="692500">
            <text:p>692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Knodel</text:p>
          </table:table-cell>
          <table:table-cell office:value-type="float" office:value="690000">
            <text:p>69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nnor Brown</text:p>
          </table:table-cell>
          <table:table-cell office:value-type="float" office:value="686667">
            <text:p>6866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 Sparks</text:p>
          </table:table-cell>
          <table:table-cell office:value-type="float" office:value="670000">
            <text:p>67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reg McKegg</text:p>
          </table:table-cell>
          <table:table-cell office:value-type="float" office:value="660000">
            <text:p>66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oine Bibeau</text:p>
          </table:table-cell>
          <table:table-cell office:value-type="float" office:value="655000">
            <text:p>65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Gibson</text:p>
          </table:table-cell>
          <table:table-cell office:value-type="float" office:value="650000">
            <text:p>65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am Carrick</text:p>
          </table:table-cell>
          <table:table-cell office:value-type="float" office:value="631667">
            <text:p>6316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Rupert</text:p>
          </table:table-cell>
          <table:table-cell office:value-type="float" office:value="631667">
            <text:p>631667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vid Broll</text:p>
          </table:table-cell>
          <table:table-cell office:value-type="float" office:value="590833">
            <text:p>590833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ie Devane</text:p>
          </table:table-cell>
          <table:table-cell office:value-type="float" office:value="575000">
            <text:p>575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vin Marshall</text:p>
          </table:table-cell>
          <table:table-cell office:value-type="float" office:value="562500">
            <text:p>5625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revor Smith</text:p>
          </table:table-cell>
          <table:table-cell office:value-type="float" office:value="550000">
            <text:p>55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Kozun</text:p>
          </table:table-cell>
          <table:table-cell office:value-type="float" office:value="550000">
            <text:p>550000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pencer Abbott</text:p>
          </table:table-cell>
          <table:table-cell office:value-type="string">
            <text:p>Not signed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nny Ryan</text:p>
          </table:table-cell>
          <table:table-cell office:value-type="string">
            <text:p>Not signed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d Staubitz</text:p>
          </table:table-cell>
          <table:table-cell office:value-type="string">
            <text:p>Not signed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meron Abney</text:p>
          </table:table-cell>
          <table:table-cell office:value-type="string">
            <text:p>Not signed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red Smithson</text:p>
          </table:table-cell>
          <table:table-cell office:value-type="string">
            <text:p>Not signed</text:p>
          </table:table-cell>
          <table:table-cell office:value-type="string">
            <text:p>Mapleleaf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iel Sedin</text:p>
          </table:table-cell>
          <table:table-cell office:value-type="float" office:value="7000000">
            <text:p>70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Henrik Sedin</text:p>
          </table:table-cell>
          <table:table-cell office:value-type="float" office:value="7000000">
            <text:p>70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Radim Vrbata</text:p>
          </table:table-cell>
          <table:table-cell office:value-type="float" office:value="5000000">
            <text:p>50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. Burrows</text:p>
          </table:table-cell>
          <table:table-cell office:value-type="float" office:value="4500000">
            <text:p>45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hris Higgins</text:p>
          </table:table-cell>
          <table:table-cell office:value-type="float" office:value="2500000">
            <text:p>25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annik Hansen</text:p>
          </table:table-cell>
          <table:table-cell office:value-type="float" office:value="2500000">
            <text:p>25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Nick Bonino</text:p>
          </table:table-cell>
          <table:table-cell office:value-type="float" office:value="1900000">
            <text:p>190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Shawn Matthias</text:p>
          </table:table-cell>
          <table:table-cell office:value-type="float" office:value="1750000">
            <text:p>175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Zack Kassian</text:p>
          </table:table-cell>
          <table:table-cell office:value-type="float" office:value="1750000">
            <text:p>175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erek Dorsett</text:p>
          </table:table-cell>
          <table:table-cell office:value-type="float" office:value="1633333">
            <text:p>1633333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ad Richardson</text:p>
          </table:table-cell>
          <table:table-cell office:value-type="float" office:value="1150000">
            <text:p>115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Tom Sestito</text:p>
          </table:table-cell>
          <table:table-cell office:value-type="float" office:value="750000">
            <text:p>750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Linden Vey</text:p>
          </table:table-cell>
          <table:table-cell office:value-type="float" office:value="735000">
            <text:p>735000</text:p>
          </table:table-cell>
          <table:table-cell office:value-type="string">
            <text:p>Canuck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lexander Edler</text:p>
          </table:table-cell>
          <table:table-cell office:value-type="float" office:value="5000000">
            <text:p>500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Kevin Bieksa</text:p>
          </table:table-cell>
          <table:table-cell office:value-type="float" office:value="4600000">
            <text:p>460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Dan Hamhuis</text:p>
          </table:table-cell>
          <table:table-cell office:value-type="float" office:value="4500000">
            <text:p>450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Luca Sbisa</text:p>
          </table:table-cell>
          <table:table-cell office:value-type="float" office:value="2175000">
            <text:p>2175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Chris Tanev</text:p>
          </table:table-cell>
          <table:table-cell office:value-type="float" office:value="2000000">
            <text:p>200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Yannick Weber</text:p>
          </table:table-cell>
          <table:table-cell office:value-type="float" office:value="850000">
            <text:p>85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Stanton</text:p>
          </table:table-cell>
          <table:table-cell office:value-type="float" office:value="550000">
            <text:p>550000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Andrew Alberts</text:p>
          </table:table-cell>
          <table:table-cell office:value-type="string">
            <text:p>Not signed</text:p>
          </table:table-cell>
          <table:table-cell office:value-type="string">
            <text:p>Canuck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Ryan Miller</text:p>
          </table:table-cell>
          <table:table-cell office:value-type="float" office:value="6000000">
            <text:p>6000000</text:p>
          </table:table-cell>
          <table:table-cell office:value-type="string">
            <text:p>Canuc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acob Markstrom</text:p>
          </table:table-cell>
          <table:table-cell office:value-type="float" office:value="1200000">
            <text:p>1200000</text:p>
          </table:table-cell>
          <table:table-cell office:value-type="string">
            <text:p>Canuc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Eddie Lack</text:p>
          </table:table-cell>
          <table:table-cell office:value-type="float" office:value="1150000">
            <text:p>1150000</text:p>
          </table:table-cell>
          <table:table-cell office:value-type="string">
            <text:p>Canuck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Roberto Luongo</text:p>
          </table:table-cell>
          <table:table-cell office:value-type="float" office:value="800000">
            <text:p>800000</text:p>
          </table:table-cell>
          <table:table-cell office:value-type="string">
            <text:p>Canucks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Joacim Eriksson</text:p>
          </table:table-cell>
          <table:table-cell office:value-type="float" office:value="925000">
            <text:p>925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Zalewski</text:p>
          </table:table-cell>
          <table:table-cell office:value-type="float" office:value="925000">
            <text:p>925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red McCann</text:p>
          </table:table-cell>
          <table:table-cell office:value-type="float" office:value="925000">
            <text:p>925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ke Virtanen</text:p>
          </table:table-cell>
          <table:table-cell office:value-type="float" office:value="925000">
            <text:p>925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o Horvat</text:p>
          </table:table-cell>
          <table:table-cell office:value-type="float" office:value="894167">
            <text:p>894167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unter Shinkaruk</text:p>
          </table:table-cell>
          <table:table-cell office:value-type="float" office:value="894167">
            <text:p>894167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klas Jensen</text:p>
          </table:table-cell>
          <table:table-cell office:value-type="float" office:value="863333">
            <text:p>8633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an Gaunce</text:p>
          </table:table-cell>
          <table:table-cell office:value-type="float" office:value="863333">
            <text:p>8633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ne Fox</text:p>
          </table:table-cell>
          <table:table-cell office:value-type="float" office:value="830833">
            <text:p>8308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andre Mallet</text:p>
          </table:table-cell>
          <table:table-cell office:value-type="float" office:value="684167">
            <text:p>684167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Henrik Tommernes</text:p>
          </table:table-cell>
          <table:table-cell office:value-type="float" office:value="680000">
            <text:p>68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onalds Kenins</text:p>
          </table:table-cell>
          <table:table-cell office:value-type="float" office:value="680000">
            <text:p>68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. Grenier</text:p>
          </table:table-cell>
          <table:table-cell office:value-type="float" office:value="640000">
            <text:p>64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on Cederholm</text:p>
          </table:table-cell>
          <table:table-cell office:value-type="float" office:value="633333">
            <text:p>6333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L. Blomstrand</text:p>
          </table:table-cell>
          <table:table-cell office:value-type="float" office:value="633333">
            <text:p>6333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le Cassels</text:p>
          </table:table-cell>
          <table:table-cell office:value-type="float" office:value="620000">
            <text:p>62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ustin Jeffrey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. Sanguinetti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 O'Reilly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Biega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eter Andersson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arren Archibald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e Cannata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De Fazio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llan Lain</text:p>
          </table:table-cell>
          <table:table-cell office:value-type="float" office:value="600000">
            <text:p>600000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Frank Corrado</text:p>
          </table:table-cell>
          <table:table-cell office:value-type="float" office:value="591111">
            <text:p>591111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eremie Blain</text:p>
          </table:table-cell>
          <table:table-cell office:value-type="float" office:value="588333">
            <text:p>588333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Friesen</text:p>
          </table:table-cell>
          <table:table-cell office:value-type="float" office:value="586667">
            <text:p>586667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van McEneny</text:p>
          </table:table-cell>
          <table:table-cell office:value-type="float" office:value="583889">
            <text:p>583889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Yann Sauve</text:p>
          </table:table-cell>
          <table:table-cell office:value-type="string">
            <text:p>Not signed</text:p>
          </table:table-cell>
          <table:table-cell office:value-type="string">
            <text:p>Canuck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lex Ovechkin</text:p>
          </table:table-cell>
          <table:table-cell office:value-type="float" office:value="9538462">
            <text:p>9538462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N. Backstrom</text:p>
          </table:table-cell>
          <table:table-cell office:value-type="float" office:value="6700000">
            <text:p>67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ooks Laich</text:p>
          </table:table-cell>
          <table:table-cell office:value-type="float" office:value="4500000">
            <text:p>45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Troy Brouwer</text:p>
          </table:table-cell>
          <table:table-cell office:value-type="float" office:value="3666667">
            <text:p>3666667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el Ward</text:p>
          </table:table-cell>
          <table:table-cell office:value-type="float" office:value="3000000">
            <text:p>30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son Chimera</text:p>
          </table:table-cell>
          <table:table-cell office:value-type="float" office:value="2000000">
            <text:p>20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Marcus Johansson</text:p>
          </table:table-cell>
          <table:table-cell office:value-type="float" office:value="2000000">
            <text:p>20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Eric Fehr</text:p>
          </table:table-cell>
          <table:table-cell office:value-type="float" office:value="1500000">
            <text:p>15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y Beagle</text:p>
          </table:table-cell>
          <table:table-cell office:value-type="float" office:value="900000">
            <text:p>9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Evgeny Kuznetsov</text:p>
          </table:table-cell>
          <table:table-cell office:value-type="float" office:value="900000">
            <text:p>90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 Wilson</text:p>
          </table:table-cell>
          <table:table-cell office:value-type="float" office:value="894167">
            <text:p>894167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aron Volpatti</text:p>
          </table:table-cell>
          <table:table-cell office:value-type="float" office:value="575000">
            <text:p>57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Dustin Penner</text:p>
          </table:table-cell>
          <table:table-cell office:value-type="string">
            <text:p>Not signed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Green</text:p>
          </table:table-cell>
          <table:table-cell office:value-type="float" office:value="6083333">
            <text:p>6083333</text:p>
          </table:table-cell>
          <table:table-cell office:value-type="string">
            <text:p>Capital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tt Niskanen</text:p>
          </table:table-cell>
          <table:table-cell office:value-type="float" office:value="5750000">
            <text:p>575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ooks Orpik</text:p>
          </table:table-cell>
          <table:table-cell office:value-type="float" office:value="5500000">
            <text:p>55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hn Carlson</text:p>
          </table:table-cell>
          <table:table-cell office:value-type="float" office:value="3966667">
            <text:p>3966667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Karl Alzner</text:p>
          </table:table-cell>
          <table:table-cell office:value-type="float" office:value="2800000">
            <text:p>28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Dmitry Orlov</text:p>
          </table:table-cell>
          <table:table-cell office:value-type="float" office:value="2000000">
            <text:p>20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ohn Erskine</text:p>
          </table:table-cell>
          <table:table-cell office:value-type="float" office:value="1962500">
            <text:p>19625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Jack Hillen</text:p>
          </table:table-cell>
          <table:table-cell office:value-type="float" office:value="700000">
            <text:p>700000</text:p>
          </table:table-cell>
          <table:table-cell office:value-type="string">
            <text:p>Capitals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raden Holtby</text:p>
          </table:table-cell>
          <table:table-cell office:value-type="float" office:value="1850000">
            <text:p>1850000</text:p>
          </table:table-cell>
          <table:table-cell office:value-type="string">
            <text:p>Capital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ustin Peters</text:p>
          </table:table-cell>
          <table:table-cell office:value-type="float" office:value="950000">
            <text:p>950000</text:p>
          </table:table-cell>
          <table:table-cell office:value-type="string">
            <text:p>Capital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akub Vrana</text:p>
          </table:table-cell>
          <table:table-cell office:value-type="float" office:value="925000">
            <text:p>92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dre Burakovsky</text:p>
          </table:table-cell>
          <table:table-cell office:value-type="float" office:value="894167">
            <text:p>894167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Brown</text:p>
          </table:table-cell>
          <table:table-cell office:value-type="float" office:value="853333">
            <text:p>853333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Vitek Vanecek</text:p>
          </table:table-cell>
          <table:table-cell office:value-type="float" office:value="775833">
            <text:p>775833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leb Herbert</text:p>
          </table:table-cell>
          <table:table-cell office:value-type="float" office:value="740000">
            <text:p>74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dison Bowey</text:p>
          </table:table-cell>
          <table:table-cell office:value-type="float" office:value="725833">
            <text:p>725833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Stephenson</text:p>
          </table:table-cell>
          <table:table-cell office:value-type="float" office:value="725833">
            <text:p>725833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tian Djoos</text:p>
          </table:table-cell>
          <table:table-cell office:value-type="float" office:value="711667">
            <text:p>711667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eonix Copley</text:p>
          </table:table-cell>
          <table:table-cell office:value-type="float" office:value="705000">
            <text:p>70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k Wey</text:p>
          </table:table-cell>
          <table:table-cell office:value-type="float" office:value="640000">
            <text:p>64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onnor Carrick</text:p>
          </table:table-cell>
          <table:table-cell office:value-type="float" office:value="636667">
            <text:p>636667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han Walker</text:p>
          </table:table-cell>
          <table:table-cell office:value-type="float" office:value="635000">
            <text:p>63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ate Schmidt</text:p>
          </table:table-cell>
          <table:table-cell office:value-type="float" office:value="625000">
            <text:p>62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anislav Galiev</text:p>
          </table:table-cell>
          <table:table-cell office:value-type="float" office:value="595556">
            <text:p>595556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hilipp Grubauer</text:p>
          </table:table-cell>
          <table:table-cell office:value-type="float" office:value="578889">
            <text:p>578889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chael Latta</text:p>
          </table:table-cell>
          <table:table-cell office:value-type="float" office:value="575000">
            <text:p>575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ike Moore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ris Newbury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im Kennedy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hris Conner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mas Kundratek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sey Wellman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dward Pasquale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Garrett Mitchell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n Landry</text:p>
          </table:table-cell>
          <table:table-cell office:value-type="float" office:value="550000">
            <text:p>550000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andon Anderson</text:p>
          </table:table-cell>
          <table:table-cell office:value-type="float" office:value="549444">
            <text:p>549444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teven Oleksy</text:p>
          </table:table-cell>
          <table:table-cell office:value-type="float" office:value="541667">
            <text:p>541667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Schilling</text:p>
          </table:table-cell>
          <table:table-cell office:value-type="string">
            <text:p>Not signed</text:p>
          </table:table-cell>
          <table:table-cell office:value-type="string">
            <text:p>Capital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lake Wheeler</text:p>
          </table:table-cell>
          <table:table-cell office:value-type="float" office:value="5600000">
            <text:p>56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Evander Kane</text:p>
          </table:table-cell>
          <table:table-cell office:value-type="float" office:value="5250000">
            <text:p>525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Dustin Byfuglien</text:p>
          </table:table-cell>
          <table:table-cell office:value-type="float" office:value="5200000">
            <text:p>52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Bryan Little</text:p>
          </table:table-cell>
          <table:table-cell office:value-type="float" office:value="4700000">
            <text:p>47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Andrew Ladd</text:p>
          </table:table-cell>
          <table:table-cell office:value-type="float" office:value="4400000">
            <text:p>44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ichael Frolik</text:p>
          </table:table-cell>
          <table:table-cell office:value-type="float" office:value="3300000">
            <text:p>33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. Perreault</text:p>
          </table:table-cell>
          <table:table-cell office:value-type="float" office:value="3000000">
            <text:p>30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Jim Slater</text:p>
          </table:table-cell>
          <table:table-cell office:value-type="float" office:value="1600000">
            <text:p>16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Chris Thorburn</text:p>
          </table:table-cell>
          <table:table-cell office:value-type="float" office:value="1200000">
            <text:p>1200000</text:p>
          </table:table-cell>
          <table:table-cell office:value-type="string">
            <text:p>Jets</text:p>
          </table:table-cell>
          <table:table-cell office:value-type="string">
            <text:p>Forwards</text:p>
          </table:table-cell>
        </table:table-row>
        <table:table-row table:style-name="ro1">
          <table:table-cell office:value-type="string">
            <text:p>Mark Scheifele</text:p>
          </table:table-cell>
          <table:table-cell office:value-type="float" office:value="863333">
            <text:p>863333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Matt Halischuk</text:p>
          </table:table-cell>
          <table:table-cell office:value-type="float" office:value="725000">
            <text:p>72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.J. Galiardi</text:p>
          </table:table-cell>
          <table:table-cell office:value-type="float" office:value="700000">
            <text:p>7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Tangradi</text:p>
          </table:table-cell>
          <table:table-cell office:value-type="float" office:value="675000">
            <text:p>67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nthony Peluso</text:p>
          </table:table-cell>
          <table:table-cell office:value-type="float" office:value="562500">
            <text:p>5625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ames Wright</text:p>
          </table:table-cell>
          <table:table-cell office:value-type="string">
            <text:p>Not signed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Tobias Enstrom</text:p>
          </table:table-cell>
          <table:table-cell office:value-type="float" office:value="5750000">
            <text:p>5750000</text:p>
          </table:table-cell>
          <table:table-cell office:value-type="string">
            <text:p>J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Zach Bogosian</text:p>
          </table:table-cell>
          <table:table-cell office:value-type="float" office:value="5142857">
            <text:p>5142857</text:p>
          </table:table-cell>
          <table:table-cell office:value-type="string">
            <text:p>J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Mark Stuart</text:p>
          </table:table-cell>
          <table:table-cell office:value-type="float" office:value="2625000">
            <text:p>2625000</text:p>
          </table:table-cell>
          <table:table-cell office:value-type="string">
            <text:p>J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Grant Clitsome</text:p>
          </table:table-cell>
          <table:table-cell office:value-type="float" office:value="2066667">
            <text:p>2066667</text:p>
          </table:table-cell>
          <table:table-cell office:value-type="string">
            <text:p>Jets</text:p>
          </table:table-cell>
          <table:table-cell office:value-type="string">
            <text:p>Defensemen</text:p>
          </table:table-cell>
        </table:table-row>
        <table:table-row table:style-name="ro1">
          <table:table-cell office:value-type="string">
            <text:p>Jacob Trouba</text:p>
          </table:table-cell>
          <table:table-cell office:value-type="float" office:value="894167">
            <text:p>894167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ul Postma</text:p>
          </table:table-cell>
          <table:table-cell office:value-type="float" office:value="712500">
            <text:p>7125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Pardy</text:p>
          </table:table-cell>
          <table:table-cell office:value-type="float" office:value="700000">
            <text:p>7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Keaton Ellerby</text:p>
          </table:table-cell>
          <table:table-cell office:value-type="float" office:value="700000">
            <text:p>7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Ondrej Pavelec</text:p>
          </table:table-cell>
          <table:table-cell office:value-type="float" office:value="3900000">
            <text:p>3900000</text:p>
          </table:table-cell>
          <table:table-cell office:value-type="string">
            <text:p>Jet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M. Hutchinson</text:p>
          </table:table-cell>
          <table:table-cell office:value-type="float" office:value="575000">
            <text:p>575000</text:p>
          </table:table-cell>
          <table:table-cell office:value-type="string">
            <text:p>Jets</text:p>
          </table:table-cell>
          <table:table-cell office:value-type="string">
            <text:p>Goaltenders</text:p>
          </table:table-cell>
        </table:table-row>
        <table:table-row table:style-name="ro1">
          <table:table-cell office:value-type="string">
            <text:p>Joshua Morrissey</text:p>
          </table:table-cell>
          <table:table-cell office:value-type="float" office:value="894167">
            <text:p>894167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dam Lowry</text:p>
          </table:table-cell>
          <table:table-cell office:value-type="float" office:value="828333">
            <text:p>828333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Nic Petan</text:p>
          </table:table-cell>
          <table:table-cell office:value-type="float" office:value="789167">
            <text:p>789167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ho Olkinuora</text:p>
          </table:table-cell>
          <table:table-cell office:value-type="float" office:value="742500">
            <text:p>7425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Scott Kosmachuk</text:p>
          </table:table-cell>
          <table:table-cell office:value-type="float" office:value="720000">
            <text:p>72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. Hellebuyck</text:p>
          </table:table-cell>
          <table:table-cell office:value-type="float" office:value="667500">
            <text:p>6675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Carl Klingberg</text:p>
          </table:table-cell>
          <table:table-cell office:value-type="float" office:value="650000">
            <text:p>65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O'Dell</text:p>
          </table:table-cell>
          <table:table-cell office:value-type="float" office:value="650000">
            <text:p>65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C. Lipon</text:p>
          </table:table-cell>
          <table:table-cell office:value-type="float" office:value="645000">
            <text:p>64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Eric Comrie</text:p>
          </table:table-cell>
          <table:table-cell office:value-type="float" office:value="636667">
            <text:p>636667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ulian Melchiori</text:p>
          </table:table-cell>
          <table:table-cell office:value-type="float" office:value="625000">
            <text:p>62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Patrice Cormier</text:p>
          </table:table-cell>
          <table:table-cell office:value-type="float" office:value="625000">
            <text:p>62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usten Brassard</text:p>
          </table:table-cell>
          <table:table-cell office:value-type="float" office:value="620000">
            <text:p>62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renden Kichton</text:p>
          </table:table-cell>
          <table:table-cell office:value-type="float" office:value="620000">
            <text:p>62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Ryan Olsen</text:p>
          </table:table-cell>
          <table:table-cell office:value-type="float" office:value="619444">
            <text:p>619444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Ivan Telegin</text:p>
          </table:table-cell>
          <table:table-cell office:value-type="float" office:value="602778">
            <text:p>602778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Ben Chiarot</text:p>
          </table:table-cell>
          <table:table-cell office:value-type="float" office:value="600000">
            <text:p>6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. Brouillette</text:p>
          </table:table-cell>
          <table:table-cell office:value-type="float" office:value="600000">
            <text:p>6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Axel Blomqvist</text:p>
          </table:table-cell>
          <table:table-cell office:value-type="float" office:value="600000">
            <text:p>600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John Albert</text:p>
          </table:table-cell>
          <table:table-cell office:value-type="float" office:value="585000">
            <text:p>58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  <table:table-row table:style-name="ro1">
          <table:table-cell office:value-type="string">
            <text:p>Will O'Neill</text:p>
          </table:table-cell>
          <table:table-cell office:value-type="float" office:value="575000">
            <text:p>575000</text:p>
          </table:table-cell>
          <table:table-cell office:value-type="string">
            <text:p>Jets</text:p>
          </table:table-cell>
          <table:table-cell office:value-type="string">
            <text:p>WAIVER EXEM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08" meta:object-count="0"/>
    <meta:generator>LibreOffice/4.0.4.2$MacOSX_x86 LibreOffice_project/9e9821abd0ffdbc09cd8c52eaa574fa09eb08f2</meta:generator>
  </office:meta>
</office:document-meta>
</file>